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otum1" svg:font-family="Dotum"/>
    <style:font-face style:name="MalgunGothic1" svg:font-family="MalgunGothic"/>
    <style:font-face style:name="Dotum" svg:font-family="Dotum" style:font-pitch="variable"/>
    <style:font-face style:name="MalgunGothic" svg:font-family="MalgunGothic" style:font-pitch="variable"/>
    <style:font-face style:name="Tahoma" svg:font-family="Tahoma" style:font-pitch="variable"/>
    <style:font-face style:name="바탕1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1" svg:font-family="Tahoma" style:font-family-generic="system" style:font-pitch="variable"/>
    <style:font-face style:name="맑은 고딕1" svg:font-family="'맑은 고딕'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7365d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44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3.40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66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0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1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0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7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0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12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6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8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8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73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3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2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0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6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4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25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64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06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1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52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width="0.016cm" svg:stroke-color="#0a0000" draw:stroke-linejoin="miter" svg:stroke-linecap="butt" draw:fill="none" fo:padding-top="0.008cm" fo:padding-bottom="0.008cm" fo:padding-left="0.008cm" fo:padding-right="0.008cm"/>
    </style:style>
    <style:style style:name="gr36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00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61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2.40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3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5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7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4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29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8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0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38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0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1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83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74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1.74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62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94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2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48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67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7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67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90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17365d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none"/>
      <style:paragraph-properties style:writing-mode="lr-tb"/>
      <style:text-properties fo:color="#000000" loext:opacity="100%" fo:font-size="9pt" style:font-size-asian="9pt" style:font-size-complex="9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ffffff" loext:opacity="100%" style:text-outline="true" style:font-name="Dotum1" fo:font-size="10pt" style:font-size-asian="10pt" style:font-name-complex="Dotum1" style:font-size-complex="10pt"/>
    </style:style>
    <style:style style:name="T2" style:family="text">
      <style:text-properties fo:color="#000000" loext:opacity="100%" style:text-outline="true" style:font-name="Dotum1" fo:font-size="10pt" style:font-size-asian="10pt" style:font-name-complex="Dotum1" style:font-size-complex="10pt"/>
    </style:style>
    <style:style style:name="T3" style:family="text">
      <style:text-properties fo:color="#000000" loext:opacity="100%" style:font-name="MalgunGothic1" fo:font-size="9pt" style:font-size-asian="9pt" style:font-name-complex="MalgunGothic1" style:font-size-complex="9pt"/>
    </style:style>
    <style:style style:name="T4" style:family="text">
      <style:text-properties fo:color="#ffffff" loext:opacity="100%" style:text-outline="true" style:font-name="Dotum1" fo:font-size="6pt" style:font-size-asian="6pt" style:font-name-complex="Dotum1" style:font-size-complex="6pt"/>
    </style:style>
    <style:style style:name="T5" style:family="text">
      <style:text-properties fo:color="#000000" loext:opacity="100%" style:text-outline="true" style:font-name="Dotum1" fo:font-size="6pt" style:font-size-asian="6pt" style:font-name-complex="Dotum1" style:font-size-complex="6pt"/>
    </style:style>
    <style:style style:name="T6" style:family="text">
      <style:text-properties fo:color="#ff0000" loext:opacity="100%" style:font-name="MalgunGothic1" fo:font-size="9pt" style:font-size-asian="9pt" style:font-name-complex="MalgunGothic1" style:font-size-complex="9pt"/>
    </style:style>
    <style:style style:name="T7" style:family="text">
      <style:text-properties fo:color="#4b87cb" loext:opacity="100%" style:font-name="MalgunGothic1" fo:font-size="9pt" style:font-size-asian="9pt" style:font-name-complex="MalgunGothic1" style:font-size-complex="9pt"/>
    </style:style>
    <style:style style:name="T8" style:family="text">
      <style:text-properties fo:color="#000000" loext:opacity="100%" style:font-name="Dotum1" fo:font-size="9pt" style:font-size-asian="9pt" style:font-name-complex="Dotum1" style:font-size-complex="9pt"/>
    </style:style>
    <style:style style:name="T9" style:family="text">
      <style:text-properties fo:color="#000000" loext:opacity="100%" style:font-name="MalgunGothic1" fo:font-size="22pt" fo:font-weight="bold" style:font-size-asian="22pt" style:font-name-complex="MalgunGothic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4">
        <draw:polygon draw:style-name="gr1" draw:text-style-name="P1" draw:layer="layout" svg:width="5.196cm" svg:height="0.719cm" svg:x="0.609cm" svg:y="1.088cm" svg:viewBox="0 0 5197 720" draw:points="0,0 0,720 5197,720 5197,0">
          <text:p/>
        </draw:polygon>
        <draw:polygon draw:style-name="gr2" draw:text-style-name="P2" draw:layer="layout" svg:width="13.298cm" svg:height="0.719cm" svg:x="5.805cm" svg:y="1.088cm" svg:viewBox="0 0 13299 720" draw:points="0,0 0,720 13299,720 13299,0">
          <text:p/>
        </draw:polygon>
        <draw:frame draw:style-name="gr3" draw:text-style-name="P4" draw:layer="layout" svg:width="4.443cm" svg:height="0.353cm" svg:x="0.96cm" svg:y="1.223cm">
          <draw:text-box>
            <text:p text:style-name="P3"><text:span text:style-name="T1">1) </text:span><text:span text:style-name="T1">지원동기 및 입사 후 포부</text:span></text:p>
          </draw:text-box>
        </draw:frame>
        <draw:frame draw:style-name="gr4" draw:text-style-name="P4" draw:layer="layout" svg:width="3.401cm" svg:height="0.353cm" svg:x="10.785cm" svg:y="1.273cm">
          <draw:text-box>
            <text:p text:style-name="P3"><text:span text:style-name="T2">포기하지 않는 개발자</text:span></text:p>
          </draw:text-box>
        </draw:frame>
        <draw:frame draw:style-name="gr5" draw:text-style-name="P5" draw:layer="layout" svg:width="12.668cm" svg:height="0.357cm" svg:x="0.787cm" svg:y="1.982cm">
          <draw:text-box>
            <text:p text:style-name="P3"><text:span text:style-name="T3">웹 개발을 위해 쌓아온 능력과 기술을 발휘하여 기업과 함께 성장하고자 지원하였습니다</text:span><text:span text:style-name="T3">. </text:span></text:p>
          </draw:text-box>
        </draw:frame>
        <draw:frame draw:style-name="gr6" draw:text-style-name="P5" draw:layer="layout" svg:width="15.605cm" svg:height="0.357cm" svg:x="0.787cm" svg:y="2.638cm">
          <draw:text-box>
            <text:p text:style-name="P3"><text:span text:style-name="T3">저는 스마트웹 응용 프로그래밍 개발자 양성과정을 통해 </text:span><text:span text:style-name="T3">HTML, Javascript</text:span><text:span text:style-name="T3">와 </text:span><text:span text:style-name="T3">jQuery, Java Spring,Spring Boot,</text:span></text:p>
          </draw:text-box>
        </draw:frame>
        <draw:frame draw:style-name="gr7" draw:text-style-name="P5" draw:layer="layout" svg:width="13.125cm" svg:height="0.357cm" svg:x="0.787cm" svg:y="3.299cm">
          <draw:text-box>
            <text:p text:style-name="P3"><text:span text:style-name="T3">JSP, ORACLE, Ajax,My Batis </text:span><text:span text:style-name="T3">등 프론트와 백엔드 기술에 대한 지식과 기술을 쌓아왔습니다</text:span><text:span text:style-name="T3">. </text:span></text:p>
          </draw:text-box>
        </draw:frame>
        <draw:frame draw:style-name="gr8" draw:text-style-name="P5" draw:layer="layout" svg:width="18.653cm" svg:height="0.357cm" svg:x="0.787cm" svg:y="4.615cm">
          <draw:text-box>
            <text:p text:style-name="P3"><text:span text:style-name="T3">특히</text:span><text:span text:style-name="T3">, Spring</text:span><text:span text:style-name="T3">을 <text:s/>기반으로한 <text:s/></text:span><text:span text:style-name="T3">MVC2 <text:s/></text:span><text:span text:style-name="T3">패턴을 <text:s/>적용한 <text:s/></text:span><text:span text:style-name="T3">COSVIEW <text:s/></text:span><text:span text:style-name="T3">프로젝트를 <text:s/>완성한 <text:s/>경험이 <text:s/>있고 <text:s/>이 <text:s/>과정에서 <text:s/>데이터 <text:s/>모델링과 </text:span></text:p>
          </draw:text-box>
        </draw:frame>
        <draw:frame draw:style-name="gr9" draw:text-style-name="P5" draw:layer="layout" svg:width="12.071cm" svg:height="0.357cm" svg:x="0.787cm" svg:y="5.276cm">
          <draw:text-box>
            <text:p text:style-name="P3"><text:span text:style-name="T3">디자인 패턴에 대한 이해 </text:span><text:span text:style-name="T3">JPA</text:span><text:span text:style-name="T3">와 </text:span><text:span text:style-name="T3">SQL </text:span><text:span text:style-name="T3">등을 이용한 프로그래밍 활용할 수 있었습니다</text:span><text:span text:style-name="T3">. </text:span></text:p>
          </draw:text-box>
        </draw:frame>
        <draw:frame draw:style-name="gr10" draw:text-style-name="P5" draw:layer="layout" svg:width="18.155cm" svg:height="0.357cm" svg:x="0.787cm" svg:y="6.593cm">
          <draw:text-box>
            <text:p text:style-name="P3"><text:span text:style-name="T3">입사 <text:s/>후</text:span><text:span text:style-name="T3">, <text:s/></text:span><text:span text:style-name="T3">지금까지 쌓아온 <text:s/>백 <text:s/>엔드 개발 <text:s/>기술을 바탕으로 <text:s/>클라이언트가 <text:s/>원하는 요구사항을 <text:s/>분석하여 개발과 <text:s/>유지보수에 임</text:span></text:p>
          </draw:text-box>
        </draw:frame>
        <draw:frame draw:style-name="gr11" draw:text-style-name="P5" draw:layer="layout" svg:width="18.579cm" svg:height="0.357cm" svg:x="0.787cm" svg:y="7.253cm">
          <draw:text-box>
            <text:p text:style-name="P3"><text:span text:style-name="T3">하겠습니다</text:span><text:span text:style-name="T3">. <text:s/></text:span><text:span text:style-name="T3">최종적으로는 <text:s/>우리 <text:s/>회사를 <text:s/>선택한 <text:s/>클라이언트가 <text:s/>만족할 <text:s/>수 <text:s/>있도록 <text:s/>안정되고 <text:s/>생산성이 <text:s/>높은 <text:s/>비즈니스 <text:s/>로직 <text:s/>구</text:span></text:p>
          </draw:text-box>
        </draw:frame>
        <draw:frame draw:style-name="gr12" draw:text-style-name="P5" draw:layer="layout" svg:width="9.02cm" svg:height="0.357cm" svg:x="0.787cm" svg:y="7.914cm">
          <draw:text-box>
            <text:p text:style-name="P3"><text:span text:style-name="T3">성에 힘쓰며</text:span><text:span text:style-name="T3">, </text:span><text:span text:style-name="T3">하루하루 발전하는 </text:span><text:span text:style-name="T3">IT</text:span><text:span text:style-name="T3">업계에 적응해 나가겠습니다</text:span><text:span text:style-name="T3">.</text:span></text:p>
          </draw:text-box>
        </draw:frame>
        <draw:polygon draw:style-name="gr1" draw:text-style-name="P1" draw:layer="layout" svg:width="5.196cm" svg:height="0.72cm" svg:x="0.609cm" svg:y="10.889cm" svg:viewBox="0 0 5197 721" draw:points="0,0 0,721 5197,721 5197,0">
          <text:p/>
        </draw:polygon>
        <draw:frame draw:style-name="gr13" draw:text-style-name="P6" draw:layer="layout" svg:width="1.124cm" svg:height="0.213cm" svg:x="2.657cm" svg:y="11.11cm">
          <draw:text-box>
            <text:p text:style-name="P3"><text:span text:style-name="T4">2) </text:span><text:span text:style-name="T4">성장과정</text:span></text:p>
          </draw:text-box>
        </draw:frame>
        <draw:frame draw:style-name="gr14" draw:text-style-name="P6" draw:layer="layout" svg:width="2.487cm" svg:height="0.213cm" svg:x="11.212cm" svg:y="11.144cm">
          <draw:text-box>
            <text:p text:style-name="P3"><text:span text:style-name="T5">다시 찾은 목표</text:span><text:span text:style-name="T5">, </text:span><text:span text:style-name="T5">웹 개발자</text:span></text:p>
          </draw:text-box>
        </draw:frame>
        <draw:frame draw:style-name="gr15" draw:text-style-name="P5" draw:layer="layout" svg:width="12.635cm" svg:height="0.357cm" svg:x="0.787cm" svg:y="11.783cm">
          <draw:text-box>
            <text:p text:style-name="P3"><text:span text:style-name="T3">웹 개발자라는 목표에 다시 도전하며</text:span><text:span text:style-name="T3">, </text:span><text:span text:style-name="T3">부족한 부분을 채우고자 끊임없이 노력해왔습니다</text:span><text:span text:style-name="T3">. </text:span></text:p>
          </draw:text-box>
        </draw:frame>
        <draw:frame draw:style-name="gr16" draw:text-style-name="P5" draw:layer="layout" svg:width="18.684cm" svg:height="0.357cm" svg:x="0.787cm" svg:y="12.33cm">
          <draw:text-box>
            <text:p text:style-name="P3"><text:span text:style-name="T3">처음 <text:s/>프로그래밍에 <text:s/>관심을 <text:s/>가지게 <text:s/>된 <text:s/>것은 <text:s/>중학교 <text:s/>재학시절이었습니다</text:span><text:span text:style-name="T3">. <text:s/></text:span><text:span text:style-name="T3">코딩을 <text:s/>배우며 <text:s/>다양한 <text:s/>언어와 <text:s/>코드들이 <text:s/>일상생활에</text:span></text:p>
          </draw:text-box>
        </draw:frame>
        <draw:frame draw:style-name="gr17" draw:text-style-name="P5" draw:layer="layout" svg:width="18.472cm" svg:height="0.357cm" svg:x="0.787cm" svg:y="12.88cm">
          <draw:text-box>
            <text:p text:style-name="P3"><text:span text:style-name="T3">서 <text:s/>쓰이는 <text:s/>인터넷부터 <text:s/>자동차나 <text:s/>공장에까지 <text:s/>사용된다는 <text:s/>것이 <text:s/>신기했습니다</text:span><text:span text:style-name="T3">. <text:s/></text:span><text:span text:style-name="T3">무엇보다 <text:s/>제가 <text:s/>고민하고 <text:s/>상상한대로 <text:s/>기능구현</text:span></text:p>
          </draw:text-box>
        </draw:frame>
        <draw:frame draw:style-name="gr17" draw:text-style-name="P5" draw:layer="layout" svg:width="18.472cm" svg:height="0.357cm" svg:x="0.787cm" svg:y="13.43cm">
          <draw:text-box>
            <text:p text:style-name="P3"><text:span text:style-name="T3">이 <text:s/>된다는 <text:s/>것이 <text:s/>매력적이었습니다</text:span><text:span text:style-name="T3">. <text:s/></text:span><text:span text:style-name="T3">이런 <text:s/>프로그래밍에 <text:s/>대한 <text:s/>관심은 <text:s/>컴퓨터정보과라는 <text:s/>대학 <text:s/>진학으로 <text:s/>이어졌고 <text:s/>코딩과 <text:s/>웹 </text:span></text:p>
          </draw:text-box>
        </draw:frame>
        <draw:frame draw:style-name="gr18" draw:text-style-name="P5" draw:layer="layout" svg:width="3.884cm" svg:height="0.357cm" svg:x="0.787cm" svg:y="13.977cm">
          <draw:text-box>
            <text:p text:style-name="P3"><text:span text:style-name="T3">개발을 배우게 되었습니다</text:span><text:span text:style-name="T3">. </text:span></text:p>
          </draw:text-box>
        </draw:frame>
        <draw:frame draw:style-name="gr19" draw:text-style-name="P5" draw:layer="layout" svg:width="18.735cm" svg:height="0.319cm" svg:x="0.787cm" svg:y="15.077cm">
          <draw:text-box>
            <text:p text:style-name="P3"><text:span text:style-name="T3">하지만 <text:s/>집안 <text:s/>사정으로 <text:s/>인해 <text:s/>다른 <text:s/>대학 <text:s/>동기들보다 <text:s/>빠르게 <text:s/>입대하였고 <text:s/>전역 <text:s/>후에는 <text:s/>생계를 <text:s/>위해 <text:s/>당장 <text:s/>일을 <text:s/>시작하여야했습</text:span></text:p>
          </draw:text-box>
        </draw:frame>
        <draw:frame draw:style-name="gr20" draw:text-style-name="P5" draw:layer="layout" svg:width="18.511cm" svg:height="0.357cm" svg:x="0.787cm" svg:y="15.623cm">
          <draw:text-box>
            <text:p text:style-name="P3"><text:span text:style-name="T3">니다</text:span><text:span text:style-name="T3">. <text:s/></text:span><text:span text:style-name="T3">그렇게 <text:s/>첫 <text:s/>사회생활을 <text:s/>요식업에서 <text:s/>시작하였습니다</text:span><text:span text:style-name="T3">. 4</text:span><text:span text:style-name="T3">년이라는 <text:s/>시간 <text:s/>동안 <text:s/>요식업에 <text:s/>종사하면서도 <text:s/>개발자라는 <text:s/>일을 <text:s/>놓</text:span></text:p>
          </draw:text-box>
        </draw:frame>
        <draw:frame draw:style-name="gr21" draw:text-style-name="P5" draw:layer="layout" svg:width="18.304cm" svg:height="0.357cm" svg:x="0.787cm" svg:y="16.174cm">
          <draw:text-box>
            <text:p text:style-name="P3"><text:span text:style-name="T3">치고 <text:s/>싶진 않았습니다</text:span><text:span text:style-name="T3">. </text:span><text:span text:style-name="T3">때문에 틈틈이 <text:s/></text:span><text:span text:style-name="T3">JAVA</text:span><text:span text:style-name="T3">을 <text:s/>독학하였습니다</text:span><text:span text:style-name="T3">. <text:s/></text:span><text:span text:style-name="T3">하지만 체계적인 공부의 <text:s/>필요성을 느꼈고 <text:s/></text:span><text:span text:style-name="T3">JAVA <text:s/></text:span><text:span text:style-name="T3">언어 과정을 </text:span></text:p>
          </draw:text-box>
        </draw:frame>
        <draw:frame draw:style-name="gr22" draw:text-style-name="P5" draw:layer="layout" svg:width="10.29cm" svg:height="0.357cm" svg:x="0.787cm" svg:y="16.724cm">
          <draw:text-box>
            <text:p text:style-name="P3"><text:span text:style-name="T3">시작으로 코리아 </text:span><text:span text:style-name="T3">IT </text:span><text:span text:style-name="T3">아카데미 대구지점에서 개발공부를 시작하였습니다</text:span><text:span text:style-name="T3">. </text:span></text:p>
          </draw:text-box>
        </draw:frame>
        <draw:frame draw:style-name="gr23" draw:text-style-name="P5" draw:layer="layout" svg:width="18.117cm" svg:height="0.357cm" svg:x="0.787cm" svg:y="17.821cm">
          <draw:text-box>
            <text:p text:style-name="P3"><text:span text:style-name="T3">JAVA</text:span><text:span text:style-name="T3">를 <text:s/>다시 <text:s/>공부하면서 <text:s/>웹 <text:s/>개발이라는 <text:s/>목표를 <text:s/>다시 <text:s/>정하였고</text:span><text:span text:style-name="T3">, <text:s/></text:span><text:span text:style-name="T3">정보처리산업기사 <text:s/>취득과정에 <text:s/>참여하여 <text:s/></text:span><text:span text:style-name="T3">JAVA, <text:s/>Servlet, </text:span></text:p>
          </draw:text-box>
        </draw:frame>
        <draw:frame draw:style-name="gr24" draw:text-style-name="P5" draw:layer="layout" svg:width="17.507cm" svg:height="0.357cm" svg:x="0.787cm" svg:y="18.371cm">
          <draw:text-box>
            <text:p text:style-name="P3"><text:span text:style-name="T3">Spring </text:span><text:span text:style-name="T3">등을 배우기 시작했습니다</text:span><text:span text:style-name="T3">. </text:span><text:span text:style-name="T3">독학했던 내용과</text:span><text:span text:style-name="T6"> </text:span><text:span text:style-name="T6">JAVA</text:span><text:span text:style-name="T6">에 대한 기초덕분에 쉽게</text:span><text:span text:style-name="T3"> </text:span><text:span text:style-name="T3">Servlet, Spring </text:span><text:span text:style-name="T3">등을 배울 수도 있었지만 </text:span></text:p>
          </draw:text-box>
        </draw:frame>
        <draw:frame draw:style-name="gr25" draw:text-style-name="P5" draw:layer="layout" svg:width="18.105cm" svg:height="0.357cm" svg:x="0.787cm" svg:y="18.917cm">
          <draw:text-box>
            <text:p text:style-name="P3"><text:span text:style-name="T3">HTML, CSS, javascript <text:s/></text:span><text:span text:style-name="T3">등 웹 <text:s/>프론트 엔드 <text:s/>개발 영역에서는 <text:s/>오히려 어려운 <text:s/>점도 많았습니다</text:span><text:span text:style-name="T3">. </text:span><text:span text:style-name="T3">특</text:span><text:span text:style-name="T6">히</text:span><text:span text:style-name="T6">, JAVA</text:span><text:span text:style-name="T6">을 독학하는 <text:s/>것이 어</text:span></text:p>
          </draw:text-box>
        </draw:frame>
        <draw:frame draw:style-name="gr26" draw:text-style-name="P5" draw:layer="layout" svg:width="18.57cm" svg:height="0.357cm" svg:x="0.787cm" svg:y="19.468cm">
          <draw:text-box>
            <text:p text:style-name="P3"><text:span text:style-name="T6">려웠지만</text:span><text:span text:style-name="T6">,</text:span><text:span text:style-name="T3"> COSVIEW <text:s/></text:span><text:span text:style-name="T3">팀프로젝트를 <text:s/>통해</text:span><text:span text:style-name="T3">, <text:s/></text:span><text:span text:style-name="T3">직접 <text:s/>프론트엔드와 <text:s/>백엔드를 <text:s/>웹에 <text:s/>적용하며 <text:s/>어려웠던 <text:s/></text:span><text:span text:style-name="T3">Servlet</text:span><text:span text:style-name="T3">에 <text:s/>대하여 <text:s/>오히려 <text:s/>익</text:span></text:p>
          </draw:text-box>
        </draw:frame>
        <draw:frame draw:style-name="gr27" draw:text-style-name="P5" draw:layer="layout" svg:width="3.461cm" svg:height="0.357cm" svg:x="0.787cm" svg:y="20.018cm">
          <draw:text-box>
            <text:p text:style-name="P3"><text:span text:style-name="T3">숙해지기도 하였습니다</text:span><text:span text:style-name="T3">. </text:span></text:p>
          </draw:text-box>
        </draw:frame>
        <draw:frame draw:style-name="gr28" draw:text-style-name="P7" draw:layer="layout" svg:width="18.647cm" svg:height="0.357cm" svg:x="0.787cm" svg:y="22.211cm">
          <draw:text-box>
            <text:p text:style-name="P3"><text:span text:style-name="T3">오히려 <text:s/>어려운 <text:s/>점도 <text:s/>많았습니다</text:span><text:span text:style-name="T3">. <text:s/></text:span><text:span text:style-name="T3">지금까지 <text:s/>엔드유저가 <text:s/>확인하게 <text:s/>되는 <text:s/>프론트 <text:s/>엔드 <text:s/>영역에 <text:s/>대해서는 <text:s/>공부가 <text:s/>미흡하기</text:span></text:p>
          </draw:text-box>
        </draw:frame>
        <draw:frame draw:style-name="gr29" draw:text-style-name="P5" draw:layer="layout" svg:width="17.258cm" svg:height="0.357cm" svg:x="0.787cm" svg:y="22.762cm">
          <draw:text-box>
            <text:p text:style-name="P3"><text:span text:style-name="T3">도 하였고</text:span><text:span text:style-name="T3">, </text:span><text:span text:style-name="T3">특히</text:span><text:span text:style-name="T3">, </text:span><text:span text:style-name="T3">이후 추가로 어려웠던 구체적인 사유 하나 추가 </text:span><text:span text:style-name="T3">. </text:span><text:span text:style-name="T3">하지만 이러한 어려움을 해결할수록 나날이 코드를 이해</text:span></text:p>
          </draw:text-box>
        </draw:frame>
        <draw:frame draw:style-name="gr30" draw:text-style-name="P5" draw:layer="layout" svg:width="18.465cm" svg:height="0.357cm" svg:x="0.787cm" svg:y="23.312cm">
          <draw:text-box>
            <text:p text:style-name="P3"><text:span text:style-name="T3">하고</text:span><text:span text:style-name="T3">, <text:s/></text:span><text:span text:style-name="T3">활용하는 <text:s/>능력이 <text:s/>늘어났기에 <text:s/>누구보다 <text:s/>열정적으로 <text:s/>수업에 <text:s/>참여하고 <text:s/>스터디와 <text:s/>인터넷 강의를 <text:s/>통해</text:span><text:span text:style-name="T7"> </text:span></text:p>
          </draw:text-box>
        </draw:frame>
        <draw:frame draw:style-name="gr31" draw:text-style-name="P5" draw:layer="layout" svg:width="17.644cm" svg:height="0.357cm" svg:x="0.756cm" svg:y="23.843cm">
          <draw:text-box>
            <text:p text:style-name="P3"><text:span text:style-name="T3">부족한 점을 채워나갔습니다</text:span><text:span text:style-name="T3">. </text:span><text:span text:style-name="T3">이러한 노력덕분에 지금까지</text:span><text:span text:style-name="T7"> </text:span><text:span text:style-name="T3">배운 것을 토대로 </text:span><text:span text:style-name="T3">COSVIEW </text:span><text:span text:style-name="T3">프로젝트에서는 백엔드 개발 역할로 </text:span></text:p>
          </draw:text-box>
        </draw:frame>
        <draw:frame draw:style-name="gr32" draw:text-style-name="P5" draw:layer="layout" svg:width="18.067cm" svg:height="0.357cm" svg:x="0.787cm" svg:y="24.409cm">
          <draw:text-box>
            <text:p text:style-name="P3"><text:span text:style-name="T3">회원가입로직</text:span><text:span text:style-name="T3">,</text:span><text:span text:style-name="T3">주소 <text:s/></text:span><text:span text:style-name="T3">API,</text:span><text:span text:style-name="T3">상품등록 <text:s/>기능 <text:s/>구현을 <text:s/>맡았으며</text:span><text:span text:style-name="T3">, <text:s/>Mybatis</text:span><text:span text:style-name="T3">을 <text:s/>통해 <text:s/></text:span><text:span text:style-name="T3">id <text:s/></text:span><text:span text:style-name="T3">중복 <text:s/>확인 <text:s/>기능</text:span><text:span text:style-name="T3">, <text:s/></text:span><text:span text:style-name="T3">회원 <text:s/>가입기능을 <text:s/>구현하고</text:span><text:span text:style-name="T3">, </text:span></text:p>
          </draw:text-box>
        </draw:frame>
        <draw:frame draw:style-name="gr33" draw:text-style-name="P5" draw:layer="layout" svg:width="18.126cm" svg:height="0.357cm" svg:x="0.787cm" svg:y="24.959cm">
          <draw:text-box>
            <text:p text:style-name="P3"><text:span text:style-name="T3">Mutiple</text:span><text:span text:style-name="T3">을 <text:s/>통해 상품등록 <text:s/>기능 <text:s/>등을 구현하였습니다</text:span><text:span text:style-name="T3">. <text:s/></text:span><text:span text:style-name="T3">이를 <text:s/>통해 프로젝트가 <text:s/>혼자서 할 <text:s/>수 <text:s/>있는 것이 <text:s/>아니라 서로 <text:s/>소통하면</text:span></text:p>
          </draw:text-box>
        </draw:frame>
        <draw:frame draw:style-name="gr34" draw:text-style-name="P5" draw:layer="layout" svg:width="15.526cm" svg:height="0.357cm" svg:x="0.787cm" svg:y="25.505cm">
          <draw:text-box>
            <text:p text:style-name="P3"><text:span text:style-name="T3">서 함께 이루어지는 것이라는 깨달았고 제가 맡은 역할에 대해 팀원들과 공유하며 발전해나갈 수 있었습니다</text:span><text:span text:style-name="T3">. </text:span></text:p>
          </draw:text-box>
        </draw:frame>
        <draw:frame draw:style-name="gr17" draw:text-style-name="P5" draw:layer="layout" svg:width="18.472cm" svg:height="0.357cm" svg:x="0.787cm" svg:y="26.606cm">
          <draw:text-box>
            <text:p text:style-name="P3"><text:span text:style-name="T3">이처럼 <text:s/>저는 <text:s/>웹 <text:s/>개발자라는 <text:s/>목표를 <text:s/>훈련과정에서는 <text:s/>이론과 <text:s/>지식을</text:span><text:span text:style-name="T3">, <text:s/></text:span><text:span text:style-name="T3">프로젝트에서는 <text:s/>기술과 <text:s/>팀플레이를 <text:s/>쌓으며 <text:s/>성장해왔습</text:span></text:p>
          </draw:text-box>
        </draw:frame>
        <draw:line draw:style-name="gr35" draw:text-style-name="P8" draw:layer="layout" svg:x1="5.805cm" svg:y1="1.088cm" svg:x2="5.805cm" svg:y2="1.109cm">
          <text:p/>
        </draw:line>
        <draw:line draw:style-name="gr35" draw:text-style-name="P8" draw:layer="layout" svg:x1="5.805cm" svg:y1="1.138cm" svg:x2="5.805cm" svg:y2="1.16cm">
          <text:p/>
        </draw:line>
        <draw:line draw:style-name="gr35" draw:text-style-name="P8" draw:layer="layout" svg:x1="5.805cm" svg:y1="1.189cm" svg:x2="5.805cm" svg:y2="1.21cm">
          <text:p/>
        </draw:line>
        <draw:line draw:style-name="gr35" draw:text-style-name="P8" draw:layer="layout" svg:x1="5.805cm" svg:y1="1.24cm" svg:x2="5.805cm" svg:y2="1.261cm">
          <text:p/>
        </draw:line>
        <draw:line draw:style-name="gr35" draw:text-style-name="P8" draw:layer="layout" svg:x1="5.805cm" svg:y1="1.291cm" svg:x2="5.805cm" svg:y2="1.312cm">
          <text:p/>
        </draw:line>
        <draw:line draw:style-name="gr35" draw:text-style-name="P8" draw:layer="layout" svg:x1="5.805cm" svg:y1="1.342cm" svg:x2="5.805cm" svg:y2="1.363cm">
          <text:p/>
        </draw:line>
        <draw:line draw:style-name="gr35" draw:text-style-name="P8" draw:layer="layout" svg:x1="5.805cm" svg:y1="1.392cm" svg:x2="5.805cm" svg:y2="1.414cm">
          <text:p/>
        </draw:line>
        <draw:line draw:style-name="gr35" draw:text-style-name="P8" draw:layer="layout" svg:x1="5.805cm" svg:y1="1.443cm" svg:x2="5.805cm" svg:y2="1.464cm">
          <text:p/>
        </draw:line>
        <draw:line draw:style-name="gr35" draw:text-style-name="P8" draw:layer="layout" svg:x1="5.805cm" svg:y1="1.494cm" svg:x2="5.805cm" svg:y2="1.515cm">
          <text:p/>
        </draw:line>
        <draw:line draw:style-name="gr35" draw:text-style-name="P8" draw:layer="layout" svg:x1="5.805cm" svg:y1="1.545cm" svg:x2="5.805cm" svg:y2="1.566cm">
          <text:p/>
        </draw:line>
        <draw:line draw:style-name="gr35" draw:text-style-name="P8" draw:layer="layout" svg:x1="5.805cm" svg:y1="1.596cm" svg:x2="5.805cm" svg:y2="1.617cm">
          <text:p/>
        </draw:line>
        <draw:line draw:style-name="gr35" draw:text-style-name="P8" draw:layer="layout" svg:x1="5.805cm" svg:y1="1.646cm" svg:x2="5.805cm" svg:y2="1.668cm">
          <text:p/>
        </draw:line>
        <draw:line draw:style-name="gr35" draw:text-style-name="P8" draw:layer="layout" svg:x1="5.805cm" svg:y1="1.697cm" svg:x2="5.805cm" svg:y2="1.718cm">
          <text:p/>
        </draw:line>
        <draw:line draw:style-name="gr35" draw:text-style-name="P8" draw:layer="layout" svg:x1="5.805cm" svg:y1="1.748cm" svg:x2="5.805cm" svg:y2="1.769cm">
          <text:p/>
        </draw:line>
        <draw:line draw:style-name="gr35" draw:text-style-name="P8" draw:layer="layout" svg:x1="5.805cm" svg:y1="1.799cm" svg:x2="5.805cm" svg:y2="1.807cm">
          <text:p/>
        </draw:line>
        <draw:line draw:style-name="gr35" draw:text-style-name="P8" draw:layer="layout" svg:x1="5.805cm" svg:y1="10.889cm" svg:x2="5.805cm" svg:y2="10.91cm">
          <text:p/>
        </draw:line>
        <draw:line draw:style-name="gr35" draw:text-style-name="P8" draw:layer="layout" svg:x1="5.805cm" svg:y1="10.94cm" svg:x2="5.805cm" svg:y2="10.961cm">
          <text:p/>
        </draw:line>
        <draw:line draw:style-name="gr35" draw:text-style-name="P8" draw:layer="layout" svg:x1="5.805cm" svg:y1="10.991cm" svg:x2="5.805cm" svg:y2="11.012cm">
          <text:p/>
        </draw:line>
        <draw:line draw:style-name="gr35" draw:text-style-name="P8" draw:layer="layout" svg:x1="5.805cm" svg:y1="11.041cm" svg:x2="5.805cm" svg:y2="11.063cm">
          <text:p/>
        </draw:line>
        <draw:line draw:style-name="gr35" draw:text-style-name="P8" draw:layer="layout" svg:x1="5.805cm" svg:y1="11.092cm" svg:x2="5.805cm" svg:y2="11.113cm">
          <text:p/>
        </draw:line>
        <draw:line draw:style-name="gr35" draw:text-style-name="P8" draw:layer="layout" svg:x1="5.805cm" svg:y1="11.143cm" svg:x2="5.805cm" svg:y2="11.164cm">
          <text:p/>
        </draw:line>
        <draw:line draw:style-name="gr35" draw:text-style-name="P8" draw:layer="layout" svg:x1="5.805cm" svg:y1="11.194cm" svg:x2="5.805cm" svg:y2="11.215cm">
          <text:p/>
        </draw:line>
        <draw:line draw:style-name="gr35" draw:text-style-name="P8" draw:layer="layout" svg:x1="5.805cm" svg:y1="11.245cm" svg:x2="5.805cm" svg:y2="11.266cm">
          <text:p/>
        </draw:line>
        <draw:line draw:style-name="gr35" draw:text-style-name="P8" draw:layer="layout" svg:x1="5.805cm" svg:y1="11.295cm" svg:x2="5.805cm" svg:y2="11.317cm">
          <text:p/>
        </draw:line>
        <draw:line draw:style-name="gr35" draw:text-style-name="P8" draw:layer="layout" svg:x1="5.805cm" svg:y1="11.346cm" svg:x2="5.805cm" svg:y2="11.367cm">
          <text:p/>
        </draw:line>
        <draw:line draw:style-name="gr35" draw:text-style-name="P8" draw:layer="layout" svg:x1="5.805cm" svg:y1="11.397cm" svg:x2="5.805cm" svg:y2="11.418cm">
          <text:p/>
        </draw:line>
        <draw:line draw:style-name="gr35" draw:text-style-name="P8" draw:layer="layout" svg:x1="5.805cm" svg:y1="11.448cm" svg:x2="5.805cm" svg:y2="11.469cm">
          <text:p/>
        </draw:line>
        <draw:line draw:style-name="gr35" draw:text-style-name="P8" draw:layer="layout" svg:x1="5.805cm" svg:y1="11.499cm" svg:x2="5.805cm" svg:y2="11.52cm">
          <text:p/>
        </draw:line>
        <draw:line draw:style-name="gr35" draw:text-style-name="P8" draw:layer="layout" svg:x1="5.805cm" svg:y1="11.549cm" svg:x2="5.805cm" svg:y2="11.571cm">
          <text:p/>
        </draw:line>
        <draw:line draw:style-name="gr35" draw:text-style-name="P8" draw:layer="layout" svg:x1="5.805cm" svg:y1="11.6cm" svg:x2="5.805cm" svg:y2="11.609cm">
          <text:p/>
        </draw:line>
        <draw:line draw:style-name="gr36" draw:text-style-name="P8" draw:layer="layout" svg:x1="0.605cm" svg:y1="1.088cm" svg:x2="19.107cm" svg:y2="1.088cm">
          <text:p/>
        </draw:line>
        <draw:line draw:style-name="gr36" draw:text-style-name="P8" draw:layer="layout" svg:x1="0.605cm" svg:y1="1.807cm" svg:x2="19.107cm" svg:y2="1.807cm">
          <text:p/>
        </draw:line>
        <draw:line draw:style-name="gr36" draw:text-style-name="P8" draw:layer="layout" svg:x1="0.605cm" svg:y1="10.889cm" svg:x2="19.107cm" svg:y2="10.889cm">
          <text:p/>
        </draw:line>
        <draw:line draw:style-name="gr36" draw:text-style-name="P8" draw:layer="layout" svg:x1="0.605cm" svg:y1="11.609cm" svg:x2="19.107cm" svg:y2="11.609cm">
          <text:p/>
        </draw:line>
        <draw:line draw:style-name="gr36" draw:text-style-name="P8" draw:layer="layout" svg:x1="0.605cm" svg:y1="27.63cm" svg:x2="19.107cm" svg:y2="27.63cm">
          <text:p/>
        </draw:line>
        <draw:line draw:style-name="gr35" draw:text-style-name="P8" draw:layer="layout" svg:x1="0.605cm" svg:y1="10.889cm" svg:x2="0.626cm" svg:y2="10.889cm">
          <text:p/>
        </draw:line>
        <draw:line draw:style-name="gr35" draw:text-style-name="P8" draw:layer="layout" svg:x1="0.655cm" svg:y1="10.889cm" svg:x2="0.676cm" svg:y2="10.889cm">
          <text:p/>
        </draw:line>
        <draw:line draw:style-name="gr35" draw:text-style-name="P8" draw:layer="layout" svg:x1="0.706cm" svg:y1="10.889cm" svg:x2="0.727cm" svg:y2="10.889cm">
          <text:p/>
        </draw:line>
        <draw:line draw:style-name="gr35" draw:text-style-name="P8" draw:layer="layout" svg:x1="0.757cm" svg:y1="10.889cm" svg:x2="0.778cm" svg:y2="10.889cm">
          <text:p/>
        </draw:line>
        <draw:line draw:style-name="gr35" draw:text-style-name="P8" draw:layer="layout" svg:x1="0.808cm" svg:y1="10.889cm" svg:x2="0.829cm" svg:y2="10.889cm">
          <text:p/>
        </draw:line>
        <draw:line draw:style-name="gr35" draw:text-style-name="P8" draw:layer="layout" svg:x1="0.858cm" svg:y1="10.889cm" svg:x2="0.88cm" svg:y2="10.889cm">
          <text:p/>
        </draw:line>
        <draw:line draw:style-name="gr35" draw:text-style-name="P8" draw:layer="layout" svg:x1="0.909cm" svg:y1="10.889cm" svg:x2="0.93cm" svg:y2="10.889cm">
          <text:p/>
        </draw:line>
        <draw:line draw:style-name="gr35" draw:text-style-name="P8" draw:layer="layout" svg:x1="0.96cm" svg:y1="10.889cm" svg:x2="0.981cm" svg:y2="10.889cm">
          <text:p/>
        </draw:line>
        <draw:line draw:style-name="gr35" draw:text-style-name="P8" draw:layer="layout" svg:x1="1.011cm" svg:y1="10.889cm" svg:x2="1.032cm" svg:y2="10.889cm">
          <text:p/>
        </draw:line>
        <draw:line draw:style-name="gr35" draw:text-style-name="P8" draw:layer="layout" svg:x1="1.062cm" svg:y1="10.889cm" svg:x2="1.083cm" svg:y2="10.889cm">
          <text:p/>
        </draw:line>
        <draw:line draw:style-name="gr35" draw:text-style-name="P8" draw:layer="layout" svg:x1="1.112cm" svg:y1="10.889cm" svg:x2="1.133cm" svg:y2="10.889cm">
          <text:p/>
        </draw:line>
        <draw:line draw:style-name="gr35" draw:text-style-name="P8" draw:layer="layout" svg:x1="1.163cm" svg:y1="10.889cm" svg:x2="1.184cm" svg:y2="10.889cm">
          <text:p/>
        </draw:line>
        <draw:line draw:style-name="gr35" draw:text-style-name="P8" draw:layer="layout" svg:x1="1.214cm" svg:y1="10.889cm" svg:x2="1.235cm" svg:y2="10.889cm">
          <text:p/>
        </draw:line>
        <draw:line draw:style-name="gr35" draw:text-style-name="P8" draw:layer="layout" svg:x1="1.265cm" svg:y1="10.889cm" svg:x2="1.286cm" svg:y2="10.889cm">
          <text:p/>
        </draw:line>
        <draw:line draw:style-name="gr35" draw:text-style-name="P8" draw:layer="layout" svg:x1="1.315cm" svg:y1="10.889cm" svg:x2="1.337cm" svg:y2="10.889cm">
          <text:p/>
        </draw:line>
        <draw:line draw:style-name="gr35" draw:text-style-name="P8" draw:layer="layout" svg:x1="1.366cm" svg:y1="10.889cm" svg:x2="1.387cm" svg:y2="10.889cm">
          <text:p/>
        </draw:line>
        <draw:line draw:style-name="gr35" draw:text-style-name="P8" draw:layer="layout" svg:x1="1.417cm" svg:y1="10.889cm" svg:x2="1.438cm" svg:y2="10.889cm">
          <text:p/>
        </draw:line>
        <draw:line draw:style-name="gr35" draw:text-style-name="P8" draw:layer="layout" svg:x1="1.468cm" svg:y1="10.889cm" svg:x2="1.489cm" svg:y2="10.889cm">
          <text:p/>
        </draw:line>
        <draw:line draw:style-name="gr35" draw:text-style-name="P8" draw:layer="layout" svg:x1="1.518cm" svg:y1="10.889cm" svg:x2="1.54cm" svg:y2="10.889cm">
          <text:p/>
        </draw:line>
        <draw:line draw:style-name="gr35" draw:text-style-name="P8" draw:layer="layout" svg:x1="1.569cm" svg:y1="10.889cm" svg:x2="1.59cm" svg:y2="10.889cm">
          <text:p/>
        </draw:line>
        <draw:line draw:style-name="gr35" draw:text-style-name="P8" draw:layer="layout" svg:x1="1.62cm" svg:y1="10.889cm" svg:x2="1.641cm" svg:y2="10.889cm">
          <text:p/>
        </draw:line>
        <draw:line draw:style-name="gr35" draw:text-style-name="P8" draw:layer="layout" svg:x1="1.671cm" svg:y1="10.889cm" svg:x2="1.692cm" svg:y2="10.889cm">
          <text:p/>
        </draw:line>
        <draw:line draw:style-name="gr35" draw:text-style-name="P8" draw:layer="layout" svg:x1="1.722cm" svg:y1="10.889cm" svg:x2="1.743cm" svg:y2="10.889cm">
          <text:p/>
        </draw:line>
        <draw:line draw:style-name="gr35" draw:text-style-name="P8" draw:layer="layout" svg:x1="1.772cm" svg:y1="10.889cm" svg:x2="1.793cm" svg:y2="10.889cm">
          <text:p/>
        </draw:line>
        <draw:line draw:style-name="gr35" draw:text-style-name="P8" draw:layer="layout" svg:x1="1.823cm" svg:y1="10.889cm" svg:x2="1.844cm" svg:y2="10.889cm">
          <text:p/>
        </draw:line>
        <draw:line draw:style-name="gr35" draw:text-style-name="P8" draw:layer="layout" svg:x1="1.874cm" svg:y1="10.889cm" svg:x2="1.895cm" svg:y2="10.889cm">
          <text:p/>
        </draw:line>
        <draw:line draw:style-name="gr35" draw:text-style-name="P8" draw:layer="layout" svg:x1="1.925cm" svg:y1="10.889cm" svg:x2="1.946cm" svg:y2="10.889cm">
          <text:p/>
        </draw:line>
        <draw:line draw:style-name="gr35" draw:text-style-name="P8" draw:layer="layout" svg:x1="1.975cm" svg:y1="10.889cm" svg:x2="1.997cm" svg:y2="10.889cm">
          <text:p/>
        </draw:line>
        <draw:line draw:style-name="gr35" draw:text-style-name="P8" draw:layer="layout" svg:x1="2.026cm" svg:y1="10.889cm" svg:x2="2.047cm" svg:y2="10.889cm">
          <text:p/>
        </draw:line>
        <draw:line draw:style-name="gr35" draw:text-style-name="P8" draw:layer="layout" svg:x1="2.077cm" svg:y1="10.889cm" svg:x2="2.098cm" svg:y2="10.889cm">
          <text:p/>
        </draw:line>
        <draw:line draw:style-name="gr35" draw:text-style-name="P8" draw:layer="layout" svg:x1="2.128cm" svg:y1="10.889cm" svg:x2="2.149cm" svg:y2="10.889cm">
          <text:p/>
        </draw:line>
        <draw:line draw:style-name="gr35" draw:text-style-name="P8" draw:layer="layout" svg:x1="2.179cm" svg:y1="10.889cm" svg:x2="2.2cm" svg:y2="10.889cm">
          <text:p/>
        </draw:line>
        <draw:line draw:style-name="gr35" draw:text-style-name="P8" draw:layer="layout" svg:x1="2.229cm" svg:y1="10.889cm" svg:x2="2.25cm" svg:y2="10.889cm">
          <text:p/>
        </draw:line>
        <draw:line draw:style-name="gr35" draw:text-style-name="P8" draw:layer="layout" svg:x1="2.28cm" svg:y1="10.889cm" svg:x2="2.301cm" svg:y2="10.889cm">
          <text:p/>
        </draw:line>
        <draw:line draw:style-name="gr35" draw:text-style-name="P8" draw:layer="layout" svg:x1="2.331cm" svg:y1="10.889cm" svg:x2="2.352cm" svg:y2="10.889cm">
          <text:p/>
        </draw:line>
        <draw:line draw:style-name="gr35" draw:text-style-name="P8" draw:layer="layout" svg:x1="2.382cm" svg:y1="10.889cm" svg:x2="2.403cm" svg:y2="10.889cm">
          <text:p/>
        </draw:line>
        <draw:line draw:style-name="gr35" draw:text-style-name="P8" draw:layer="layout" svg:x1="2.432cm" svg:y1="10.889cm" svg:x2="2.454cm" svg:y2="10.889cm">
          <text:p/>
        </draw:line>
        <draw:line draw:style-name="gr35" draw:text-style-name="P8" draw:layer="layout" svg:x1="2.483cm" svg:y1="10.889cm" svg:x2="2.504cm" svg:y2="10.889cm">
          <text:p/>
        </draw:line>
        <draw:line draw:style-name="gr35" draw:text-style-name="P8" draw:layer="layout" svg:x1="2.534cm" svg:y1="10.889cm" svg:x2="2.555cm" svg:y2="10.889cm">
          <text:p/>
        </draw:line>
        <draw:line draw:style-name="gr35" draw:text-style-name="P8" draw:layer="layout" svg:x1="2.585cm" svg:y1="10.889cm" svg:x2="2.606cm" svg:y2="10.889cm">
          <text:p/>
        </draw:line>
        <draw:line draw:style-name="gr35" draw:text-style-name="P8" draw:layer="layout" svg:x1="2.635cm" svg:y1="10.889cm" svg:x2="2.657cm" svg:y2="10.889cm">
          <text:p/>
        </draw:line>
        <draw:line draw:style-name="gr35" draw:text-style-name="P8" draw:layer="layout" svg:x1="2.686cm" svg:y1="10.889cm" svg:x2="2.707cm" svg:y2="10.889cm">
          <text:p/>
        </draw:line>
        <draw:line draw:style-name="gr35" draw:text-style-name="P8" draw:layer="layout" svg:x1="2.737cm" svg:y1="10.889cm" svg:x2="2.758cm" svg:y2="10.889cm">
          <text:p/>
        </draw:line>
        <draw:line draw:style-name="gr35" draw:text-style-name="P8" draw:layer="layout" svg:x1="2.788cm" svg:y1="10.889cm" svg:x2="2.809cm" svg:y2="10.889cm">
          <text:p/>
        </draw:line>
        <draw:line draw:style-name="gr35" draw:text-style-name="P8" draw:layer="layout" svg:x1="2.839cm" svg:y1="10.889cm" svg:x2="2.86cm" svg:y2="10.889cm">
          <text:p/>
        </draw:line>
        <draw:line draw:style-name="gr35" draw:text-style-name="P8" draw:layer="layout" svg:x1="2.889cm" svg:y1="10.889cm" svg:x2="2.91cm" svg:y2="10.889cm">
          <text:p/>
        </draw:line>
        <draw:line draw:style-name="gr35" draw:text-style-name="P8" draw:layer="layout" svg:x1="2.94cm" svg:y1="10.889cm" svg:x2="2.961cm" svg:y2="10.889cm">
          <text:p/>
        </draw:line>
        <draw:line draw:style-name="gr35" draw:text-style-name="P8" draw:layer="layout" svg:x1="2.991cm" svg:y1="10.889cm" svg:x2="3.012cm" svg:y2="10.889cm">
          <text:p/>
        </draw:line>
        <draw:line draw:style-name="gr35" draw:text-style-name="P8" draw:layer="layout" svg:x1="3.042cm" svg:y1="10.889cm" svg:x2="3.063cm" svg:y2="10.889cm">
          <text:p/>
        </draw:line>
        <draw:line draw:style-name="gr35" draw:text-style-name="P8" draw:layer="layout" svg:x1="3.092cm" svg:y1="10.889cm" svg:x2="3.114cm" svg:y2="10.889cm">
          <text:p/>
        </draw:line>
        <draw:line draw:style-name="gr35" draw:text-style-name="P8" draw:layer="layout" svg:x1="3.143cm" svg:y1="10.889cm" svg:x2="3.164cm" svg:y2="10.889cm">
          <text:p/>
        </draw:line>
        <draw:line draw:style-name="gr35" draw:text-style-name="P8" draw:layer="layout" svg:x1="3.194cm" svg:y1="10.889cm" svg:x2="3.215cm" svg:y2="10.889cm">
          <text:p/>
        </draw:line>
        <draw:line draw:style-name="gr35" draw:text-style-name="P8" draw:layer="layout" svg:x1="3.245cm" svg:y1="10.889cm" svg:x2="3.266cm" svg:y2="10.889cm">
          <text:p/>
        </draw:line>
        <draw:line draw:style-name="gr35" draw:text-style-name="P8" draw:layer="layout" svg:x1="3.296cm" svg:y1="10.889cm" svg:x2="3.317cm" svg:y2="10.889cm">
          <text:p/>
        </draw:line>
        <draw:line draw:style-name="gr35" draw:text-style-name="P8" draw:layer="layout" svg:x1="3.346cm" svg:y1="10.889cm" svg:x2="3.367cm" svg:y2="10.889cm">
          <text:p/>
        </draw:line>
        <draw:line draw:style-name="gr35" draw:text-style-name="P8" draw:layer="layout" svg:x1="3.397cm" svg:y1="10.889cm" svg:x2="3.418cm" svg:y2="10.889cm">
          <text:p/>
        </draw:line>
        <draw:line draw:style-name="gr35" draw:text-style-name="P8" draw:layer="layout" svg:x1="3.448cm" svg:y1="10.889cm" svg:x2="3.469cm" svg:y2="10.889cm">
          <text:p/>
        </draw:line>
        <draw:line draw:style-name="gr35" draw:text-style-name="P8" draw:layer="layout" svg:x1="3.499cm" svg:y1="10.889cm" svg:x2="3.52cm" svg:y2="10.889cm">
          <text:p/>
        </draw:line>
        <draw:line draw:style-name="gr35" draw:text-style-name="P8" draw:layer="layout" svg:x1="3.549cm" svg:y1="10.889cm" svg:x2="3.571cm" svg:y2="10.889cm">
          <text:p/>
        </draw:line>
        <draw:line draw:style-name="gr35" draw:text-style-name="P8" draw:layer="layout" svg:x1="3.6cm" svg:y1="10.889cm" svg:x2="3.621cm" svg:y2="10.889cm">
          <text:p/>
        </draw:line>
        <draw:line draw:style-name="gr35" draw:text-style-name="P8" draw:layer="layout" svg:x1="3.651cm" svg:y1="10.889cm" svg:x2="3.672cm" svg:y2="10.889cm">
          <text:p/>
        </draw:line>
        <draw:line draw:style-name="gr35" draw:text-style-name="P8" draw:layer="layout" svg:x1="3.702cm" svg:y1="10.889cm" svg:x2="3.723cm" svg:y2="10.889cm">
          <text:p/>
        </draw:line>
        <draw:line draw:style-name="gr35" draw:text-style-name="P8" draw:layer="layout" svg:x1="3.752cm" svg:y1="10.889cm" svg:x2="3.774cm" svg:y2="10.889cm">
          <text:p/>
        </draw:line>
        <draw:line draw:style-name="gr35" draw:text-style-name="P8" draw:layer="layout" svg:x1="3.803cm" svg:y1="10.889cm" svg:x2="3.824cm" svg:y2="10.889cm">
          <text:p/>
        </draw:line>
        <draw:line draw:style-name="gr35" draw:text-style-name="P8" draw:layer="layout" svg:x1="3.854cm" svg:y1="10.889cm" svg:x2="3.875cm" svg:y2="10.889cm">
          <text:p/>
        </draw:line>
        <draw:line draw:style-name="gr35" draw:text-style-name="P8" draw:layer="layout" svg:x1="3.905cm" svg:y1="10.889cm" svg:x2="3.926cm" svg:y2="10.889cm">
          <text:p/>
        </draw:line>
        <draw:line draw:style-name="gr35" draw:text-style-name="P8" draw:layer="layout" svg:x1="3.956cm" svg:y1="10.889cm" svg:x2="3.977cm" svg:y2="10.889cm">
          <text:p/>
        </draw:line>
        <draw:line draw:style-name="gr35" draw:text-style-name="P8" draw:layer="layout" svg:x1="4.006cm" svg:y1="10.889cm" svg:x2="4.027cm" svg:y2="10.889cm">
          <text:p/>
        </draw:line>
        <draw:line draw:style-name="gr35" draw:text-style-name="P8" draw:layer="layout" svg:x1="4.057cm" svg:y1="10.889cm" svg:x2="4.078cm" svg:y2="10.889cm">
          <text:p/>
        </draw:line>
        <draw:line draw:style-name="gr35" draw:text-style-name="P8" draw:layer="layout" svg:x1="4.108cm" svg:y1="10.889cm" svg:x2="4.129cm" svg:y2="10.889cm">
          <text:p/>
        </draw:line>
        <draw:line draw:style-name="gr35" draw:text-style-name="P8" draw:layer="layout" svg:x1="4.159cm" svg:y1="10.889cm" svg:x2="4.18cm" svg:y2="10.889cm">
          <text:p/>
        </draw:line>
        <draw:line draw:style-name="gr35" draw:text-style-name="P8" draw:layer="layout" svg:x1="4.209cm" svg:y1="10.889cm" svg:x2="4.231cm" svg:y2="10.889cm">
          <text:p/>
        </draw:line>
        <draw:line draw:style-name="gr35" draw:text-style-name="P8" draw:layer="layout" svg:x1="4.26cm" svg:y1="10.889cm" svg:x2="4.281cm" svg:y2="10.889cm">
          <text:p/>
        </draw:line>
        <draw:line draw:style-name="gr35" draw:text-style-name="P8" draw:layer="layout" svg:x1="4.311cm" svg:y1="10.889cm" svg:x2="4.332cm" svg:y2="10.889cm">
          <text:p/>
        </draw:line>
        <draw:line draw:style-name="gr35" draw:text-style-name="P8" draw:layer="layout" svg:x1="4.362cm" svg:y1="10.889cm" svg:x2="4.383cm" svg:y2="10.889cm">
          <text:p/>
        </draw:line>
        <draw:line draw:style-name="gr35" draw:text-style-name="P8" draw:layer="layout" svg:x1="4.413cm" svg:y1="10.889cm" svg:x2="4.434cm" svg:y2="10.889cm">
          <text:p/>
        </draw:line>
        <draw:line draw:style-name="gr35" draw:text-style-name="P8" draw:layer="layout" svg:x1="4.463cm" svg:y1="10.889cm" svg:x2="4.484cm" svg:y2="10.889cm">
          <text:p/>
        </draw:line>
        <draw:line draw:style-name="gr35" draw:text-style-name="P8" draw:layer="layout" svg:x1="4.514cm" svg:y1="10.889cm" svg:x2="4.535cm" svg:y2="10.889cm">
          <text:p/>
        </draw:line>
        <draw:line draw:style-name="gr35" draw:text-style-name="P8" draw:layer="layout" svg:x1="4.565cm" svg:y1="10.889cm" svg:x2="4.586cm" svg:y2="10.889cm">
          <text:p/>
        </draw:line>
        <draw:line draw:style-name="gr35" draw:text-style-name="P8" draw:layer="layout" svg:x1="4.616cm" svg:y1="10.889cm" svg:x2="4.637cm" svg:y2="10.889cm">
          <text:p/>
        </draw:line>
        <draw:line draw:style-name="gr35" draw:text-style-name="P8" draw:layer="layout" svg:x1="4.666cm" svg:y1="10.889cm" svg:x2="4.688cm" svg:y2="10.889cm">
          <text:p/>
        </draw:line>
        <draw:line draw:style-name="gr35" draw:text-style-name="P8" draw:layer="layout" svg:x1="4.717cm" svg:y1="10.889cm" svg:x2="4.738cm" svg:y2="10.889cm">
          <text:p/>
        </draw:line>
        <draw:line draw:style-name="gr35" draw:text-style-name="P8" draw:layer="layout" svg:x1="4.768cm" svg:y1="10.889cm" svg:x2="4.789cm" svg:y2="10.889cm">
          <text:p/>
        </draw:line>
        <draw:line draw:style-name="gr35" draw:text-style-name="P8" draw:layer="layout" svg:x1="4.819cm" svg:y1="10.889cm" svg:x2="4.84cm" svg:y2="10.889cm">
          <text:p/>
        </draw:line>
        <draw:line draw:style-name="gr35" draw:text-style-name="P8" draw:layer="layout" svg:x1="4.869cm" svg:y1="10.889cm" svg:x2="4.891cm" svg:y2="10.889cm">
          <text:p/>
        </draw:line>
        <draw:line draw:style-name="gr35" draw:text-style-name="P8" draw:layer="layout" svg:x1="4.92cm" svg:y1="10.889cm" svg:x2="4.941cm" svg:y2="10.889cm">
          <text:p/>
        </draw:line>
        <draw:line draw:style-name="gr35" draw:text-style-name="P8" draw:layer="layout" svg:x1="4.971cm" svg:y1="10.889cm" svg:x2="4.992cm" svg:y2="10.889cm">
          <text:p/>
        </draw:line>
        <draw:line draw:style-name="gr35" draw:text-style-name="P8" draw:layer="layout" svg:x1="5.022cm" svg:y1="10.889cm" svg:x2="5.043cm" svg:y2="10.889cm">
          <text:p/>
        </draw:line>
        <draw:line draw:style-name="gr35" draw:text-style-name="P8" draw:layer="layout" svg:x1="5.073cm" svg:y1="10.889cm" svg:x2="5.094cm" svg:y2="10.889cm">
          <text:p/>
        </draw:line>
        <draw:line draw:style-name="gr35" draw:text-style-name="P8" draw:layer="layout" svg:x1="5.123cm" svg:y1="10.889cm" svg:x2="5.144cm" svg:y2="10.889cm">
          <text:p/>
        </draw:line>
        <draw:line draw:style-name="gr35" draw:text-style-name="P8" draw:layer="layout" svg:x1="5.174cm" svg:y1="10.889cm" svg:x2="5.195cm" svg:y2="10.889cm">
          <text:p/>
        </draw:line>
        <draw:line draw:style-name="gr35" draw:text-style-name="P8" draw:layer="layout" svg:x1="5.225cm" svg:y1="10.889cm" svg:x2="5.246cm" svg:y2="10.889cm">
          <text:p/>
        </draw:line>
        <draw:line draw:style-name="gr35" draw:text-style-name="P8" draw:layer="layout" svg:x1="5.276cm" svg:y1="10.889cm" svg:x2="5.297cm" svg:y2="10.889cm">
          <text:p/>
        </draw:line>
        <draw:line draw:style-name="gr35" draw:text-style-name="P8" draw:layer="layout" svg:x1="5.326cm" svg:y1="10.889cm" svg:x2="5.348cm" svg:y2="10.889cm">
          <text:p/>
        </draw:line>
        <draw:line draw:style-name="gr35" draw:text-style-name="P8" draw:layer="layout" svg:x1="5.377cm" svg:y1="10.889cm" svg:x2="5.398cm" svg:y2="10.889cm">
          <text:p/>
        </draw:line>
        <draw:line draw:style-name="gr35" draw:text-style-name="P8" draw:layer="layout" svg:x1="5.428cm" svg:y1="10.889cm" svg:x2="5.449cm" svg:y2="10.889cm">
          <text:p/>
        </draw:line>
        <draw:line draw:style-name="gr35" draw:text-style-name="P8" draw:layer="layout" svg:x1="5.479cm" svg:y1="10.889cm" svg:x2="5.5cm" svg:y2="10.889cm">
          <text:p/>
        </draw:line>
        <draw:line draw:style-name="gr35" draw:text-style-name="P8" draw:layer="layout" svg:x1="5.53cm" svg:y1="10.889cm" svg:x2="5.551cm" svg:y2="10.889cm">
          <text:p/>
        </draw:line>
        <draw:line draw:style-name="gr35" draw:text-style-name="P8" draw:layer="layout" svg:x1="5.58cm" svg:y1="10.889cm" svg:x2="5.601cm" svg:y2="10.889cm">
          <text:p/>
        </draw:line>
        <draw:line draw:style-name="gr35" draw:text-style-name="P8" draw:layer="layout" svg:x1="5.631cm" svg:y1="10.889cm" svg:x2="5.652cm" svg:y2="10.889cm">
          <text:p/>
        </draw:line>
        <draw:line draw:style-name="gr35" draw:text-style-name="P8" draw:layer="layout" svg:x1="5.682cm" svg:y1="10.889cm" svg:x2="5.703cm" svg:y2="10.889cm">
          <text:p/>
        </draw:line>
        <draw:line draw:style-name="gr35" draw:text-style-name="P8" draw:layer="layout" svg:x1="5.733cm" svg:y1="10.889cm" svg:x2="5.754cm" svg:y2="10.889cm">
          <text:p/>
        </draw:line>
        <draw:line draw:style-name="gr35" draw:text-style-name="P8" draw:layer="layout" svg:x1="5.783cm" svg:y1="10.889cm" svg:x2="5.805cm" svg:y2="10.889cm">
          <text:p/>
        </draw:line>
        <draw:line draw:style-name="gr35" draw:text-style-name="P8" draw:layer="layout" svg:x1="5.834cm" svg:y1="10.889cm" svg:x2="5.855cm" svg:y2="10.889cm">
          <text:p/>
        </draw:line>
        <draw:line draw:style-name="gr35" draw:text-style-name="P8" draw:layer="layout" svg:x1="5.885cm" svg:y1="10.889cm" svg:x2="5.906cm" svg:y2="10.889cm">
          <text:p/>
        </draw:line>
        <draw:line draw:style-name="gr35" draw:text-style-name="P8" draw:layer="layout" svg:x1="5.936cm" svg:y1="10.889cm" svg:x2="5.957cm" svg:y2="10.889cm">
          <text:p/>
        </draw:line>
        <draw:line draw:style-name="gr35" draw:text-style-name="P8" draw:layer="layout" svg:x1="5.986cm" svg:y1="10.889cm" svg:x2="6.008cm" svg:y2="10.889cm">
          <text:p/>
        </draw:line>
        <draw:line draw:style-name="gr35" draw:text-style-name="P8" draw:layer="layout" svg:x1="6.037cm" svg:y1="10.889cm" svg:x2="6.058cm" svg:y2="10.889cm">
          <text:p/>
        </draw:line>
        <draw:line draw:style-name="gr35" draw:text-style-name="P8" draw:layer="layout" svg:x1="6.088cm" svg:y1="10.889cm" svg:x2="6.109cm" svg:y2="10.889cm">
          <text:p/>
        </draw:line>
        <draw:line draw:style-name="gr35" draw:text-style-name="P8" draw:layer="layout" svg:x1="6.139cm" svg:y1="10.889cm" svg:x2="6.16cm" svg:y2="10.889cm">
          <text:p/>
        </draw:line>
        <draw:line draw:style-name="gr35" draw:text-style-name="P8" draw:layer="layout" svg:x1="6.19cm" svg:y1="10.889cm" svg:x2="6.211cm" svg:y2="10.889cm">
          <text:p/>
        </draw:line>
        <draw:line draw:style-name="gr35" draw:text-style-name="P8" draw:layer="layout" svg:x1="6.24cm" svg:y1="10.889cm" svg:x2="6.261cm" svg:y2="10.889cm">
          <text:p/>
        </draw:line>
        <draw:line draw:style-name="gr35" draw:text-style-name="P8" draw:layer="layout" svg:x1="6.291cm" svg:y1="10.889cm" svg:x2="6.312cm" svg:y2="10.889cm">
          <text:p/>
        </draw:line>
        <draw:line draw:style-name="gr35" draw:text-style-name="P8" draw:layer="layout" svg:x1="6.342cm" svg:y1="10.889cm" svg:x2="6.363cm" svg:y2="10.889cm">
          <text:p/>
        </draw:line>
        <draw:line draw:style-name="gr35" draw:text-style-name="P8" draw:layer="layout" svg:x1="6.393cm" svg:y1="10.889cm" svg:x2="6.414cm" svg:y2="10.889cm">
          <text:p/>
        </draw:line>
        <draw:line draw:style-name="gr35" draw:text-style-name="P8" draw:layer="layout" svg:x1="6.443cm" svg:y1="10.889cm" svg:x2="6.465cm" svg:y2="10.889cm">
          <text:p/>
        </draw:line>
        <draw:line draw:style-name="gr35" draw:text-style-name="P8" draw:layer="layout" svg:x1="6.494cm" svg:y1="10.889cm" svg:x2="6.515cm" svg:y2="10.889cm">
          <text:p/>
        </draw:line>
        <draw:line draw:style-name="gr35" draw:text-style-name="P8" draw:layer="layout" svg:x1="6.545cm" svg:y1="10.889cm" svg:x2="6.566cm" svg:y2="10.889cm">
          <text:p/>
        </draw:line>
        <draw:line draw:style-name="gr35" draw:text-style-name="P8" draw:layer="layout" svg:x1="6.596cm" svg:y1="10.889cm" svg:x2="6.617cm" svg:y2="10.889cm">
          <text:p/>
        </draw:line>
        <draw:line draw:style-name="gr35" draw:text-style-name="P8" draw:layer="layout" svg:x1="6.647cm" svg:y1="10.889cm" svg:x2="6.668cm" svg:y2="10.889cm">
          <text:p/>
        </draw:line>
        <draw:line draw:style-name="gr35" draw:text-style-name="P8" draw:layer="layout" svg:x1="6.697cm" svg:y1="10.889cm" svg:x2="6.718cm" svg:y2="10.889cm">
          <text:p/>
        </draw:line>
        <draw:line draw:style-name="gr35" draw:text-style-name="P8" draw:layer="layout" svg:x1="6.748cm" svg:y1="10.889cm" svg:x2="6.769cm" svg:y2="10.889cm">
          <text:p/>
        </draw:line>
        <draw:line draw:style-name="gr35" draw:text-style-name="P8" draw:layer="layout" svg:x1="6.799cm" svg:y1="10.889cm" svg:x2="6.82cm" svg:y2="10.889cm">
          <text:p/>
        </draw:line>
        <draw:line draw:style-name="gr35" draw:text-style-name="P8" draw:layer="layout" svg:x1="6.85cm" svg:y1="10.889cm" svg:x2="6.871cm" svg:y2="10.889cm">
          <text:p/>
        </draw:line>
        <draw:line draw:style-name="gr35" draw:text-style-name="P8" draw:layer="layout" svg:x1="6.9cm" svg:y1="10.889cm" svg:x2="6.922cm" svg:y2="10.889cm">
          <text:p/>
        </draw:line>
        <draw:line draw:style-name="gr35" draw:text-style-name="P8" draw:layer="layout" svg:x1="6.951cm" svg:y1="10.889cm" svg:x2="6.972cm" svg:y2="10.889cm">
          <text:p/>
        </draw:line>
        <draw:line draw:style-name="gr35" draw:text-style-name="P8" draw:layer="layout" svg:x1="7.002cm" svg:y1="10.889cm" svg:x2="7.023cm" svg:y2="10.889cm">
          <text:p/>
        </draw:line>
        <draw:line draw:style-name="gr35" draw:text-style-name="P8" draw:layer="layout" svg:x1="7.053cm" svg:y1="10.889cm" svg:x2="7.074cm" svg:y2="10.889cm">
          <text:p/>
        </draw:line>
        <draw:line draw:style-name="gr35" draw:text-style-name="P8" draw:layer="layout" svg:x1="7.103cm" svg:y1="10.889cm" svg:x2="7.125cm" svg:y2="10.889cm">
          <text:p/>
        </draw:line>
        <draw:line draw:style-name="gr35" draw:text-style-name="P8" draw:layer="layout" svg:x1="7.154cm" svg:y1="10.889cm" svg:x2="7.175cm" svg:y2="10.889cm">
          <text:p/>
        </draw:line>
        <draw:line draw:style-name="gr35" draw:text-style-name="P8" draw:layer="layout" svg:x1="7.205cm" svg:y1="10.889cm" svg:x2="7.226cm" svg:y2="10.889cm">
          <text:p/>
        </draw:line>
        <draw:line draw:style-name="gr35" draw:text-style-name="P8" draw:layer="layout" svg:x1="7.256cm" svg:y1="10.889cm" svg:x2="7.277cm" svg:y2="10.889cm">
          <text:p/>
        </draw:line>
        <draw:line draw:style-name="gr35" draw:text-style-name="P8" draw:layer="layout" svg:x1="7.307cm" svg:y1="10.889cm" svg:x2="7.328cm" svg:y2="10.889cm">
          <text:p/>
        </draw:line>
        <draw:line draw:style-name="gr35" draw:text-style-name="P8" draw:layer="layout" svg:x1="7.357cm" svg:y1="10.889cm" svg:x2="7.378cm" svg:y2="10.889cm">
          <text:p/>
        </draw:line>
        <draw:line draw:style-name="gr35" draw:text-style-name="P8" draw:layer="layout" svg:x1="7.408cm" svg:y1="10.889cm" svg:x2="7.429cm" svg:y2="10.889cm">
          <text:p/>
        </draw:line>
        <draw:line draw:style-name="gr35" draw:text-style-name="P8" draw:layer="layout" svg:x1="7.459cm" svg:y1="10.889cm" svg:x2="7.48cm" svg:y2="10.889cm">
          <text:p/>
        </draw:line>
        <draw:line draw:style-name="gr35" draw:text-style-name="P8" draw:layer="layout" svg:x1="7.51cm" svg:y1="10.889cm" svg:x2="7.531cm" svg:y2="10.889cm">
          <text:p/>
        </draw:line>
        <draw:line draw:style-name="gr35" draw:text-style-name="P8" draw:layer="layout" svg:x1="7.56cm" svg:y1="10.889cm" svg:x2="7.582cm" svg:y2="10.889cm">
          <text:p/>
        </draw:line>
        <draw:line draw:style-name="gr35" draw:text-style-name="P8" draw:layer="layout" svg:x1="7.611cm" svg:y1="10.889cm" svg:x2="7.632cm" svg:y2="10.889cm">
          <text:p/>
        </draw:line>
        <draw:line draw:style-name="gr35" draw:text-style-name="P8" draw:layer="layout" svg:x1="7.662cm" svg:y1="10.889cm" svg:x2="7.683cm" svg:y2="10.889cm">
          <text:p/>
        </draw:line>
        <draw:line draw:style-name="gr35" draw:text-style-name="P8" draw:layer="layout" svg:x1="7.713cm" svg:y1="10.889cm" svg:x2="7.734cm" svg:y2="10.889cm">
          <text:p/>
        </draw:line>
        <draw:line draw:style-name="gr35" draw:text-style-name="P8" draw:layer="layout" svg:x1="7.764cm" svg:y1="10.889cm" svg:x2="7.785cm" svg:y2="10.889cm">
          <text:p/>
        </draw:line>
        <draw:line draw:style-name="gr35" draw:text-style-name="P8" draw:layer="layout" svg:x1="7.814cm" svg:y1="10.889cm" svg:x2="7.835cm" svg:y2="10.889cm">
          <text:p/>
        </draw:line>
        <draw:line draw:style-name="gr35" draw:text-style-name="P8" draw:layer="layout" svg:x1="7.865cm" svg:y1="10.889cm" svg:x2="7.886cm" svg:y2="10.889cm">
          <text:p/>
        </draw:line>
        <draw:line draw:style-name="gr35" draw:text-style-name="P8" draw:layer="layout" svg:x1="7.916cm" svg:y1="10.889cm" svg:x2="7.937cm" svg:y2="10.889cm">
          <text:p/>
        </draw:line>
        <draw:line draw:style-name="gr35" draw:text-style-name="P8" draw:layer="layout" svg:x1="7.967cm" svg:y1="10.889cm" svg:x2="7.988cm" svg:y2="10.889cm">
          <text:p/>
        </draw:line>
        <draw:line draw:style-name="gr35" draw:text-style-name="P8" draw:layer="layout" svg:x1="8.017cm" svg:y1="10.889cm" svg:x2="8.039cm" svg:y2="10.889cm">
          <text:p/>
        </draw:line>
        <draw:line draw:style-name="gr35" draw:text-style-name="P8" draw:layer="layout" svg:x1="8.068cm" svg:y1="10.889cm" svg:x2="8.089cm" svg:y2="10.889cm">
          <text:p/>
        </draw:line>
        <draw:line draw:style-name="gr35" draw:text-style-name="P8" draw:layer="layout" svg:x1="8.119cm" svg:y1="10.889cm" svg:x2="8.14cm" svg:y2="10.889cm">
          <text:p/>
        </draw:line>
        <draw:line draw:style-name="gr35" draw:text-style-name="P8" draw:layer="layout" svg:x1="8.17cm" svg:y1="10.889cm" svg:x2="8.191cm" svg:y2="10.889cm">
          <text:p/>
        </draw:line>
        <draw:line draw:style-name="gr35" draw:text-style-name="P8" draw:layer="layout" svg:x1="8.22cm" svg:y1="10.889cm" svg:x2="8.242cm" svg:y2="10.889cm">
          <text:p/>
        </draw:line>
        <draw:line draw:style-name="gr35" draw:text-style-name="P8" draw:layer="layout" svg:x1="8.271cm" svg:y1="10.889cm" svg:x2="8.292cm" svg:y2="10.889cm">
          <text:p/>
        </draw:line>
        <draw:line draw:style-name="gr35" draw:text-style-name="P8" draw:layer="layout" svg:x1="8.322cm" svg:y1="10.889cm" svg:x2="8.343cm" svg:y2="10.889cm">
          <text:p/>
        </draw:line>
        <draw:line draw:style-name="gr35" draw:text-style-name="P8" draw:layer="layout" svg:x1="8.373cm" svg:y1="10.889cm" svg:x2="8.394cm" svg:y2="10.889cm">
          <text:p/>
        </draw:line>
        <draw:line draw:style-name="gr35" draw:text-style-name="P8" draw:layer="layout" svg:x1="8.424cm" svg:y1="10.889cm" svg:x2="8.445cm" svg:y2="10.889cm">
          <text:p/>
        </draw:line>
        <draw:line draw:style-name="gr35" draw:text-style-name="P8" draw:layer="layout" svg:x1="8.474cm" svg:y1="10.889cm" svg:x2="8.495cm" svg:y2="10.889cm">
          <text:p/>
        </draw:line>
        <draw:line draw:style-name="gr35" draw:text-style-name="P8" draw:layer="layout" svg:x1="8.525cm" svg:y1="10.889cm" svg:x2="8.546cm" svg:y2="10.889cm">
          <text:p/>
        </draw:line>
        <draw:line draw:style-name="gr35" draw:text-style-name="P8" draw:layer="layout" svg:x1="8.576cm" svg:y1="10.889cm" svg:x2="8.597cm" svg:y2="10.889cm">
          <text:p/>
        </draw:line>
        <draw:line draw:style-name="gr35" draw:text-style-name="P8" draw:layer="layout" svg:x1="8.627cm" svg:y1="10.889cm" svg:x2="8.648cm" svg:y2="10.889cm">
          <text:p/>
        </draw:line>
        <draw:line draw:style-name="gr35" draw:text-style-name="P8" draw:layer="layout" svg:x1="8.677cm" svg:y1="10.889cm" svg:x2="8.699cm" svg:y2="10.889cm">
          <text:p/>
        </draw:line>
        <draw:line draw:style-name="gr35" draw:text-style-name="P8" draw:layer="layout" svg:x1="8.728cm" svg:y1="10.889cm" svg:x2="8.749cm" svg:y2="10.889cm">
          <text:p/>
        </draw:line>
        <draw:line draw:style-name="gr35" draw:text-style-name="P8" draw:layer="layout" svg:x1="8.779cm" svg:y1="10.889cm" svg:x2="8.8cm" svg:y2="10.889cm">
          <text:p/>
        </draw:line>
        <draw:line draw:style-name="gr35" draw:text-style-name="P8" draw:layer="layout" svg:x1="8.83cm" svg:y1="10.889cm" svg:x2="8.851cm" svg:y2="10.889cm">
          <text:p/>
        </draw:line>
        <draw:line draw:style-name="gr35" draw:text-style-name="P8" draw:layer="layout" svg:x1="8.881cm" svg:y1="10.889cm" svg:x2="8.902cm" svg:y2="10.889cm">
          <text:p/>
        </draw:line>
        <draw:line draw:style-name="gr35" draw:text-style-name="P8" draw:layer="layout" svg:x1="8.931cm" svg:y1="10.889cm" svg:x2="8.952cm" svg:y2="10.889cm">
          <text:p/>
        </draw:line>
        <draw:line draw:style-name="gr35" draw:text-style-name="P8" draw:layer="layout" svg:x1="8.982cm" svg:y1="10.889cm" svg:x2="9.003cm" svg:y2="10.889cm">
          <text:p/>
        </draw:line>
        <draw:line draw:style-name="gr35" draw:text-style-name="P8" draw:layer="layout" svg:x1="9.033cm" svg:y1="10.889cm" svg:x2="9.054cm" svg:y2="10.889cm">
          <text:p/>
        </draw:line>
        <draw:line draw:style-name="gr35" draw:text-style-name="P8" draw:layer="layout" svg:x1="9.084cm" svg:y1="10.889cm" svg:x2="9.105cm" svg:y2="10.889cm">
          <text:p/>
        </draw:line>
        <draw:line draw:style-name="gr35" draw:text-style-name="P8" draw:layer="layout" svg:x1="9.134cm" svg:y1="10.889cm" svg:x2="9.156cm" svg:y2="10.889cm">
          <text:p/>
        </draw:line>
        <draw:line draw:style-name="gr35" draw:text-style-name="P8" draw:layer="layout" svg:x1="9.185cm" svg:y1="10.889cm" svg:x2="9.206cm" svg:y2="10.889cm">
          <text:p/>
        </draw:line>
        <draw:line draw:style-name="gr35" draw:text-style-name="P8" draw:layer="layout" svg:x1="9.236cm" svg:y1="10.889cm" svg:x2="9.257cm" svg:y2="10.889cm">
          <text:p/>
        </draw:line>
        <draw:line draw:style-name="gr35" draw:text-style-name="P8" draw:layer="layout" svg:x1="9.287cm" svg:y1="10.889cm" svg:x2="9.308cm" svg:y2="10.889cm">
          <text:p/>
        </draw:line>
        <draw:line draw:style-name="gr35" draw:text-style-name="P8" draw:layer="layout" svg:x1="9.337cm" svg:y1="10.889cm" svg:x2="9.359cm" svg:y2="10.889cm">
          <text:p/>
        </draw:line>
        <draw:line draw:style-name="gr35" draw:text-style-name="P8" draw:layer="layout" svg:x1="9.388cm" svg:y1="10.889cm" svg:x2="9.409cm" svg:y2="10.889cm">
          <text:p/>
        </draw:line>
        <draw:line draw:style-name="gr35" draw:text-style-name="P8" draw:layer="layout" svg:x1="9.439cm" svg:y1="10.889cm" svg:x2="9.46cm" svg:y2="10.889cm">
          <text:p/>
        </draw:line>
        <draw:line draw:style-name="gr35" draw:text-style-name="P8" draw:layer="layout" svg:x1="9.49cm" svg:y1="10.889cm" svg:x2="9.511cm" svg:y2="10.889cm">
          <text:p/>
        </draw:line>
        <draw:line draw:style-name="gr35" draw:text-style-name="P8" draw:layer="layout" svg:x1="9.541cm" svg:y1="10.889cm" svg:x2="9.562cm" svg:y2="10.889cm">
          <text:p/>
        </draw:line>
        <draw:line draw:style-name="gr35" draw:text-style-name="P8" draw:layer="layout" svg:x1="9.591cm" svg:y1="10.889cm" svg:x2="9.612cm" svg:y2="10.889cm">
          <text:p/>
        </draw:line>
        <draw:line draw:style-name="gr35" draw:text-style-name="P8" draw:layer="layout" svg:x1="9.642cm" svg:y1="10.889cm" svg:x2="9.663cm" svg:y2="10.889cm">
          <text:p/>
        </draw:line>
        <draw:line draw:style-name="gr35" draw:text-style-name="P8" draw:layer="layout" svg:x1="9.693cm" svg:y1="10.889cm" svg:x2="9.714cm" svg:y2="10.889cm">
          <text:p/>
        </draw:line>
        <draw:line draw:style-name="gr35" draw:text-style-name="P8" draw:layer="layout" svg:x1="9.744cm" svg:y1="10.889cm" svg:x2="9.765cm" svg:y2="10.889cm">
          <text:p/>
        </draw:line>
        <draw:line draw:style-name="gr35" draw:text-style-name="P8" draw:layer="layout" svg:x1="9.794cm" svg:y1="10.889cm" svg:x2="9.816cm" svg:y2="10.889cm">
          <text:p/>
        </draw:line>
        <draw:line draw:style-name="gr35" draw:text-style-name="P8" draw:layer="layout" svg:x1="9.845cm" svg:y1="10.889cm" svg:x2="9.866cm" svg:y2="10.889cm">
          <text:p/>
        </draw:line>
        <draw:line draw:style-name="gr35" draw:text-style-name="P8" draw:layer="layout" svg:x1="9.896cm" svg:y1="10.889cm" svg:x2="9.917cm" svg:y2="10.889cm">
          <text:p/>
        </draw:line>
        <draw:line draw:style-name="gr35" draw:text-style-name="P8" draw:layer="layout" svg:x1="9.947cm" svg:y1="10.889cm" svg:x2="9.968cm" svg:y2="10.889cm">
          <text:p/>
        </draw:line>
        <draw:line draw:style-name="gr35" draw:text-style-name="P8" draw:layer="layout" svg:x1="9.998cm" svg:y1="10.889cm" svg:x2="10.019cm" svg:y2="10.889cm">
          <text:p/>
        </draw:line>
        <draw:line draw:style-name="gr35" draw:text-style-name="P8" draw:layer="layout" svg:x1="10.048cm" svg:y1="10.889cm" svg:x2="10.069cm" svg:y2="10.889cm">
          <text:p/>
        </draw:line>
        <draw:line draw:style-name="gr35" draw:text-style-name="P8" draw:layer="layout" svg:x1="10.099cm" svg:y1="10.889cm" svg:x2="10.12cm" svg:y2="10.889cm">
          <text:p/>
        </draw:line>
        <draw:line draw:style-name="gr35" draw:text-style-name="P8" draw:layer="layout" svg:x1="10.15cm" svg:y1="10.889cm" svg:x2="10.171cm" svg:y2="10.889cm">
          <text:p/>
        </draw:line>
        <draw:line draw:style-name="gr35" draw:text-style-name="P8" draw:layer="layout" svg:x1="10.201cm" svg:y1="10.889cm" svg:x2="10.222cm" svg:y2="10.889cm">
          <text:p/>
        </draw:line>
        <draw:line draw:style-name="gr35" draw:text-style-name="P8" draw:layer="layout" svg:x1="10.251cm" svg:y1="10.889cm" svg:x2="10.273cm" svg:y2="10.889cm">
          <text:p/>
        </draw:line>
        <draw:line draw:style-name="gr35" draw:text-style-name="P8" draw:layer="layout" svg:x1="10.302cm" svg:y1="10.889cm" svg:x2="10.323cm" svg:y2="10.889cm">
          <text:p/>
        </draw:line>
        <draw:line draw:style-name="gr35" draw:text-style-name="P8" draw:layer="layout" svg:x1="10.353cm" svg:y1="10.889cm" svg:x2="10.374cm" svg:y2="10.889cm">
          <text:p/>
        </draw:line>
        <draw:line draw:style-name="gr35" draw:text-style-name="P8" draw:layer="layout" svg:x1="10.404cm" svg:y1="10.889cm" svg:x2="10.425cm" svg:y2="10.889cm">
          <text:p/>
        </draw:line>
        <draw:line draw:style-name="gr35" draw:text-style-name="P8" draw:layer="layout" svg:x1="10.454cm" svg:y1="10.889cm" svg:x2="10.476cm" svg:y2="10.889cm">
          <text:p/>
        </draw:line>
        <draw:line draw:style-name="gr35" draw:text-style-name="P8" draw:layer="layout" svg:x1="10.505cm" svg:y1="10.889cm" svg:x2="10.526cm" svg:y2="10.889cm">
          <text:p/>
        </draw:line>
        <draw:line draw:style-name="gr35" draw:text-style-name="P8" draw:layer="layout" svg:x1="10.556cm" svg:y1="10.889cm" svg:x2="10.577cm" svg:y2="10.889cm">
          <text:p/>
        </draw:line>
        <draw:line draw:style-name="gr35" draw:text-style-name="P8" draw:layer="layout" svg:x1="10.607cm" svg:y1="10.889cm" svg:x2="10.628cm" svg:y2="10.889cm">
          <text:p/>
        </draw:line>
        <draw:line draw:style-name="gr35" draw:text-style-name="P8" draw:layer="layout" svg:x1="10.658cm" svg:y1="10.889cm" svg:x2="10.679cm" svg:y2="10.889cm">
          <text:p/>
        </draw:line>
        <draw:line draw:style-name="gr35" draw:text-style-name="P8" draw:layer="layout" svg:x1="10.708cm" svg:y1="10.889cm" svg:x2="10.729cm" svg:y2="10.889cm">
          <text:p/>
        </draw:line>
        <draw:line draw:style-name="gr35" draw:text-style-name="P8" draw:layer="layout" svg:x1="10.759cm" svg:y1="10.889cm" svg:x2="10.78cm" svg:y2="10.889cm">
          <text:p/>
        </draw:line>
        <draw:line draw:style-name="gr35" draw:text-style-name="P8" draw:layer="layout" svg:x1="10.81cm" svg:y1="10.889cm" svg:x2="10.831cm" svg:y2="10.889cm">
          <text:p/>
        </draw:line>
        <draw:line draw:style-name="gr35" draw:text-style-name="P8" draw:layer="layout" svg:x1="10.861cm" svg:y1="10.889cm" svg:x2="10.882cm" svg:y2="10.889cm">
          <text:p/>
        </draw:line>
        <draw:line draw:style-name="gr35" draw:text-style-name="P8" draw:layer="layout" svg:x1="10.911cm" svg:y1="10.889cm" svg:x2="10.933cm" svg:y2="10.889cm">
          <text:p/>
        </draw:line>
        <draw:line draw:style-name="gr35" draw:text-style-name="P8" draw:layer="layout" svg:x1="10.962cm" svg:y1="10.889cm" svg:x2="10.983cm" svg:y2="10.889cm">
          <text:p/>
        </draw:line>
        <draw:line draw:style-name="gr35" draw:text-style-name="P8" draw:layer="layout" svg:x1="11.013cm" svg:y1="10.889cm" svg:x2="11.034cm" svg:y2="10.889cm">
          <text:p/>
        </draw:line>
        <draw:line draw:style-name="gr35" draw:text-style-name="P8" draw:layer="layout" svg:x1="11.064cm" svg:y1="10.889cm" svg:x2="11.085cm" svg:y2="10.889cm">
          <text:p/>
        </draw:line>
        <draw:line draw:style-name="gr35" draw:text-style-name="P8" draw:layer="layout" svg:x1="11.115cm" svg:y1="10.889cm" svg:x2="11.136cm" svg:y2="10.889cm">
          <text:p/>
        </draw:line>
        <draw:line draw:style-name="gr35" draw:text-style-name="P8" draw:layer="layout" svg:x1="11.165cm" svg:y1="10.889cm" svg:x2="11.186cm" svg:y2="10.889cm">
          <text:p/>
        </draw:line>
        <draw:line draw:style-name="gr35" draw:text-style-name="P8" draw:layer="layout" svg:x1="11.216cm" svg:y1="10.889cm" svg:x2="11.237cm" svg:y2="10.889cm">
          <text:p/>
        </draw:line>
        <draw:line draw:style-name="gr35" draw:text-style-name="P8" draw:layer="layout" svg:x1="11.267cm" svg:y1="10.889cm" svg:x2="11.288cm" svg:y2="10.889cm">
          <text:p/>
        </draw:line>
        <draw:line draw:style-name="gr35" draw:text-style-name="P8" draw:layer="layout" svg:x1="11.318cm" svg:y1="10.889cm" svg:x2="11.339cm" svg:y2="10.889cm">
          <text:p/>
        </draw:line>
        <draw:line draw:style-name="gr35" draw:text-style-name="P8" draw:layer="layout" svg:x1="11.368cm" svg:y1="10.889cm" svg:x2="11.39cm" svg:y2="10.889cm">
          <text:p/>
        </draw:line>
        <draw:line draw:style-name="gr35" draw:text-style-name="P8" draw:layer="layout" svg:x1="11.419cm" svg:y1="10.889cm" svg:x2="11.44cm" svg:y2="10.889cm">
          <text:p/>
        </draw:line>
        <draw:line draw:style-name="gr35" draw:text-style-name="P8" draw:layer="layout" svg:x1="11.47cm" svg:y1="10.889cm" svg:x2="11.491cm" svg:y2="10.889cm">
          <text:p/>
        </draw:line>
        <draw:line draw:style-name="gr35" draw:text-style-name="P8" draw:layer="layout" svg:x1="11.521cm" svg:y1="10.889cm" svg:x2="11.542cm" svg:y2="10.889cm">
          <text:p/>
        </draw:line>
        <draw:line draw:style-name="gr35" draw:text-style-name="P8" draw:layer="layout" svg:x1="11.571cm" svg:y1="10.889cm" svg:x2="11.593cm" svg:y2="10.889cm">
          <text:p/>
        </draw:line>
        <draw:line draw:style-name="gr35" draw:text-style-name="P8" draw:layer="layout" svg:x1="11.622cm" svg:y1="10.889cm" svg:x2="11.643cm" svg:y2="10.889cm">
          <text:p/>
        </draw:line>
        <draw:line draw:style-name="gr35" draw:text-style-name="P8" draw:layer="layout" svg:x1="11.673cm" svg:y1="10.889cm" svg:x2="11.694cm" svg:y2="10.889cm">
          <text:p/>
        </draw:line>
        <draw:line draw:style-name="gr35" draw:text-style-name="P8" draw:layer="layout" svg:x1="11.724cm" svg:y1="10.889cm" svg:x2="11.745cm" svg:y2="10.889cm">
          <text:p/>
        </draw:line>
        <draw:line draw:style-name="gr35" draw:text-style-name="P8" draw:layer="layout" svg:x1="11.775cm" svg:y1="10.889cm" svg:x2="11.796cm" svg:y2="10.889cm">
          <text:p/>
        </draw:line>
        <draw:line draw:style-name="gr35" draw:text-style-name="P8" draw:layer="layout" svg:x1="11.825cm" svg:y1="10.889cm" svg:x2="11.846cm" svg:y2="10.889cm">
          <text:p/>
        </draw:line>
        <draw:line draw:style-name="gr35" draw:text-style-name="P8" draw:layer="layout" svg:x1="11.876cm" svg:y1="10.889cm" svg:x2="11.897cm" svg:y2="10.889cm">
          <text:p/>
        </draw:line>
        <draw:line draw:style-name="gr35" draw:text-style-name="P8" draw:layer="layout" svg:x1="11.927cm" svg:y1="10.889cm" svg:x2="11.948cm" svg:y2="10.889cm">
          <text:p/>
        </draw:line>
        <draw:line draw:style-name="gr35" draw:text-style-name="P8" draw:layer="layout" svg:x1="11.978cm" svg:y1="10.889cm" svg:x2="11.999cm" svg:y2="10.889cm">
          <text:p/>
        </draw:line>
        <draw:line draw:style-name="gr35" draw:text-style-name="P8" draw:layer="layout" svg:x1="12.028cm" svg:y1="10.889cm" svg:x2="12.05cm" svg:y2="10.889cm">
          <text:p/>
        </draw:line>
        <draw:line draw:style-name="gr35" draw:text-style-name="P8" draw:layer="layout" svg:x1="12.079cm" svg:y1="10.889cm" svg:x2="12.1cm" svg:y2="10.889cm">
          <text:p/>
        </draw:line>
        <draw:line draw:style-name="gr35" draw:text-style-name="P8" draw:layer="layout" svg:x1="12.13cm" svg:y1="10.889cm" svg:x2="12.151cm" svg:y2="10.889cm">
          <text:p/>
        </draw:line>
        <draw:line draw:style-name="gr35" draw:text-style-name="P8" draw:layer="layout" svg:x1="12.181cm" svg:y1="10.889cm" svg:x2="12.202cm" svg:y2="10.889cm">
          <text:p/>
        </draw:line>
        <draw:line draw:style-name="gr35" draw:text-style-name="P8" draw:layer="layout" svg:x1="12.232cm" svg:y1="10.889cm" svg:x2="12.253cm" svg:y2="10.889cm">
          <text:p/>
        </draw:line>
        <draw:line draw:style-name="gr35" draw:text-style-name="P8" draw:layer="layout" svg:x1="12.282cm" svg:y1="10.889cm" svg:x2="12.303cm" svg:y2="10.889cm">
          <text:p/>
        </draw:line>
        <draw:line draw:style-name="gr35" draw:text-style-name="P8" draw:layer="layout" svg:x1="12.333cm" svg:y1="10.889cm" svg:x2="12.354cm" svg:y2="10.889cm">
          <text:p/>
        </draw:line>
        <draw:line draw:style-name="gr35" draw:text-style-name="P8" draw:layer="layout" svg:x1="12.384cm" svg:y1="10.889cm" svg:x2="12.405cm" svg:y2="10.889cm">
          <text:p/>
        </draw:line>
        <draw:line draw:style-name="gr35" draw:text-style-name="P8" draw:layer="layout" svg:x1="12.435cm" svg:y1="10.889cm" svg:x2="12.456cm" svg:y2="10.889cm">
          <text:p/>
        </draw:line>
        <draw:line draw:style-name="gr35" draw:text-style-name="P8" draw:layer="layout" svg:x1="12.485cm" svg:y1="10.889cm" svg:x2="12.507cm" svg:y2="10.889cm">
          <text:p/>
        </draw:line>
        <draw:line draw:style-name="gr35" draw:text-style-name="P8" draw:layer="layout" svg:x1="12.536cm" svg:y1="10.889cm" svg:x2="12.557cm" svg:y2="10.889cm">
          <text:p/>
        </draw:line>
        <draw:line draw:style-name="gr35" draw:text-style-name="P8" draw:layer="layout" svg:x1="12.587cm" svg:y1="10.889cm" svg:x2="12.608cm" svg:y2="10.889cm">
          <text:p/>
        </draw:line>
        <draw:line draw:style-name="gr35" draw:text-style-name="P8" draw:layer="layout" svg:x1="12.638cm" svg:y1="10.889cm" svg:x2="12.659cm" svg:y2="10.889cm">
          <text:p/>
        </draw:line>
        <draw:line draw:style-name="gr35" draw:text-style-name="P8" draw:layer="layout" svg:x1="12.688cm" svg:y1="10.889cm" svg:x2="12.71cm" svg:y2="10.889cm">
          <text:p/>
        </draw:line>
        <draw:line draw:style-name="gr35" draw:text-style-name="P8" draw:layer="layout" svg:x1="12.739cm" svg:y1="10.889cm" svg:x2="12.76cm" svg:y2="10.889cm">
          <text:p/>
        </draw:line>
        <draw:line draw:style-name="gr35" draw:text-style-name="P8" draw:layer="layout" svg:x1="12.79cm" svg:y1="10.889cm" svg:x2="12.811cm" svg:y2="10.889cm">
          <text:p/>
        </draw:line>
        <draw:line draw:style-name="gr35" draw:text-style-name="P8" draw:layer="layout" svg:x1="12.841cm" svg:y1="10.889cm" svg:x2="12.862cm" svg:y2="10.889cm">
          <text:p/>
        </draw:line>
        <draw:line draw:style-name="gr35" draw:text-style-name="P8" draw:layer="layout" svg:x1="12.892cm" svg:y1="10.889cm" svg:x2="12.913cm" svg:y2="10.889cm">
          <text:p/>
        </draw:line>
        <draw:line draw:style-name="gr35" draw:text-style-name="P8" draw:layer="layout" svg:x1="12.942cm" svg:y1="10.889cm" svg:x2="12.964cm" svg:y2="10.889cm">
          <text:p/>
        </draw:line>
        <draw:line draw:style-name="gr35" draw:text-style-name="P8" draw:layer="layout" svg:x1="12.993cm" svg:y1="10.889cm" svg:x2="13.014cm" svg:y2="10.889cm">
          <text:p/>
        </draw:line>
        <draw:line draw:style-name="gr35" draw:text-style-name="P8" draw:layer="layout" svg:x1="13.044cm" svg:y1="10.889cm" svg:x2="13.065cm" svg:y2="10.889cm">
          <text:p/>
        </draw:line>
        <draw:line draw:style-name="gr35" draw:text-style-name="P8" draw:layer="layout" svg:x1="13.095cm" svg:y1="10.889cm" svg:x2="13.116cm" svg:y2="10.889cm">
          <text:p/>
        </draw:line>
        <draw:line draw:style-name="gr35" draw:text-style-name="P8" draw:layer="layout" svg:x1="13.145cm" svg:y1="10.889cm" svg:x2="13.167cm" svg:y2="10.889cm">
          <text:p/>
        </draw:line>
        <draw:line draw:style-name="gr35" draw:text-style-name="P8" draw:layer="layout" svg:x1="13.196cm" svg:y1="10.889cm" svg:x2="13.217cm" svg:y2="10.889cm">
          <text:p/>
        </draw:line>
        <draw:line draw:style-name="gr35" draw:text-style-name="P8" draw:layer="layout" svg:x1="13.247cm" svg:y1="10.889cm" svg:x2="13.268cm" svg:y2="10.889cm">
          <text:p/>
        </draw:line>
        <draw:line draw:style-name="gr35" draw:text-style-name="P8" draw:layer="layout" svg:x1="13.298cm" svg:y1="10.889cm" svg:x2="13.319cm" svg:y2="10.889cm">
          <text:p/>
        </draw:line>
        <draw:line draw:style-name="gr35" draw:text-style-name="P8" draw:layer="layout" svg:x1="13.349cm" svg:y1="10.889cm" svg:x2="13.37cm" svg:y2="10.889cm">
          <text:p/>
        </draw:line>
        <draw:line draw:style-name="gr35" draw:text-style-name="P8" draw:layer="layout" svg:x1="13.399cm" svg:y1="10.889cm" svg:x2="13.42cm" svg:y2="10.889cm">
          <text:p/>
        </draw:line>
        <draw:line draw:style-name="gr35" draw:text-style-name="P8" draw:layer="layout" svg:x1="13.45cm" svg:y1="10.889cm" svg:x2="13.471cm" svg:y2="10.889cm">
          <text:p/>
        </draw:line>
        <draw:line draw:style-name="gr35" draw:text-style-name="P8" draw:layer="layout" svg:x1="13.501cm" svg:y1="10.889cm" svg:x2="13.522cm" svg:y2="10.889cm">
          <text:p/>
        </draw:line>
        <draw:line draw:style-name="gr35" draw:text-style-name="P8" draw:layer="layout" svg:x1="13.552cm" svg:y1="10.889cm" svg:x2="13.573cm" svg:y2="10.889cm">
          <text:p/>
        </draw:line>
        <draw:line draw:style-name="gr35" draw:text-style-name="P8" draw:layer="layout" svg:x1="13.602cm" svg:y1="10.889cm" svg:x2="13.624cm" svg:y2="10.889cm">
          <text:p/>
        </draw:line>
        <draw:line draw:style-name="gr35" draw:text-style-name="P8" draw:layer="layout" svg:x1="13.653cm" svg:y1="10.889cm" svg:x2="13.674cm" svg:y2="10.889cm">
          <text:p/>
        </draw:line>
        <draw:line draw:style-name="gr35" draw:text-style-name="P8" draw:layer="layout" svg:x1="13.704cm" svg:y1="10.889cm" svg:x2="13.725cm" svg:y2="10.889cm">
          <text:p/>
        </draw:line>
        <draw:line draw:style-name="gr35" draw:text-style-name="P8" draw:layer="layout" svg:x1="13.755cm" svg:y1="10.889cm" svg:x2="13.776cm" svg:y2="10.889cm">
          <text:p/>
        </draw:line>
        <draw:line draw:style-name="gr35" draw:text-style-name="P8" draw:layer="layout" svg:x1="13.805cm" svg:y1="10.889cm" svg:x2="13.827cm" svg:y2="10.889cm">
          <text:p/>
        </draw:line>
        <draw:line draw:style-name="gr35" draw:text-style-name="P8" draw:layer="layout" svg:x1="13.856cm" svg:y1="10.889cm" svg:x2="13.877cm" svg:y2="10.889cm">
          <text:p/>
        </draw:line>
        <draw:line draw:style-name="gr35" draw:text-style-name="P8" draw:layer="layout" svg:x1="13.907cm" svg:y1="10.889cm" svg:x2="13.928cm" svg:y2="10.889cm">
          <text:p/>
        </draw:line>
        <draw:line draw:style-name="gr35" draw:text-style-name="P8" draw:layer="layout" svg:x1="13.958cm" svg:y1="10.889cm" svg:x2="13.979cm" svg:y2="10.889cm">
          <text:p/>
        </draw:line>
        <draw:line draw:style-name="gr35" draw:text-style-name="P8" draw:layer="layout" svg:x1="14.009cm" svg:y1="10.889cm" svg:x2="14.03cm" svg:y2="10.889cm">
          <text:p/>
        </draw:line>
        <draw:line draw:style-name="gr35" draw:text-style-name="P8" draw:layer="layout" svg:x1="14.059cm" svg:y1="10.889cm" svg:x2="14.081cm" svg:y2="10.889cm">
          <text:p/>
        </draw:line>
        <draw:line draw:style-name="gr35" draw:text-style-name="P8" draw:layer="layout" svg:x1="14.11cm" svg:y1="10.889cm" svg:x2="14.131cm" svg:y2="10.889cm">
          <text:p/>
        </draw:line>
        <draw:line draw:style-name="gr35" draw:text-style-name="P8" draw:layer="layout" svg:x1="14.161cm" svg:y1="10.889cm" svg:x2="14.182cm" svg:y2="10.889cm">
          <text:p/>
        </draw:line>
        <draw:line draw:style-name="gr35" draw:text-style-name="P8" draw:layer="layout" svg:x1="14.212cm" svg:y1="10.889cm" svg:x2="14.233cm" svg:y2="10.889cm">
          <text:p/>
        </draw:line>
        <draw:line draw:style-name="gr35" draw:text-style-name="P8" draw:layer="layout" svg:x1="14.262cm" svg:y1="10.889cm" svg:x2="14.284cm" svg:y2="10.889cm">
          <text:p/>
        </draw:line>
        <draw:line draw:style-name="gr35" draw:text-style-name="P8" draw:layer="layout" svg:x1="14.313cm" svg:y1="10.889cm" svg:x2="14.334cm" svg:y2="10.889cm">
          <text:p/>
        </draw:line>
        <draw:line draw:style-name="gr35" draw:text-style-name="P8" draw:layer="layout" svg:x1="14.364cm" svg:y1="10.889cm" svg:x2="14.385cm" svg:y2="10.889cm">
          <text:p/>
        </draw:line>
        <draw:line draw:style-name="gr35" draw:text-style-name="P8" draw:layer="layout" svg:x1="14.415cm" svg:y1="10.889cm" svg:x2="14.436cm" svg:y2="10.889cm">
          <text:p/>
        </draw:line>
        <draw:line draw:style-name="gr35" draw:text-style-name="P8" draw:layer="layout" svg:x1="14.466cm" svg:y1="10.889cm" svg:x2="14.487cm" svg:y2="10.889cm">
          <text:p/>
        </draw:line>
        <draw:line draw:style-name="gr35" draw:text-style-name="P8" draw:layer="layout" svg:x1="14.516cm" svg:y1="10.889cm" svg:x2="14.537cm" svg:y2="10.889cm">
          <text:p/>
        </draw:line>
        <draw:line draw:style-name="gr35" draw:text-style-name="P8" draw:layer="layout" svg:x1="14.567cm" svg:y1="10.889cm" svg:x2="14.588cm" svg:y2="10.889cm">
          <text:p/>
        </draw:line>
        <draw:line draw:style-name="gr35" draw:text-style-name="P8" draw:layer="layout" svg:x1="14.618cm" svg:y1="10.889cm" svg:x2="14.639cm" svg:y2="10.889cm">
          <text:p/>
        </draw:line>
        <draw:line draw:style-name="gr35" draw:text-style-name="P8" draw:layer="layout" svg:x1="14.669cm" svg:y1="10.889cm" svg:x2="14.69cm" svg:y2="10.889cm">
          <text:p/>
        </draw:line>
        <draw:line draw:style-name="gr35" draw:text-style-name="P8" draw:layer="layout" svg:x1="14.719cm" svg:y1="10.889cm" svg:x2="14.741cm" svg:y2="10.889cm">
          <text:p/>
        </draw:line>
        <draw:line draw:style-name="gr35" draw:text-style-name="P8" draw:layer="layout" svg:x1="14.77cm" svg:y1="10.889cm" svg:x2="14.791cm" svg:y2="10.889cm">
          <text:p/>
        </draw:line>
        <draw:line draw:style-name="gr35" draw:text-style-name="P8" draw:layer="layout" svg:x1="14.821cm" svg:y1="10.889cm" svg:x2="14.842cm" svg:y2="10.889cm">
          <text:p/>
        </draw:line>
        <draw:line draw:style-name="gr35" draw:text-style-name="P8" draw:layer="layout" svg:x1="14.872cm" svg:y1="10.889cm" svg:x2="14.893cm" svg:y2="10.889cm">
          <text:p/>
        </draw:line>
        <draw:line draw:style-name="gr35" draw:text-style-name="P8" draw:layer="layout" svg:x1="14.922cm" svg:y1="10.889cm" svg:x2="14.944cm" svg:y2="10.889cm">
          <text:p/>
        </draw:line>
        <draw:line draw:style-name="gr35" draw:text-style-name="P8" draw:layer="layout" svg:x1="14.973cm" svg:y1="10.889cm" svg:x2="14.994cm" svg:y2="10.889cm">
          <text:p/>
        </draw:line>
        <draw:line draw:style-name="gr35" draw:text-style-name="P8" draw:layer="layout" svg:x1="15.024cm" svg:y1="10.889cm" svg:x2="15.045cm" svg:y2="10.889cm">
          <text:p/>
        </draw:line>
        <draw:line draw:style-name="gr35" draw:text-style-name="P8" draw:layer="layout" svg:x1="15.075cm" svg:y1="10.889cm" svg:x2="15.096cm" svg:y2="10.889cm">
          <text:p/>
        </draw:line>
        <draw:line draw:style-name="gr35" draw:text-style-name="P8" draw:layer="layout" svg:x1="15.126cm" svg:y1="10.889cm" svg:x2="15.147cm" svg:y2="10.889cm">
          <text:p/>
        </draw:line>
        <draw:line draw:style-name="gr35" draw:text-style-name="P8" draw:layer="layout" svg:x1="15.176cm" svg:y1="10.889cm" svg:x2="15.198cm" svg:y2="10.889cm">
          <text:p/>
        </draw:line>
        <draw:line draw:style-name="gr35" draw:text-style-name="P8" draw:layer="layout" svg:x1="15.227cm" svg:y1="10.889cm" svg:x2="15.248cm" svg:y2="10.889cm">
          <text:p/>
        </draw:line>
        <draw:line draw:style-name="gr35" draw:text-style-name="P8" draw:layer="layout" svg:x1="15.278cm" svg:y1="10.889cm" svg:x2="15.299cm" svg:y2="10.889cm">
          <text:p/>
        </draw:line>
        <draw:line draw:style-name="gr35" draw:text-style-name="P8" draw:layer="layout" svg:x1="15.329cm" svg:y1="10.889cm" svg:x2="15.35cm" svg:y2="10.889cm">
          <text:p/>
        </draw:line>
        <draw:line draw:style-name="gr35" draw:text-style-name="P8" draw:layer="layout" svg:x1="15.379cm" svg:y1="10.889cm" svg:x2="15.401cm" svg:y2="10.889cm">
          <text:p/>
        </draw:line>
        <draw:line draw:style-name="gr35" draw:text-style-name="P8" draw:layer="layout" svg:x1="15.43cm" svg:y1="10.889cm" svg:x2="15.451cm" svg:y2="10.889cm">
          <text:p/>
        </draw:line>
        <draw:line draw:style-name="gr35" draw:text-style-name="P8" draw:layer="layout" svg:x1="15.481cm" svg:y1="10.889cm" svg:x2="15.502cm" svg:y2="10.889cm">
          <text:p/>
        </draw:line>
        <draw:line draw:style-name="gr35" draw:text-style-name="P8" draw:layer="layout" svg:x1="15.532cm" svg:y1="10.889cm" svg:x2="15.553cm" svg:y2="10.889cm">
          <text:p/>
        </draw:line>
        <draw:line draw:style-name="gr35" draw:text-style-name="P8" draw:layer="layout" svg:x1="15.583cm" svg:y1="10.889cm" svg:x2="15.604cm" svg:y2="10.889cm">
          <text:p/>
        </draw:line>
        <draw:line draw:style-name="gr35" draw:text-style-name="P8" draw:layer="layout" svg:x1="15.633cm" svg:y1="10.889cm" svg:x2="15.654cm" svg:y2="10.889cm">
          <text:p/>
        </draw:line>
        <draw:line draw:style-name="gr35" draw:text-style-name="P8" draw:layer="layout" svg:x1="15.684cm" svg:y1="10.889cm" svg:x2="15.705cm" svg:y2="10.889cm">
          <text:p/>
        </draw:line>
        <draw:line draw:style-name="gr35" draw:text-style-name="P8" draw:layer="layout" svg:x1="15.735cm" svg:y1="10.889cm" svg:x2="15.756cm" svg:y2="10.889cm">
          <text:p/>
        </draw:line>
        <draw:line draw:style-name="gr35" draw:text-style-name="P8" draw:layer="layout" svg:x1="15.786cm" svg:y1="10.889cm" svg:x2="15.807cm" svg:y2="10.889cm">
          <text:p/>
        </draw:line>
        <draw:line draw:style-name="gr35" draw:text-style-name="P8" draw:layer="layout" svg:x1="15.836cm" svg:y1="10.889cm" svg:x2="15.858cm" svg:y2="10.889cm">
          <text:p/>
        </draw:line>
        <draw:line draw:style-name="gr35" draw:text-style-name="P8" draw:layer="layout" svg:x1="15.887cm" svg:y1="10.889cm" svg:x2="15.908cm" svg:y2="10.889cm">
          <text:p/>
        </draw:line>
        <draw:line draw:style-name="gr35" draw:text-style-name="P8" draw:layer="layout" svg:x1="15.938cm" svg:y1="10.889cm" svg:x2="15.959cm" svg:y2="10.889cm">
          <text:p/>
        </draw:line>
        <draw:line draw:style-name="gr35" draw:text-style-name="P8" draw:layer="layout" svg:x1="15.989cm" svg:y1="10.889cm" svg:x2="16.01cm" svg:y2="10.889cm">
          <text:p/>
        </draw:line>
        <draw:line draw:style-name="gr35" draw:text-style-name="P8" draw:layer="layout" svg:x1="16.039cm" svg:y1="10.889cm" svg:x2="16.061cm" svg:y2="10.889cm">
          <text:p/>
        </draw:line>
        <draw:line draw:style-name="gr35" draw:text-style-name="P8" draw:layer="layout" svg:x1="16.09cm" svg:y1="10.889cm" svg:x2="16.111cm" svg:y2="10.889cm">
          <text:p/>
        </draw:line>
        <draw:line draw:style-name="gr35" draw:text-style-name="P8" draw:layer="layout" svg:x1="16.141cm" svg:y1="10.889cm" svg:x2="16.162cm" svg:y2="10.889cm">
          <text:p/>
        </draw:line>
        <draw:line draw:style-name="gr35" draw:text-style-name="P8" draw:layer="layout" svg:x1="16.192cm" svg:y1="10.889cm" svg:x2="16.213cm" svg:y2="10.889cm">
          <text:p/>
        </draw:line>
        <draw:line draw:style-name="gr35" draw:text-style-name="P8" draw:layer="layout" svg:x1="16.243cm" svg:y1="10.889cm" svg:x2="16.264cm" svg:y2="10.889cm">
          <text:p/>
        </draw:line>
        <draw:line draw:style-name="gr35" draw:text-style-name="P8" draw:layer="layout" svg:x1="16.293cm" svg:y1="10.889cm" svg:x2="16.315cm" svg:y2="10.889cm">
          <text:p/>
        </draw:line>
        <draw:line draw:style-name="gr35" draw:text-style-name="P8" draw:layer="layout" svg:x1="16.344cm" svg:y1="10.889cm" svg:x2="16.365cm" svg:y2="10.889cm">
          <text:p/>
        </draw:line>
        <draw:line draw:style-name="gr35" draw:text-style-name="P8" draw:layer="layout" svg:x1="16.395cm" svg:y1="10.889cm" svg:x2="16.416cm" svg:y2="10.889cm">
          <text:p/>
        </draw:line>
        <draw:line draw:style-name="gr35" draw:text-style-name="P8" draw:layer="layout" svg:x1="16.446cm" svg:y1="10.889cm" svg:x2="16.467cm" svg:y2="10.889cm">
          <text:p/>
        </draw:line>
        <draw:line draw:style-name="gr35" draw:text-style-name="P8" draw:layer="layout" svg:x1="16.496cm" svg:y1="10.889cm" svg:x2="16.518cm" svg:y2="10.889cm">
          <text:p/>
        </draw:line>
        <draw:line draw:style-name="gr35" draw:text-style-name="P8" draw:layer="layout" svg:x1="16.547cm" svg:y1="10.889cm" svg:x2="16.568cm" svg:y2="10.889cm">
          <text:p/>
        </draw:line>
        <draw:line draw:style-name="gr35" draw:text-style-name="P8" draw:layer="layout" svg:x1="16.598cm" svg:y1="10.889cm" svg:x2="16.619cm" svg:y2="10.889cm">
          <text:p/>
        </draw:line>
        <draw:line draw:style-name="gr35" draw:text-style-name="P8" draw:layer="layout" svg:x1="16.649cm" svg:y1="10.889cm" svg:x2="16.67cm" svg:y2="10.889cm">
          <text:p/>
        </draw:line>
        <draw:line draw:style-name="gr35" draw:text-style-name="P8" draw:layer="layout" svg:x1="16.7cm" svg:y1="10.889cm" svg:x2="16.721cm" svg:y2="10.889cm">
          <text:p/>
        </draw:line>
        <draw:line draw:style-name="gr35" draw:text-style-name="P8" draw:layer="layout" svg:x1="16.75cm" svg:y1="10.889cm" svg:x2="16.771cm" svg:y2="10.889cm">
          <text:p/>
        </draw:line>
        <draw:line draw:style-name="gr35" draw:text-style-name="P8" draw:layer="layout" svg:x1="16.801cm" svg:y1="10.889cm" svg:x2="16.822cm" svg:y2="10.889cm">
          <text:p/>
        </draw:line>
        <draw:line draw:style-name="gr35" draw:text-style-name="P8" draw:layer="layout" svg:x1="16.852cm" svg:y1="10.889cm" svg:x2="16.873cm" svg:y2="10.889cm">
          <text:p/>
        </draw:line>
        <draw:line draw:style-name="gr35" draw:text-style-name="P8" draw:layer="layout" svg:x1="16.903cm" svg:y1="10.889cm" svg:x2="16.924cm" svg:y2="10.889cm">
          <text:p/>
        </draw:line>
        <draw:line draw:style-name="gr35" draw:text-style-name="P8" draw:layer="layout" svg:x1="16.953cm" svg:y1="10.889cm" svg:x2="16.975cm" svg:y2="10.889cm">
          <text:p/>
        </draw:line>
        <draw:line draw:style-name="gr35" draw:text-style-name="P8" draw:layer="layout" svg:x1="17.004cm" svg:y1="10.889cm" svg:x2="17.025cm" svg:y2="10.889cm">
          <text:p/>
        </draw:line>
        <draw:line draw:style-name="gr35" draw:text-style-name="P8" draw:layer="layout" svg:x1="17.055cm" svg:y1="10.889cm" svg:x2="17.076cm" svg:y2="10.889cm">
          <text:p/>
        </draw:line>
        <draw:line draw:style-name="gr35" draw:text-style-name="P8" draw:layer="layout" svg:x1="17.106cm" svg:y1="10.889cm" svg:x2="17.127cm" svg:y2="10.889cm">
          <text:p/>
        </draw:line>
        <draw:line draw:style-name="gr35" draw:text-style-name="P8" draw:layer="layout" svg:x1="17.156cm" svg:y1="10.889cm" svg:x2="17.178cm" svg:y2="10.889cm">
          <text:p/>
        </draw:line>
        <draw:line draw:style-name="gr35" draw:text-style-name="P8" draw:layer="layout" svg:x1="17.207cm" svg:y1="10.889cm" svg:x2="17.228cm" svg:y2="10.889cm">
          <text:p/>
        </draw:line>
        <draw:line draw:style-name="gr35" draw:text-style-name="P8" draw:layer="layout" svg:x1="17.258cm" svg:y1="10.889cm" svg:x2="17.279cm" svg:y2="10.889cm">
          <text:p/>
        </draw:line>
        <draw:line draw:style-name="gr35" draw:text-style-name="P8" draw:layer="layout" svg:x1="17.309cm" svg:y1="10.889cm" svg:x2="17.33cm" svg:y2="10.889cm">
          <text:p/>
        </draw:line>
        <draw:line draw:style-name="gr35" draw:text-style-name="P8" draw:layer="layout" svg:x1="17.36cm" svg:y1="10.889cm" svg:x2="17.381cm" svg:y2="10.889cm">
          <text:p/>
        </draw:line>
        <draw:line draw:style-name="gr35" draw:text-style-name="P8" draw:layer="layout" svg:x1="17.41cm" svg:y1="10.889cm" svg:x2="17.432cm" svg:y2="10.889cm">
          <text:p/>
        </draw:line>
        <draw:line draw:style-name="gr35" draw:text-style-name="P8" draw:layer="layout" svg:x1="17.461cm" svg:y1="10.889cm" svg:x2="17.482cm" svg:y2="10.889cm">
          <text:p/>
        </draw:line>
        <draw:line draw:style-name="gr35" draw:text-style-name="P8" draw:layer="layout" svg:x1="17.512cm" svg:y1="10.889cm" svg:x2="17.533cm" svg:y2="10.889cm">
          <text:p/>
        </draw:line>
        <draw:line draw:style-name="gr35" draw:text-style-name="P8" draw:layer="layout" svg:x1="17.563cm" svg:y1="10.889cm" svg:x2="17.584cm" svg:y2="10.889cm">
          <text:p/>
        </draw:line>
        <draw:line draw:style-name="gr35" draw:text-style-name="P8" draw:layer="layout" svg:x1="17.613cm" svg:y1="10.889cm" svg:x2="17.635cm" svg:y2="10.889cm">
          <text:p/>
        </draw:line>
        <draw:line draw:style-name="gr35" draw:text-style-name="P8" draw:layer="layout" svg:x1="17.664cm" svg:y1="10.889cm" svg:x2="17.685cm" svg:y2="10.889cm">
          <text:p/>
        </draw:line>
        <draw:line draw:style-name="gr35" draw:text-style-name="P8" draw:layer="layout" svg:x1="17.715cm" svg:y1="10.889cm" svg:x2="17.736cm" svg:y2="10.889cm">
          <text:p/>
        </draw:line>
        <draw:line draw:style-name="gr35" draw:text-style-name="P8" draw:layer="layout" svg:x1="17.766cm" svg:y1="10.889cm" svg:x2="17.787cm" svg:y2="10.889cm">
          <text:p/>
        </draw:line>
        <draw:line draw:style-name="gr35" draw:text-style-name="P8" draw:layer="layout" svg:x1="17.817cm" svg:y1="10.889cm" svg:x2="17.838cm" svg:y2="10.889cm">
          <text:p/>
        </draw:line>
        <draw:line draw:style-name="gr35" draw:text-style-name="P8" draw:layer="layout" svg:x1="17.867cm" svg:y1="10.889cm" svg:x2="17.888cm" svg:y2="10.889cm">
          <text:p/>
        </draw:line>
        <draw:line draw:style-name="gr35" draw:text-style-name="P8" draw:layer="layout" svg:x1="17.918cm" svg:y1="10.889cm" svg:x2="17.939cm" svg:y2="10.889cm">
          <text:p/>
        </draw:line>
        <draw:line draw:style-name="gr35" draw:text-style-name="P8" draw:layer="layout" svg:x1="17.969cm" svg:y1="10.889cm" svg:x2="17.99cm" svg:y2="10.889cm">
          <text:p/>
        </draw:line>
        <draw:line draw:style-name="gr35" draw:text-style-name="P8" draw:layer="layout" svg:x1="18.02cm" svg:y1="10.889cm" svg:x2="18.041cm" svg:y2="10.889cm">
          <text:p/>
        </draw:line>
        <draw:line draw:style-name="gr35" draw:text-style-name="P8" draw:layer="layout" svg:x1="18.07cm" svg:y1="10.889cm" svg:x2="18.092cm" svg:y2="10.889cm">
          <text:p/>
        </draw:line>
        <draw:line draw:style-name="gr35" draw:text-style-name="P8" draw:layer="layout" svg:x1="18.121cm" svg:y1="10.889cm" svg:x2="18.142cm" svg:y2="10.889cm">
          <text:p/>
        </draw:line>
        <draw:line draw:style-name="gr35" draw:text-style-name="P8" draw:layer="layout" svg:x1="18.172cm" svg:y1="10.889cm" svg:x2="18.193cm" svg:y2="10.889cm">
          <text:p/>
        </draw:line>
        <draw:line draw:style-name="gr35" draw:text-style-name="P8" draw:layer="layout" svg:x1="18.223cm" svg:y1="10.889cm" svg:x2="18.244cm" svg:y2="10.889cm">
          <text:p/>
        </draw:line>
        <draw:line draw:style-name="gr35" draw:text-style-name="P8" draw:layer="layout" svg:x1="18.273cm" svg:y1="10.889cm" svg:x2="18.295cm" svg:y2="10.889cm">
          <text:p/>
        </draw:line>
        <draw:line draw:style-name="gr35" draw:text-style-name="P8" draw:layer="layout" svg:x1="18.324cm" svg:y1="10.889cm" svg:x2="18.345cm" svg:y2="10.889cm">
          <text:p/>
        </draw:line>
        <draw:line draw:style-name="gr35" draw:text-style-name="P8" draw:layer="layout" svg:x1="18.375cm" svg:y1="10.889cm" svg:x2="18.396cm" svg:y2="10.889cm">
          <text:p/>
        </draw:line>
        <draw:line draw:style-name="gr35" draw:text-style-name="P8" draw:layer="layout" svg:x1="18.426cm" svg:y1="10.889cm" svg:x2="18.447cm" svg:y2="10.889cm">
          <text:p/>
        </draw:line>
        <draw:line draw:style-name="gr35" draw:text-style-name="P8" draw:layer="layout" svg:x1="18.477cm" svg:y1="10.889cm" svg:x2="18.498cm" svg:y2="10.889cm">
          <text:p/>
        </draw:line>
        <draw:line draw:style-name="gr35" draw:text-style-name="P8" draw:layer="layout" svg:x1="18.527cm" svg:y1="10.889cm" svg:x2="18.549cm" svg:y2="10.889cm">
          <text:p/>
        </draw:line>
        <draw:line draw:style-name="gr35" draw:text-style-name="P8" draw:layer="layout" svg:x1="18.578cm" svg:y1="10.889cm" svg:x2="18.599cm" svg:y2="10.889cm">
          <text:p/>
        </draw:line>
        <draw:line draw:style-name="gr35" draw:text-style-name="P8" draw:layer="layout" svg:x1="18.629cm" svg:y1="10.889cm" svg:x2="18.65cm" svg:y2="10.889cm">
          <text:p/>
        </draw:line>
        <draw:line draw:style-name="gr35" draw:text-style-name="P8" draw:layer="layout" svg:x1="18.68cm" svg:y1="10.889cm" svg:x2="18.701cm" svg:y2="10.889cm">
          <text:p/>
        </draw:line>
        <draw:line draw:style-name="gr35" draw:text-style-name="P8" draw:layer="layout" svg:x1="18.73cm" svg:y1="10.889cm" svg:x2="18.752cm" svg:y2="10.889cm">
          <text:p/>
        </draw:line>
        <draw:line draw:style-name="gr35" draw:text-style-name="P8" draw:layer="layout" svg:x1="18.781cm" svg:y1="10.889cm" svg:x2="18.802cm" svg:y2="10.889cm">
          <text:p/>
        </draw:line>
        <draw:line draw:style-name="gr35" draw:text-style-name="P8" draw:layer="layout" svg:x1="18.832cm" svg:y1="10.889cm" svg:x2="18.853cm" svg:y2="10.889cm">
          <text:p/>
        </draw:line>
        <draw:line draw:style-name="gr35" draw:text-style-name="P8" draw:layer="layout" svg:x1="18.883cm" svg:y1="10.889cm" svg:x2="18.904cm" svg:y2="10.889cm">
          <text:p/>
        </draw:line>
        <draw:line draw:style-name="gr35" draw:text-style-name="P8" draw:layer="layout" svg:x1="18.934cm" svg:y1="10.889cm" svg:x2="18.955cm" svg:y2="10.889cm">
          <text:p/>
        </draw:line>
        <draw:line draw:style-name="gr35" draw:text-style-name="P8" draw:layer="layout" svg:x1="18.984cm" svg:y1="10.889cm" svg:x2="19.005cm" svg:y2="10.889cm">
          <text:p/>
        </draw:line>
        <draw:line draw:style-name="gr35" draw:text-style-name="P8" draw:layer="layout" svg:x1="19.035cm" svg:y1="10.889cm" svg:x2="19.056cm" svg:y2="10.889cm">
          <text:p/>
        </draw:line>
        <draw:line draw:style-name="gr35" draw:text-style-name="P8" draw:layer="layout" svg:x1="19.086cm" svg:y1="10.889cm" svg:x2="19.107cm" svg:y2="10.889cm">
          <text:p/>
        </draw:line>
        <draw:line draw:style-name="gr35" draw:text-style-name="P8" draw:layer="layout" svg:x1="5.805cm" svg:y1="10.889cm" svg:x2="5.805cm" svg:y2="10.91cm">
          <text:p/>
        </draw:line>
        <draw:line draw:style-name="gr35" draw:text-style-name="P8" draw:layer="layout" svg:x1="5.805cm" svg:y1="10.94cm" svg:x2="5.805cm" svg:y2="10.961cm">
          <text:p/>
        </draw:line>
        <draw:line draw:style-name="gr35" draw:text-style-name="P8" draw:layer="layout" svg:x1="5.805cm" svg:y1="10.991cm" svg:x2="5.805cm" svg:y2="11.012cm">
          <text:p/>
        </draw:line>
        <draw:line draw:style-name="gr35" draw:text-style-name="P8" draw:layer="layout" svg:x1="5.805cm" svg:y1="11.041cm" svg:x2="5.805cm" svg:y2="11.063cm">
          <text:p/>
        </draw:line>
        <draw:line draw:style-name="gr35" draw:text-style-name="P8" draw:layer="layout" svg:x1="5.805cm" svg:y1="11.092cm" svg:x2="5.805cm" svg:y2="11.113cm">
          <text:p/>
        </draw:line>
        <draw:line draw:style-name="gr35" draw:text-style-name="P8" draw:layer="layout" svg:x1="5.805cm" svg:y1="11.143cm" svg:x2="5.805cm" svg:y2="11.164cm">
          <text:p/>
        </draw:line>
        <draw:line draw:style-name="gr35" draw:text-style-name="P8" draw:layer="layout" svg:x1="5.805cm" svg:y1="11.194cm" svg:x2="5.805cm" svg:y2="11.215cm">
          <text:p/>
        </draw:line>
        <draw:line draw:style-name="gr35" draw:text-style-name="P8" draw:layer="layout" svg:x1="5.805cm" svg:y1="11.245cm" svg:x2="5.805cm" svg:y2="11.266cm">
          <text:p/>
        </draw:line>
        <draw:line draw:style-name="gr35" draw:text-style-name="P8" draw:layer="layout" svg:x1="5.805cm" svg:y1="11.295cm" svg:x2="5.805cm" svg:y2="11.317cm">
          <text:p/>
        </draw:line>
        <draw:line draw:style-name="gr35" draw:text-style-name="P8" draw:layer="layout" svg:x1="5.805cm" svg:y1="11.346cm" svg:x2="5.805cm" svg:y2="11.367cm">
          <text:p/>
        </draw:line>
        <draw:line draw:style-name="gr35" draw:text-style-name="P8" draw:layer="layout" svg:x1="5.805cm" svg:y1="11.397cm" svg:x2="5.805cm" svg:y2="11.418cm">
          <text:p/>
        </draw:line>
        <draw:line draw:style-name="gr35" draw:text-style-name="P8" draw:layer="layout" svg:x1="5.805cm" svg:y1="11.448cm" svg:x2="5.805cm" svg:y2="11.469cm">
          <text:p/>
        </draw:line>
        <draw:line draw:style-name="gr35" draw:text-style-name="P8" draw:layer="layout" svg:x1="5.805cm" svg:y1="11.499cm" svg:x2="5.805cm" svg:y2="11.52cm">
          <text:p/>
        </draw:line>
        <draw:line draw:style-name="gr35" draw:text-style-name="P8" draw:layer="layout" svg:x1="5.805cm" svg:y1="11.549cm" svg:x2="5.805cm" svg:y2="11.571cm">
          <text:p/>
        </draw:line>
        <draw:line draw:style-name="gr35" draw:text-style-name="P8" draw:layer="layout" svg:x1="5.805cm" svg:y1="11.6cm" svg:x2="5.805cm" svg:y2="11.609cm">
          <text:p/>
        </draw:line>
        <draw:line draw:style-name="gr35" draw:text-style-name="P8" draw:layer="layout" svg:x1="5.805cm" svg:y1="10.889cm" svg:x2="5.805cm" svg:y2="10.91cm">
          <text:p/>
        </draw:line>
        <draw:line draw:style-name="gr35" draw:text-style-name="P8" draw:layer="layout" svg:x1="5.805cm" svg:y1="10.94cm" svg:x2="5.805cm" svg:y2="10.961cm">
          <text:p/>
        </draw:line>
        <draw:line draw:style-name="gr35" draw:text-style-name="P8" draw:layer="layout" svg:x1="5.805cm" svg:y1="10.991cm" svg:x2="5.805cm" svg:y2="11.012cm">
          <text:p/>
        </draw:line>
        <draw:line draw:style-name="gr35" draw:text-style-name="P8" draw:layer="layout" svg:x1="5.805cm" svg:y1="11.041cm" svg:x2="5.805cm" svg:y2="11.063cm">
          <text:p/>
        </draw:line>
        <draw:line draw:style-name="gr35" draw:text-style-name="P8" draw:layer="layout" svg:x1="5.805cm" svg:y1="11.092cm" svg:x2="5.805cm" svg:y2="11.113cm">
          <text:p/>
        </draw:line>
        <draw:line draw:style-name="gr35" draw:text-style-name="P8" draw:layer="layout" svg:x1="5.805cm" svg:y1="11.143cm" svg:x2="5.805cm" svg:y2="11.164cm">
          <text:p/>
        </draw:line>
        <draw:line draw:style-name="gr35" draw:text-style-name="P8" draw:layer="layout" svg:x1="5.805cm" svg:y1="11.194cm" svg:x2="5.805cm" svg:y2="11.215cm">
          <text:p/>
        </draw:line>
        <draw:line draw:style-name="gr35" draw:text-style-name="P8" draw:layer="layout" svg:x1="5.805cm" svg:y1="11.245cm" svg:x2="5.805cm" svg:y2="11.266cm">
          <text:p/>
        </draw:line>
        <draw:line draw:style-name="gr35" draw:text-style-name="P8" draw:layer="layout" svg:x1="5.805cm" svg:y1="11.295cm" svg:x2="5.805cm" svg:y2="11.317cm">
          <text:p/>
        </draw:line>
        <draw:line draw:style-name="gr35" draw:text-style-name="P8" draw:layer="layout" svg:x1="5.805cm" svg:y1="11.346cm" svg:x2="5.805cm" svg:y2="11.367cm">
          <text:p/>
        </draw:line>
        <draw:line draw:style-name="gr35" draw:text-style-name="P8" draw:layer="layout" svg:x1="5.805cm" svg:y1="11.397cm" svg:x2="5.805cm" svg:y2="11.418cm">
          <text:p/>
        </draw:line>
        <draw:line draw:style-name="gr35" draw:text-style-name="P8" draw:layer="layout" svg:x1="5.805cm" svg:y1="11.448cm" svg:x2="5.805cm" svg:y2="11.469cm">
          <text:p/>
        </draw:line>
        <draw:line draw:style-name="gr35" draw:text-style-name="P8" draw:layer="layout" svg:x1="5.805cm" svg:y1="11.499cm" svg:x2="5.805cm" svg:y2="11.52cm">
          <text:p/>
        </draw:line>
        <draw:line draw:style-name="gr35" draw:text-style-name="P8" draw:layer="layout" svg:x1="5.805cm" svg:y1="11.549cm" svg:x2="5.805cm" svg:y2="11.571cm">
          <text:p/>
        </draw:line>
        <draw:line draw:style-name="gr35" draw:text-style-name="P8" draw:layer="layout" svg:x1="5.805cm" svg:y1="11.6cm" svg:x2="5.805cm" svg:y2="11.609cm">
          <text:p/>
        </draw:line>
        <draw:line draw:style-name="gr35" draw:text-style-name="P8" draw:layer="layout" svg:x1="5.805cm" svg:y1="1.088cm" svg:x2="5.805cm" svg:y2="1.109cm">
          <text:p/>
        </draw:line>
        <draw:line draw:style-name="gr35" draw:text-style-name="P8" draw:layer="layout" svg:x1="5.805cm" svg:y1="1.138cm" svg:x2="5.805cm" svg:y2="1.16cm">
          <text:p/>
        </draw:line>
        <draw:line draw:style-name="gr35" draw:text-style-name="P8" draw:layer="layout" svg:x1="5.805cm" svg:y1="1.189cm" svg:x2="5.805cm" svg:y2="1.21cm">
          <text:p/>
        </draw:line>
        <draw:line draw:style-name="gr35" draw:text-style-name="P8" draw:layer="layout" svg:x1="5.805cm" svg:y1="1.24cm" svg:x2="5.805cm" svg:y2="1.261cm">
          <text:p/>
        </draw:line>
        <draw:line draw:style-name="gr35" draw:text-style-name="P8" draw:layer="layout" svg:x1="5.805cm" svg:y1="1.291cm" svg:x2="5.805cm" svg:y2="1.312cm">
          <text:p/>
        </draw:line>
        <draw:line draw:style-name="gr35" draw:text-style-name="P8" draw:layer="layout" svg:x1="5.805cm" svg:y1="1.342cm" svg:x2="5.805cm" svg:y2="1.363cm">
          <text:p/>
        </draw:line>
        <draw:line draw:style-name="gr35" draw:text-style-name="P8" draw:layer="layout" svg:x1="5.805cm" svg:y1="1.392cm" svg:x2="5.805cm" svg:y2="1.414cm">
          <text:p/>
        </draw:line>
        <draw:line draw:style-name="gr35" draw:text-style-name="P8" draw:layer="layout" svg:x1="5.805cm" svg:y1="1.443cm" svg:x2="5.805cm" svg:y2="1.464cm">
          <text:p/>
        </draw:line>
        <draw:line draw:style-name="gr35" draw:text-style-name="P8" draw:layer="layout" svg:x1="5.805cm" svg:y1="1.494cm" svg:x2="5.805cm" svg:y2="1.515cm">
          <text:p/>
        </draw:line>
        <draw:line draw:style-name="gr35" draw:text-style-name="P8" draw:layer="layout" svg:x1="5.805cm" svg:y1="1.545cm" svg:x2="5.805cm" svg:y2="1.566cm">
          <text:p/>
        </draw:line>
        <draw:line draw:style-name="gr35" draw:text-style-name="P8" draw:layer="layout" svg:x1="5.805cm" svg:y1="1.596cm" svg:x2="5.805cm" svg:y2="1.617cm">
          <text:p/>
        </draw:line>
        <draw:line draw:style-name="gr35" draw:text-style-name="P8" draw:layer="layout" svg:x1="5.805cm" svg:y1="1.646cm" svg:x2="5.805cm" svg:y2="1.668cm">
          <text:p/>
        </draw:line>
        <draw:line draw:style-name="gr35" draw:text-style-name="P8" draw:layer="layout" svg:x1="5.805cm" svg:y1="1.697cm" svg:x2="5.805cm" svg:y2="1.718cm">
          <text:p/>
        </draw:line>
        <draw:line draw:style-name="gr35" draw:text-style-name="P8" draw:layer="layout" svg:x1="5.805cm" svg:y1="1.748cm" svg:x2="5.805cm" svg:y2="1.769cm">
          <text:p/>
        </draw:line>
        <draw:line draw:style-name="gr35" draw:text-style-name="P8" draw:layer="layout" svg:x1="5.805cm" svg:y1="1.799cm" svg:x2="5.805cm" svg:y2="1.807cm">
          <text:p/>
        </draw:line>
        <draw:line draw:style-name="gr35" draw:text-style-name="P8" draw:layer="layout" svg:x1="0.605cm" svg:y1="10.889cm" svg:x2="0.626cm" svg:y2="10.889cm">
          <text:p/>
        </draw:line>
        <draw:line draw:style-name="gr35" draw:text-style-name="P8" draw:layer="layout" svg:x1="0.655cm" svg:y1="10.889cm" svg:x2="0.676cm" svg:y2="10.889cm">
          <text:p/>
        </draw:line>
        <draw:line draw:style-name="gr35" draw:text-style-name="P8" draw:layer="layout" svg:x1="0.706cm" svg:y1="10.889cm" svg:x2="0.727cm" svg:y2="10.889cm">
          <text:p/>
        </draw:line>
        <draw:line draw:style-name="gr35" draw:text-style-name="P8" draw:layer="layout" svg:x1="0.757cm" svg:y1="10.889cm" svg:x2="0.778cm" svg:y2="10.889cm">
          <text:p/>
        </draw:line>
        <draw:line draw:style-name="gr35" draw:text-style-name="P8" draw:layer="layout" svg:x1="0.808cm" svg:y1="10.889cm" svg:x2="0.829cm" svg:y2="10.889cm">
          <text:p/>
        </draw:line>
        <draw:line draw:style-name="gr35" draw:text-style-name="P8" draw:layer="layout" svg:x1="0.858cm" svg:y1="10.889cm" svg:x2="0.88cm" svg:y2="10.889cm">
          <text:p/>
        </draw:line>
        <draw:line draw:style-name="gr35" draw:text-style-name="P8" draw:layer="layout" svg:x1="0.909cm" svg:y1="10.889cm" svg:x2="0.93cm" svg:y2="10.889cm">
          <text:p/>
        </draw:line>
        <draw:line draw:style-name="gr35" draw:text-style-name="P8" draw:layer="layout" svg:x1="0.96cm" svg:y1="10.889cm" svg:x2="0.981cm" svg:y2="10.889cm">
          <text:p/>
        </draw:line>
        <draw:line draw:style-name="gr35" draw:text-style-name="P8" draw:layer="layout" svg:x1="1.011cm" svg:y1="10.889cm" svg:x2="1.032cm" svg:y2="10.889cm">
          <text:p/>
        </draw:line>
        <draw:line draw:style-name="gr35" draw:text-style-name="P8" draw:layer="layout" svg:x1="1.062cm" svg:y1="10.889cm" svg:x2="1.083cm" svg:y2="10.889cm">
          <text:p/>
        </draw:line>
        <draw:line draw:style-name="gr35" draw:text-style-name="P8" draw:layer="layout" svg:x1="1.112cm" svg:y1="10.889cm" svg:x2="1.133cm" svg:y2="10.889cm">
          <text:p/>
        </draw:line>
        <draw:line draw:style-name="gr35" draw:text-style-name="P8" draw:layer="layout" svg:x1="1.163cm" svg:y1="10.889cm" svg:x2="1.184cm" svg:y2="10.889cm">
          <text:p/>
        </draw:line>
        <draw:line draw:style-name="gr35" draw:text-style-name="P8" draw:layer="layout" svg:x1="1.214cm" svg:y1="10.889cm" svg:x2="1.235cm" svg:y2="10.889cm">
          <text:p/>
        </draw:line>
        <draw:line draw:style-name="gr35" draw:text-style-name="P8" draw:layer="layout" svg:x1="1.265cm" svg:y1="10.889cm" svg:x2="1.286cm" svg:y2="10.889cm">
          <text:p/>
        </draw:line>
        <draw:line draw:style-name="gr35" draw:text-style-name="P8" draw:layer="layout" svg:x1="1.315cm" svg:y1="10.889cm" svg:x2="1.337cm" svg:y2="10.889cm">
          <text:p/>
        </draw:line>
        <draw:line draw:style-name="gr35" draw:text-style-name="P8" draw:layer="layout" svg:x1="1.366cm" svg:y1="10.889cm" svg:x2="1.387cm" svg:y2="10.889cm">
          <text:p/>
        </draw:line>
        <draw:line draw:style-name="gr35" draw:text-style-name="P8" draw:layer="layout" svg:x1="1.417cm" svg:y1="10.889cm" svg:x2="1.438cm" svg:y2="10.889cm">
          <text:p/>
        </draw:line>
        <draw:line draw:style-name="gr35" draw:text-style-name="P8" draw:layer="layout" svg:x1="1.468cm" svg:y1="10.889cm" svg:x2="1.489cm" svg:y2="10.889cm">
          <text:p/>
        </draw:line>
        <draw:line draw:style-name="gr35" draw:text-style-name="P8" draw:layer="layout" svg:x1="1.518cm" svg:y1="10.889cm" svg:x2="1.54cm" svg:y2="10.889cm">
          <text:p/>
        </draw:line>
        <draw:line draw:style-name="gr35" draw:text-style-name="P8" draw:layer="layout" svg:x1="1.569cm" svg:y1="10.889cm" svg:x2="1.59cm" svg:y2="10.889cm">
          <text:p/>
        </draw:line>
        <draw:line draw:style-name="gr35" draw:text-style-name="P8" draw:layer="layout" svg:x1="1.62cm" svg:y1="10.889cm" svg:x2="1.641cm" svg:y2="10.889cm">
          <text:p/>
        </draw:line>
        <draw:line draw:style-name="gr35" draw:text-style-name="P8" draw:layer="layout" svg:x1="1.671cm" svg:y1="10.889cm" svg:x2="1.692cm" svg:y2="10.889cm">
          <text:p/>
        </draw:line>
        <draw:line draw:style-name="gr35" draw:text-style-name="P8" draw:layer="layout" svg:x1="1.722cm" svg:y1="10.889cm" svg:x2="1.743cm" svg:y2="10.889cm">
          <text:p/>
        </draw:line>
        <draw:line draw:style-name="gr35" draw:text-style-name="P8" draw:layer="layout" svg:x1="1.772cm" svg:y1="10.889cm" svg:x2="1.793cm" svg:y2="10.889cm">
          <text:p/>
        </draw:line>
        <draw:line draw:style-name="gr35" draw:text-style-name="P8" draw:layer="layout" svg:x1="1.823cm" svg:y1="10.889cm" svg:x2="1.844cm" svg:y2="10.889cm">
          <text:p/>
        </draw:line>
        <draw:line draw:style-name="gr35" draw:text-style-name="P8" draw:layer="layout" svg:x1="1.874cm" svg:y1="10.889cm" svg:x2="1.895cm" svg:y2="10.889cm">
          <text:p/>
        </draw:line>
        <draw:line draw:style-name="gr35" draw:text-style-name="P8" draw:layer="layout" svg:x1="1.925cm" svg:y1="10.889cm" svg:x2="1.946cm" svg:y2="10.889cm">
          <text:p/>
        </draw:line>
        <draw:line draw:style-name="gr35" draw:text-style-name="P8" draw:layer="layout" svg:x1="1.975cm" svg:y1="10.889cm" svg:x2="1.997cm" svg:y2="10.889cm">
          <text:p/>
        </draw:line>
        <draw:line draw:style-name="gr35" draw:text-style-name="P8" draw:layer="layout" svg:x1="2.026cm" svg:y1="10.889cm" svg:x2="2.047cm" svg:y2="10.889cm">
          <text:p/>
        </draw:line>
        <draw:line draw:style-name="gr35" draw:text-style-name="P8" draw:layer="layout" svg:x1="2.077cm" svg:y1="10.889cm" svg:x2="2.098cm" svg:y2="10.889cm">
          <text:p/>
        </draw:line>
        <draw:line draw:style-name="gr35" draw:text-style-name="P8" draw:layer="layout" svg:x1="2.128cm" svg:y1="10.889cm" svg:x2="2.149cm" svg:y2="10.889cm">
          <text:p/>
        </draw:line>
        <draw:line draw:style-name="gr35" draw:text-style-name="P8" draw:layer="layout" svg:x1="2.179cm" svg:y1="10.889cm" svg:x2="2.2cm" svg:y2="10.889cm">
          <text:p/>
        </draw:line>
        <draw:line draw:style-name="gr35" draw:text-style-name="P8" draw:layer="layout" svg:x1="2.229cm" svg:y1="10.889cm" svg:x2="2.25cm" svg:y2="10.889cm">
          <text:p/>
        </draw:line>
        <draw:line draw:style-name="gr35" draw:text-style-name="P8" draw:layer="layout" svg:x1="2.28cm" svg:y1="10.889cm" svg:x2="2.301cm" svg:y2="10.889cm">
          <text:p/>
        </draw:line>
        <draw:line draw:style-name="gr35" draw:text-style-name="P8" draw:layer="layout" svg:x1="2.331cm" svg:y1="10.889cm" svg:x2="2.352cm" svg:y2="10.889cm">
          <text:p/>
        </draw:line>
        <draw:line draw:style-name="gr35" draw:text-style-name="P8" draw:layer="layout" svg:x1="2.382cm" svg:y1="10.889cm" svg:x2="2.403cm" svg:y2="10.889cm">
          <text:p/>
        </draw:line>
        <draw:line draw:style-name="gr35" draw:text-style-name="P8" draw:layer="layout" svg:x1="2.432cm" svg:y1="10.889cm" svg:x2="2.454cm" svg:y2="10.889cm">
          <text:p/>
        </draw:line>
        <draw:line draw:style-name="gr35" draw:text-style-name="P8" draw:layer="layout" svg:x1="2.483cm" svg:y1="10.889cm" svg:x2="2.504cm" svg:y2="10.889cm">
          <text:p/>
        </draw:line>
        <draw:line draw:style-name="gr35" draw:text-style-name="P8" draw:layer="layout" svg:x1="2.534cm" svg:y1="10.889cm" svg:x2="2.555cm" svg:y2="10.889cm">
          <text:p/>
        </draw:line>
        <draw:line draw:style-name="gr35" draw:text-style-name="P8" draw:layer="layout" svg:x1="2.585cm" svg:y1="10.889cm" svg:x2="2.606cm" svg:y2="10.889cm">
          <text:p/>
        </draw:line>
        <draw:line draw:style-name="gr35" draw:text-style-name="P8" draw:layer="layout" svg:x1="2.635cm" svg:y1="10.889cm" svg:x2="2.657cm" svg:y2="10.889cm">
          <text:p/>
        </draw:line>
        <draw:line draw:style-name="gr35" draw:text-style-name="P8" draw:layer="layout" svg:x1="2.686cm" svg:y1="10.889cm" svg:x2="2.707cm" svg:y2="10.889cm">
          <text:p/>
        </draw:line>
        <draw:line draw:style-name="gr35" draw:text-style-name="P8" draw:layer="layout" svg:x1="2.737cm" svg:y1="10.889cm" svg:x2="2.758cm" svg:y2="10.889cm">
          <text:p/>
        </draw:line>
        <draw:line draw:style-name="gr35" draw:text-style-name="P8" draw:layer="layout" svg:x1="2.788cm" svg:y1="10.889cm" svg:x2="2.809cm" svg:y2="10.889cm">
          <text:p/>
        </draw:line>
        <draw:line draw:style-name="gr35" draw:text-style-name="P8" draw:layer="layout" svg:x1="2.839cm" svg:y1="10.889cm" svg:x2="2.86cm" svg:y2="10.889cm">
          <text:p/>
        </draw:line>
        <draw:line draw:style-name="gr35" draw:text-style-name="P8" draw:layer="layout" svg:x1="2.889cm" svg:y1="10.889cm" svg:x2="2.91cm" svg:y2="10.889cm">
          <text:p/>
        </draw:line>
        <draw:line draw:style-name="gr35" draw:text-style-name="P8" draw:layer="layout" svg:x1="2.94cm" svg:y1="10.889cm" svg:x2="2.961cm" svg:y2="10.889cm">
          <text:p/>
        </draw:line>
        <draw:line draw:style-name="gr35" draw:text-style-name="P8" draw:layer="layout" svg:x1="2.991cm" svg:y1="10.889cm" svg:x2="3.012cm" svg:y2="10.889cm">
          <text:p/>
        </draw:line>
        <draw:line draw:style-name="gr35" draw:text-style-name="P8" draw:layer="layout" svg:x1="3.042cm" svg:y1="10.889cm" svg:x2="3.063cm" svg:y2="10.889cm">
          <text:p/>
        </draw:line>
        <draw:line draw:style-name="gr35" draw:text-style-name="P8" draw:layer="layout" svg:x1="3.092cm" svg:y1="10.889cm" svg:x2="3.114cm" svg:y2="10.889cm">
          <text:p/>
        </draw:line>
        <draw:line draw:style-name="gr35" draw:text-style-name="P8" draw:layer="layout" svg:x1="3.143cm" svg:y1="10.889cm" svg:x2="3.164cm" svg:y2="10.889cm">
          <text:p/>
        </draw:line>
        <draw:line draw:style-name="gr35" draw:text-style-name="P8" draw:layer="layout" svg:x1="3.194cm" svg:y1="10.889cm" svg:x2="3.215cm" svg:y2="10.889cm">
          <text:p/>
        </draw:line>
        <draw:line draw:style-name="gr35" draw:text-style-name="P8" draw:layer="layout" svg:x1="3.245cm" svg:y1="10.889cm" svg:x2="3.266cm" svg:y2="10.889cm">
          <text:p/>
        </draw:line>
        <draw:line draw:style-name="gr35" draw:text-style-name="P8" draw:layer="layout" svg:x1="3.296cm" svg:y1="10.889cm" svg:x2="3.317cm" svg:y2="10.889cm">
          <text:p/>
        </draw:line>
        <draw:line draw:style-name="gr35" draw:text-style-name="P8" draw:layer="layout" svg:x1="3.346cm" svg:y1="10.889cm" svg:x2="3.367cm" svg:y2="10.889cm">
          <text:p/>
        </draw:line>
        <draw:line draw:style-name="gr35" draw:text-style-name="P8" draw:layer="layout" svg:x1="3.397cm" svg:y1="10.889cm" svg:x2="3.418cm" svg:y2="10.889cm">
          <text:p/>
        </draw:line>
        <draw:line draw:style-name="gr35" draw:text-style-name="P8" draw:layer="layout" svg:x1="3.448cm" svg:y1="10.889cm" svg:x2="3.469cm" svg:y2="10.889cm">
          <text:p/>
        </draw:line>
        <draw:line draw:style-name="gr35" draw:text-style-name="P8" draw:layer="layout" svg:x1="3.499cm" svg:y1="10.889cm" svg:x2="3.52cm" svg:y2="10.889cm">
          <text:p/>
        </draw:line>
        <draw:line draw:style-name="gr35" draw:text-style-name="P8" draw:layer="layout" svg:x1="3.549cm" svg:y1="10.889cm" svg:x2="3.571cm" svg:y2="10.889cm">
          <text:p/>
        </draw:line>
        <draw:line draw:style-name="gr35" draw:text-style-name="P8" draw:layer="layout" svg:x1="3.6cm" svg:y1="10.889cm" svg:x2="3.621cm" svg:y2="10.889cm">
          <text:p/>
        </draw:line>
        <draw:line draw:style-name="gr35" draw:text-style-name="P8" draw:layer="layout" svg:x1="3.651cm" svg:y1="10.889cm" svg:x2="3.672cm" svg:y2="10.889cm">
          <text:p/>
        </draw:line>
        <draw:line draw:style-name="gr35" draw:text-style-name="P8" draw:layer="layout" svg:x1="3.702cm" svg:y1="10.889cm" svg:x2="3.723cm" svg:y2="10.889cm">
          <text:p/>
        </draw:line>
        <draw:line draw:style-name="gr35" draw:text-style-name="P8" draw:layer="layout" svg:x1="3.752cm" svg:y1="10.889cm" svg:x2="3.774cm" svg:y2="10.889cm">
          <text:p/>
        </draw:line>
        <draw:line draw:style-name="gr35" draw:text-style-name="P8" draw:layer="layout" svg:x1="3.803cm" svg:y1="10.889cm" svg:x2="3.824cm" svg:y2="10.889cm">
          <text:p/>
        </draw:line>
        <draw:line draw:style-name="gr35" draw:text-style-name="P8" draw:layer="layout" svg:x1="3.854cm" svg:y1="10.889cm" svg:x2="3.875cm" svg:y2="10.889cm">
          <text:p/>
        </draw:line>
        <draw:line draw:style-name="gr35" draw:text-style-name="P8" draw:layer="layout" svg:x1="3.905cm" svg:y1="10.889cm" svg:x2="3.926cm" svg:y2="10.889cm">
          <text:p/>
        </draw:line>
        <draw:line draw:style-name="gr35" draw:text-style-name="P8" draw:layer="layout" svg:x1="3.956cm" svg:y1="10.889cm" svg:x2="3.977cm" svg:y2="10.889cm">
          <text:p/>
        </draw:line>
        <draw:line draw:style-name="gr35" draw:text-style-name="P8" draw:layer="layout" svg:x1="4.006cm" svg:y1="10.889cm" svg:x2="4.027cm" svg:y2="10.889cm">
          <text:p/>
        </draw:line>
        <draw:line draw:style-name="gr35" draw:text-style-name="P8" draw:layer="layout" svg:x1="4.057cm" svg:y1="10.889cm" svg:x2="4.078cm" svg:y2="10.889cm">
          <text:p/>
        </draw:line>
        <draw:line draw:style-name="gr35" draw:text-style-name="P8" draw:layer="layout" svg:x1="4.108cm" svg:y1="10.889cm" svg:x2="4.129cm" svg:y2="10.889cm">
          <text:p/>
        </draw:line>
        <draw:line draw:style-name="gr35" draw:text-style-name="P8" draw:layer="layout" svg:x1="4.159cm" svg:y1="10.889cm" svg:x2="4.18cm" svg:y2="10.889cm">
          <text:p/>
        </draw:line>
        <draw:line draw:style-name="gr35" draw:text-style-name="P8" draw:layer="layout" svg:x1="4.209cm" svg:y1="10.889cm" svg:x2="4.231cm" svg:y2="10.889cm">
          <text:p/>
        </draw:line>
        <draw:line draw:style-name="gr35" draw:text-style-name="P8" draw:layer="layout" svg:x1="4.26cm" svg:y1="10.889cm" svg:x2="4.281cm" svg:y2="10.889cm">
          <text:p/>
        </draw:line>
        <draw:line draw:style-name="gr35" draw:text-style-name="P8" draw:layer="layout" svg:x1="4.311cm" svg:y1="10.889cm" svg:x2="4.332cm" svg:y2="10.889cm">
          <text:p/>
        </draw:line>
        <draw:line draw:style-name="gr35" draw:text-style-name="P8" draw:layer="layout" svg:x1="4.362cm" svg:y1="10.889cm" svg:x2="4.383cm" svg:y2="10.889cm">
          <text:p/>
        </draw:line>
        <draw:line draw:style-name="gr35" draw:text-style-name="P8" draw:layer="layout" svg:x1="4.413cm" svg:y1="10.889cm" svg:x2="4.434cm" svg:y2="10.889cm">
          <text:p/>
        </draw:line>
        <draw:line draw:style-name="gr35" draw:text-style-name="P8" draw:layer="layout" svg:x1="4.463cm" svg:y1="10.889cm" svg:x2="4.484cm" svg:y2="10.889cm">
          <text:p/>
        </draw:line>
        <draw:line draw:style-name="gr35" draw:text-style-name="P8" draw:layer="layout" svg:x1="4.514cm" svg:y1="10.889cm" svg:x2="4.535cm" svg:y2="10.889cm">
          <text:p/>
        </draw:line>
        <draw:line draw:style-name="gr35" draw:text-style-name="P8" draw:layer="layout" svg:x1="4.565cm" svg:y1="10.889cm" svg:x2="4.586cm" svg:y2="10.889cm">
          <text:p/>
        </draw:line>
        <draw:line draw:style-name="gr35" draw:text-style-name="P8" draw:layer="layout" svg:x1="4.616cm" svg:y1="10.889cm" svg:x2="4.637cm" svg:y2="10.889cm">
          <text:p/>
        </draw:line>
        <draw:line draw:style-name="gr35" draw:text-style-name="P8" draw:layer="layout" svg:x1="4.666cm" svg:y1="10.889cm" svg:x2="4.688cm" svg:y2="10.889cm">
          <text:p/>
        </draw:line>
        <draw:line draw:style-name="gr35" draw:text-style-name="P8" draw:layer="layout" svg:x1="4.717cm" svg:y1="10.889cm" svg:x2="4.738cm" svg:y2="10.889cm">
          <text:p/>
        </draw:line>
        <draw:line draw:style-name="gr35" draw:text-style-name="P8" draw:layer="layout" svg:x1="4.768cm" svg:y1="10.889cm" svg:x2="4.789cm" svg:y2="10.889cm">
          <text:p/>
        </draw:line>
        <draw:line draw:style-name="gr35" draw:text-style-name="P8" draw:layer="layout" svg:x1="4.819cm" svg:y1="10.889cm" svg:x2="4.84cm" svg:y2="10.889cm">
          <text:p/>
        </draw:line>
        <draw:line draw:style-name="gr35" draw:text-style-name="P8" draw:layer="layout" svg:x1="4.869cm" svg:y1="10.889cm" svg:x2="4.891cm" svg:y2="10.889cm">
          <text:p/>
        </draw:line>
        <draw:line draw:style-name="gr35" draw:text-style-name="P8" draw:layer="layout" svg:x1="4.92cm" svg:y1="10.889cm" svg:x2="4.941cm" svg:y2="10.889cm">
          <text:p/>
        </draw:line>
        <draw:line draw:style-name="gr35" draw:text-style-name="P8" draw:layer="layout" svg:x1="4.971cm" svg:y1="10.889cm" svg:x2="4.992cm" svg:y2="10.889cm">
          <text:p/>
        </draw:line>
        <draw:line draw:style-name="gr35" draw:text-style-name="P8" draw:layer="layout" svg:x1="5.022cm" svg:y1="10.889cm" svg:x2="5.043cm" svg:y2="10.889cm">
          <text:p/>
        </draw:line>
        <draw:line draw:style-name="gr35" draw:text-style-name="P8" draw:layer="layout" svg:x1="5.073cm" svg:y1="10.889cm" svg:x2="5.094cm" svg:y2="10.889cm">
          <text:p/>
        </draw:line>
        <draw:line draw:style-name="gr35" draw:text-style-name="P8" draw:layer="layout" svg:x1="5.123cm" svg:y1="10.889cm" svg:x2="5.144cm" svg:y2="10.889cm">
          <text:p/>
        </draw:line>
        <draw:line draw:style-name="gr35" draw:text-style-name="P8" draw:layer="layout" svg:x1="5.174cm" svg:y1="10.889cm" svg:x2="5.195cm" svg:y2="10.889cm">
          <text:p/>
        </draw:line>
        <draw:line draw:style-name="gr35" draw:text-style-name="P8" draw:layer="layout" svg:x1="5.225cm" svg:y1="10.889cm" svg:x2="5.246cm" svg:y2="10.889cm">
          <text:p/>
        </draw:line>
        <draw:line draw:style-name="gr35" draw:text-style-name="P8" draw:layer="layout" svg:x1="5.276cm" svg:y1="10.889cm" svg:x2="5.297cm" svg:y2="10.889cm">
          <text:p/>
        </draw:line>
        <draw:line draw:style-name="gr35" draw:text-style-name="P8" draw:layer="layout" svg:x1="5.326cm" svg:y1="10.889cm" svg:x2="5.348cm" svg:y2="10.889cm">
          <text:p/>
        </draw:line>
        <draw:line draw:style-name="gr35" draw:text-style-name="P8" draw:layer="layout" svg:x1="5.377cm" svg:y1="10.889cm" svg:x2="5.398cm" svg:y2="10.889cm">
          <text:p/>
        </draw:line>
        <draw:line draw:style-name="gr35" draw:text-style-name="P8" draw:layer="layout" svg:x1="5.428cm" svg:y1="10.889cm" svg:x2="5.449cm" svg:y2="10.889cm">
          <text:p/>
        </draw:line>
        <draw:line draw:style-name="gr35" draw:text-style-name="P8" draw:layer="layout" svg:x1="5.479cm" svg:y1="10.889cm" svg:x2="5.5cm" svg:y2="10.889cm">
          <text:p/>
        </draw:line>
        <draw:line draw:style-name="gr35" draw:text-style-name="P8" draw:layer="layout" svg:x1="5.53cm" svg:y1="10.889cm" svg:x2="5.551cm" svg:y2="10.889cm">
          <text:p/>
        </draw:line>
        <draw:line draw:style-name="gr35" draw:text-style-name="P8" draw:layer="layout" svg:x1="5.58cm" svg:y1="10.889cm" svg:x2="5.601cm" svg:y2="10.889cm">
          <text:p/>
        </draw:line>
        <draw:line draw:style-name="gr35" draw:text-style-name="P8" draw:layer="layout" svg:x1="5.631cm" svg:y1="10.889cm" svg:x2="5.652cm" svg:y2="10.889cm">
          <text:p/>
        </draw:line>
        <draw:line draw:style-name="gr35" draw:text-style-name="P8" draw:layer="layout" svg:x1="5.682cm" svg:y1="10.889cm" svg:x2="5.703cm" svg:y2="10.889cm">
          <text:p/>
        </draw:line>
        <draw:line draw:style-name="gr35" draw:text-style-name="P8" draw:layer="layout" svg:x1="5.733cm" svg:y1="10.889cm" svg:x2="5.754cm" svg:y2="10.889cm">
          <text:p/>
        </draw:line>
        <draw:line draw:style-name="gr35" draw:text-style-name="P8" draw:layer="layout" svg:x1="5.783cm" svg:y1="10.889cm" svg:x2="5.805cm" svg:y2="10.889cm">
          <text:p/>
        </draw:line>
        <draw:line draw:style-name="gr35" draw:text-style-name="P8" draw:layer="layout" svg:x1="5.834cm" svg:y1="10.889cm" svg:x2="5.855cm" svg:y2="10.889cm">
          <text:p/>
        </draw:line>
        <draw:line draw:style-name="gr35" draw:text-style-name="P8" draw:layer="layout" svg:x1="5.885cm" svg:y1="10.889cm" svg:x2="5.906cm" svg:y2="10.889cm">
          <text:p/>
        </draw:line>
        <draw:line draw:style-name="gr35" draw:text-style-name="P8" draw:layer="layout" svg:x1="5.936cm" svg:y1="10.889cm" svg:x2="5.957cm" svg:y2="10.889cm">
          <text:p/>
        </draw:line>
        <draw:line draw:style-name="gr35" draw:text-style-name="P8" draw:layer="layout" svg:x1="5.986cm" svg:y1="10.889cm" svg:x2="6.008cm" svg:y2="10.889cm">
          <text:p/>
        </draw:line>
        <draw:line draw:style-name="gr35" draw:text-style-name="P8" draw:layer="layout" svg:x1="6.037cm" svg:y1="10.889cm" svg:x2="6.058cm" svg:y2="10.889cm">
          <text:p/>
        </draw:line>
        <draw:line draw:style-name="gr35" draw:text-style-name="P8" draw:layer="layout" svg:x1="6.088cm" svg:y1="10.889cm" svg:x2="6.109cm" svg:y2="10.889cm">
          <text:p/>
        </draw:line>
        <draw:line draw:style-name="gr35" draw:text-style-name="P8" draw:layer="layout" svg:x1="6.139cm" svg:y1="10.889cm" svg:x2="6.16cm" svg:y2="10.889cm">
          <text:p/>
        </draw:line>
        <draw:line draw:style-name="gr35" draw:text-style-name="P8" draw:layer="layout" svg:x1="6.19cm" svg:y1="10.889cm" svg:x2="6.211cm" svg:y2="10.889cm">
          <text:p/>
        </draw:line>
        <draw:line draw:style-name="gr35" draw:text-style-name="P8" draw:layer="layout" svg:x1="6.24cm" svg:y1="10.889cm" svg:x2="6.261cm" svg:y2="10.889cm">
          <text:p/>
        </draw:line>
        <draw:line draw:style-name="gr35" draw:text-style-name="P8" draw:layer="layout" svg:x1="6.291cm" svg:y1="10.889cm" svg:x2="6.312cm" svg:y2="10.889cm">
          <text:p/>
        </draw:line>
        <draw:line draw:style-name="gr35" draw:text-style-name="P8" draw:layer="layout" svg:x1="6.342cm" svg:y1="10.889cm" svg:x2="6.363cm" svg:y2="10.889cm">
          <text:p/>
        </draw:line>
        <draw:line draw:style-name="gr35" draw:text-style-name="P8" draw:layer="layout" svg:x1="6.393cm" svg:y1="10.889cm" svg:x2="6.414cm" svg:y2="10.889cm">
          <text:p/>
        </draw:line>
        <draw:line draw:style-name="gr35" draw:text-style-name="P8" draw:layer="layout" svg:x1="6.443cm" svg:y1="10.889cm" svg:x2="6.465cm" svg:y2="10.889cm">
          <text:p/>
        </draw:line>
        <draw:line draw:style-name="gr35" draw:text-style-name="P8" draw:layer="layout" svg:x1="6.494cm" svg:y1="10.889cm" svg:x2="6.515cm" svg:y2="10.889cm">
          <text:p/>
        </draw:line>
        <draw:line draw:style-name="gr35" draw:text-style-name="P8" draw:layer="layout" svg:x1="6.545cm" svg:y1="10.889cm" svg:x2="6.566cm" svg:y2="10.889cm">
          <text:p/>
        </draw:line>
        <draw:line draw:style-name="gr35" draw:text-style-name="P8" draw:layer="layout" svg:x1="6.596cm" svg:y1="10.889cm" svg:x2="6.617cm" svg:y2="10.889cm">
          <text:p/>
        </draw:line>
        <draw:line draw:style-name="gr35" draw:text-style-name="P8" draw:layer="layout" svg:x1="6.647cm" svg:y1="10.889cm" svg:x2="6.668cm" svg:y2="10.889cm">
          <text:p/>
        </draw:line>
        <draw:line draw:style-name="gr35" draw:text-style-name="P8" draw:layer="layout" svg:x1="6.697cm" svg:y1="10.889cm" svg:x2="6.718cm" svg:y2="10.889cm">
          <text:p/>
        </draw:line>
        <draw:line draw:style-name="gr35" draw:text-style-name="P8" draw:layer="layout" svg:x1="6.748cm" svg:y1="10.889cm" svg:x2="6.769cm" svg:y2="10.889cm">
          <text:p/>
        </draw:line>
        <draw:line draw:style-name="gr35" draw:text-style-name="P8" draw:layer="layout" svg:x1="6.799cm" svg:y1="10.889cm" svg:x2="6.82cm" svg:y2="10.889cm">
          <text:p/>
        </draw:line>
        <draw:line draw:style-name="gr35" draw:text-style-name="P8" draw:layer="layout" svg:x1="6.85cm" svg:y1="10.889cm" svg:x2="6.871cm" svg:y2="10.889cm">
          <text:p/>
        </draw:line>
        <draw:line draw:style-name="gr35" draw:text-style-name="P8" draw:layer="layout" svg:x1="6.9cm" svg:y1="10.889cm" svg:x2="6.922cm" svg:y2="10.889cm">
          <text:p/>
        </draw:line>
        <draw:line draw:style-name="gr35" draw:text-style-name="P8" draw:layer="layout" svg:x1="6.951cm" svg:y1="10.889cm" svg:x2="6.972cm" svg:y2="10.889cm">
          <text:p/>
        </draw:line>
        <draw:line draw:style-name="gr35" draw:text-style-name="P8" draw:layer="layout" svg:x1="7.002cm" svg:y1="10.889cm" svg:x2="7.023cm" svg:y2="10.889cm">
          <text:p/>
        </draw:line>
        <draw:line draw:style-name="gr35" draw:text-style-name="P8" draw:layer="layout" svg:x1="7.053cm" svg:y1="10.889cm" svg:x2="7.074cm" svg:y2="10.889cm">
          <text:p/>
        </draw:line>
        <draw:line draw:style-name="gr35" draw:text-style-name="P8" draw:layer="layout" svg:x1="7.103cm" svg:y1="10.889cm" svg:x2="7.125cm" svg:y2="10.889cm">
          <text:p/>
        </draw:line>
        <draw:line draw:style-name="gr35" draw:text-style-name="P8" draw:layer="layout" svg:x1="7.154cm" svg:y1="10.889cm" svg:x2="7.175cm" svg:y2="10.889cm">
          <text:p/>
        </draw:line>
        <draw:line draw:style-name="gr35" draw:text-style-name="P8" draw:layer="layout" svg:x1="7.205cm" svg:y1="10.889cm" svg:x2="7.226cm" svg:y2="10.889cm">
          <text:p/>
        </draw:line>
        <draw:line draw:style-name="gr35" draw:text-style-name="P8" draw:layer="layout" svg:x1="7.256cm" svg:y1="10.889cm" svg:x2="7.277cm" svg:y2="10.889cm">
          <text:p/>
        </draw:line>
        <draw:line draw:style-name="gr35" draw:text-style-name="P8" draw:layer="layout" svg:x1="7.307cm" svg:y1="10.889cm" svg:x2="7.328cm" svg:y2="10.889cm">
          <text:p/>
        </draw:line>
        <draw:line draw:style-name="gr35" draw:text-style-name="P8" draw:layer="layout" svg:x1="7.357cm" svg:y1="10.889cm" svg:x2="7.378cm" svg:y2="10.889cm">
          <text:p/>
        </draw:line>
        <draw:line draw:style-name="gr35" draw:text-style-name="P8" draw:layer="layout" svg:x1="7.408cm" svg:y1="10.889cm" svg:x2="7.429cm" svg:y2="10.889cm">
          <text:p/>
        </draw:line>
        <draw:line draw:style-name="gr35" draw:text-style-name="P8" draw:layer="layout" svg:x1="7.459cm" svg:y1="10.889cm" svg:x2="7.48cm" svg:y2="10.889cm">
          <text:p/>
        </draw:line>
        <draw:line draw:style-name="gr35" draw:text-style-name="P8" draw:layer="layout" svg:x1="7.51cm" svg:y1="10.889cm" svg:x2="7.531cm" svg:y2="10.889cm">
          <text:p/>
        </draw:line>
        <draw:line draw:style-name="gr35" draw:text-style-name="P8" draw:layer="layout" svg:x1="7.56cm" svg:y1="10.889cm" svg:x2="7.582cm" svg:y2="10.889cm">
          <text:p/>
        </draw:line>
        <draw:line draw:style-name="gr35" draw:text-style-name="P8" draw:layer="layout" svg:x1="7.611cm" svg:y1="10.889cm" svg:x2="7.632cm" svg:y2="10.889cm">
          <text:p/>
        </draw:line>
        <draw:line draw:style-name="gr35" draw:text-style-name="P8" draw:layer="layout" svg:x1="7.662cm" svg:y1="10.889cm" svg:x2="7.683cm" svg:y2="10.889cm">
          <text:p/>
        </draw:line>
        <draw:line draw:style-name="gr35" draw:text-style-name="P8" draw:layer="layout" svg:x1="7.713cm" svg:y1="10.889cm" svg:x2="7.734cm" svg:y2="10.889cm">
          <text:p/>
        </draw:line>
        <draw:line draw:style-name="gr35" draw:text-style-name="P8" draw:layer="layout" svg:x1="7.764cm" svg:y1="10.889cm" svg:x2="7.785cm" svg:y2="10.889cm">
          <text:p/>
        </draw:line>
        <draw:line draw:style-name="gr35" draw:text-style-name="P8" draw:layer="layout" svg:x1="7.814cm" svg:y1="10.889cm" svg:x2="7.835cm" svg:y2="10.889cm">
          <text:p/>
        </draw:line>
        <draw:line draw:style-name="gr35" draw:text-style-name="P8" draw:layer="layout" svg:x1="7.865cm" svg:y1="10.889cm" svg:x2="7.886cm" svg:y2="10.889cm">
          <text:p/>
        </draw:line>
        <draw:line draw:style-name="gr35" draw:text-style-name="P8" draw:layer="layout" svg:x1="7.916cm" svg:y1="10.889cm" svg:x2="7.937cm" svg:y2="10.889cm">
          <text:p/>
        </draw:line>
        <draw:line draw:style-name="gr35" draw:text-style-name="P8" draw:layer="layout" svg:x1="7.967cm" svg:y1="10.889cm" svg:x2="7.988cm" svg:y2="10.889cm">
          <text:p/>
        </draw:line>
        <draw:line draw:style-name="gr35" draw:text-style-name="P8" draw:layer="layout" svg:x1="8.017cm" svg:y1="10.889cm" svg:x2="8.039cm" svg:y2="10.889cm">
          <text:p/>
        </draw:line>
        <draw:line draw:style-name="gr35" draw:text-style-name="P8" draw:layer="layout" svg:x1="8.068cm" svg:y1="10.889cm" svg:x2="8.089cm" svg:y2="10.889cm">
          <text:p/>
        </draw:line>
        <draw:line draw:style-name="gr35" draw:text-style-name="P8" draw:layer="layout" svg:x1="8.119cm" svg:y1="10.889cm" svg:x2="8.14cm" svg:y2="10.889cm">
          <text:p/>
        </draw:line>
        <draw:line draw:style-name="gr35" draw:text-style-name="P8" draw:layer="layout" svg:x1="8.17cm" svg:y1="10.889cm" svg:x2="8.191cm" svg:y2="10.889cm">
          <text:p/>
        </draw:line>
        <draw:line draw:style-name="gr35" draw:text-style-name="P8" draw:layer="layout" svg:x1="8.22cm" svg:y1="10.889cm" svg:x2="8.242cm" svg:y2="10.889cm">
          <text:p/>
        </draw:line>
        <draw:line draw:style-name="gr35" draw:text-style-name="P8" draw:layer="layout" svg:x1="8.271cm" svg:y1="10.889cm" svg:x2="8.292cm" svg:y2="10.889cm">
          <text:p/>
        </draw:line>
        <draw:line draw:style-name="gr35" draw:text-style-name="P8" draw:layer="layout" svg:x1="8.322cm" svg:y1="10.889cm" svg:x2="8.343cm" svg:y2="10.889cm">
          <text:p/>
        </draw:line>
        <draw:line draw:style-name="gr35" draw:text-style-name="P8" draw:layer="layout" svg:x1="8.373cm" svg:y1="10.889cm" svg:x2="8.394cm" svg:y2="10.889cm">
          <text:p/>
        </draw:line>
        <draw:line draw:style-name="gr35" draw:text-style-name="P8" draw:layer="layout" svg:x1="8.424cm" svg:y1="10.889cm" svg:x2="8.445cm" svg:y2="10.889cm">
          <text:p/>
        </draw:line>
        <draw:line draw:style-name="gr35" draw:text-style-name="P8" draw:layer="layout" svg:x1="8.474cm" svg:y1="10.889cm" svg:x2="8.495cm" svg:y2="10.889cm">
          <text:p/>
        </draw:line>
        <draw:line draw:style-name="gr35" draw:text-style-name="P8" draw:layer="layout" svg:x1="8.525cm" svg:y1="10.889cm" svg:x2="8.546cm" svg:y2="10.889cm">
          <text:p/>
        </draw:line>
        <draw:line draw:style-name="gr35" draw:text-style-name="P8" draw:layer="layout" svg:x1="8.576cm" svg:y1="10.889cm" svg:x2="8.597cm" svg:y2="10.889cm">
          <text:p/>
        </draw:line>
        <draw:line draw:style-name="gr35" draw:text-style-name="P8" draw:layer="layout" svg:x1="8.627cm" svg:y1="10.889cm" svg:x2="8.648cm" svg:y2="10.889cm">
          <text:p/>
        </draw:line>
        <draw:line draw:style-name="gr35" draw:text-style-name="P8" draw:layer="layout" svg:x1="8.677cm" svg:y1="10.889cm" svg:x2="8.699cm" svg:y2="10.889cm">
          <text:p/>
        </draw:line>
        <draw:line draw:style-name="gr35" draw:text-style-name="P8" draw:layer="layout" svg:x1="8.728cm" svg:y1="10.889cm" svg:x2="8.749cm" svg:y2="10.889cm">
          <text:p/>
        </draw:line>
        <draw:line draw:style-name="gr35" draw:text-style-name="P8" draw:layer="layout" svg:x1="8.779cm" svg:y1="10.889cm" svg:x2="8.8cm" svg:y2="10.889cm">
          <text:p/>
        </draw:line>
        <draw:line draw:style-name="gr35" draw:text-style-name="P8" draw:layer="layout" svg:x1="8.83cm" svg:y1="10.889cm" svg:x2="8.851cm" svg:y2="10.889cm">
          <text:p/>
        </draw:line>
        <draw:line draw:style-name="gr35" draw:text-style-name="P8" draw:layer="layout" svg:x1="8.881cm" svg:y1="10.889cm" svg:x2="8.902cm" svg:y2="10.889cm">
          <text:p/>
        </draw:line>
        <draw:line draw:style-name="gr35" draw:text-style-name="P8" draw:layer="layout" svg:x1="8.931cm" svg:y1="10.889cm" svg:x2="8.952cm" svg:y2="10.889cm">
          <text:p/>
        </draw:line>
        <draw:line draw:style-name="gr35" draw:text-style-name="P8" draw:layer="layout" svg:x1="8.982cm" svg:y1="10.889cm" svg:x2="9.003cm" svg:y2="10.889cm">
          <text:p/>
        </draw:line>
        <draw:line draw:style-name="gr35" draw:text-style-name="P8" draw:layer="layout" svg:x1="9.033cm" svg:y1="10.889cm" svg:x2="9.054cm" svg:y2="10.889cm">
          <text:p/>
        </draw:line>
        <draw:line draw:style-name="gr35" draw:text-style-name="P8" draw:layer="layout" svg:x1="9.084cm" svg:y1="10.889cm" svg:x2="9.105cm" svg:y2="10.889cm">
          <text:p/>
        </draw:line>
        <draw:line draw:style-name="gr35" draw:text-style-name="P8" draw:layer="layout" svg:x1="9.134cm" svg:y1="10.889cm" svg:x2="9.156cm" svg:y2="10.889cm">
          <text:p/>
        </draw:line>
        <draw:line draw:style-name="gr35" draw:text-style-name="P8" draw:layer="layout" svg:x1="9.185cm" svg:y1="10.889cm" svg:x2="9.206cm" svg:y2="10.889cm">
          <text:p/>
        </draw:line>
        <draw:line draw:style-name="gr35" draw:text-style-name="P8" draw:layer="layout" svg:x1="9.236cm" svg:y1="10.889cm" svg:x2="9.257cm" svg:y2="10.889cm">
          <text:p/>
        </draw:line>
        <draw:line draw:style-name="gr35" draw:text-style-name="P8" draw:layer="layout" svg:x1="9.287cm" svg:y1="10.889cm" svg:x2="9.308cm" svg:y2="10.889cm">
          <text:p/>
        </draw:line>
        <draw:line draw:style-name="gr35" draw:text-style-name="P8" draw:layer="layout" svg:x1="9.337cm" svg:y1="10.889cm" svg:x2="9.359cm" svg:y2="10.889cm">
          <text:p/>
        </draw:line>
        <draw:line draw:style-name="gr35" draw:text-style-name="P8" draw:layer="layout" svg:x1="9.388cm" svg:y1="10.889cm" svg:x2="9.409cm" svg:y2="10.889cm">
          <text:p/>
        </draw:line>
        <draw:line draw:style-name="gr35" draw:text-style-name="P8" draw:layer="layout" svg:x1="9.439cm" svg:y1="10.889cm" svg:x2="9.46cm" svg:y2="10.889cm">
          <text:p/>
        </draw:line>
        <draw:line draw:style-name="gr35" draw:text-style-name="P8" draw:layer="layout" svg:x1="9.49cm" svg:y1="10.889cm" svg:x2="9.511cm" svg:y2="10.889cm">
          <text:p/>
        </draw:line>
        <draw:line draw:style-name="gr35" draw:text-style-name="P8" draw:layer="layout" svg:x1="9.541cm" svg:y1="10.889cm" svg:x2="9.562cm" svg:y2="10.889cm">
          <text:p/>
        </draw:line>
        <draw:line draw:style-name="gr35" draw:text-style-name="P8" draw:layer="layout" svg:x1="9.591cm" svg:y1="10.889cm" svg:x2="9.612cm" svg:y2="10.889cm">
          <text:p/>
        </draw:line>
        <draw:line draw:style-name="gr35" draw:text-style-name="P8" draw:layer="layout" svg:x1="9.642cm" svg:y1="10.889cm" svg:x2="9.663cm" svg:y2="10.889cm">
          <text:p/>
        </draw:line>
        <draw:line draw:style-name="gr35" draw:text-style-name="P8" draw:layer="layout" svg:x1="9.693cm" svg:y1="10.889cm" svg:x2="9.714cm" svg:y2="10.889cm">
          <text:p/>
        </draw:line>
        <draw:line draw:style-name="gr35" draw:text-style-name="P8" draw:layer="layout" svg:x1="9.744cm" svg:y1="10.889cm" svg:x2="9.765cm" svg:y2="10.889cm">
          <text:p/>
        </draw:line>
        <draw:line draw:style-name="gr35" draw:text-style-name="P8" draw:layer="layout" svg:x1="9.794cm" svg:y1="10.889cm" svg:x2="9.816cm" svg:y2="10.889cm">
          <text:p/>
        </draw:line>
        <draw:line draw:style-name="gr35" draw:text-style-name="P8" draw:layer="layout" svg:x1="9.845cm" svg:y1="10.889cm" svg:x2="9.866cm" svg:y2="10.889cm">
          <text:p/>
        </draw:line>
        <draw:line draw:style-name="gr35" draw:text-style-name="P8" draw:layer="layout" svg:x1="9.896cm" svg:y1="10.889cm" svg:x2="9.917cm" svg:y2="10.889cm">
          <text:p/>
        </draw:line>
        <draw:line draw:style-name="gr35" draw:text-style-name="P8" draw:layer="layout" svg:x1="9.947cm" svg:y1="10.889cm" svg:x2="9.968cm" svg:y2="10.889cm">
          <text:p/>
        </draw:line>
        <draw:line draw:style-name="gr35" draw:text-style-name="P8" draw:layer="layout" svg:x1="9.998cm" svg:y1="10.889cm" svg:x2="10.019cm" svg:y2="10.889cm">
          <text:p/>
        </draw:line>
        <draw:line draw:style-name="gr35" draw:text-style-name="P8" draw:layer="layout" svg:x1="10.048cm" svg:y1="10.889cm" svg:x2="10.069cm" svg:y2="10.889cm">
          <text:p/>
        </draw:line>
        <draw:line draw:style-name="gr35" draw:text-style-name="P8" draw:layer="layout" svg:x1="10.099cm" svg:y1="10.889cm" svg:x2="10.12cm" svg:y2="10.889cm">
          <text:p/>
        </draw:line>
        <draw:line draw:style-name="gr35" draw:text-style-name="P8" draw:layer="layout" svg:x1="10.15cm" svg:y1="10.889cm" svg:x2="10.171cm" svg:y2="10.889cm">
          <text:p/>
        </draw:line>
        <draw:line draw:style-name="gr35" draw:text-style-name="P8" draw:layer="layout" svg:x1="10.201cm" svg:y1="10.889cm" svg:x2="10.222cm" svg:y2="10.889cm">
          <text:p/>
        </draw:line>
        <draw:line draw:style-name="gr35" draw:text-style-name="P8" draw:layer="layout" svg:x1="10.251cm" svg:y1="10.889cm" svg:x2="10.273cm" svg:y2="10.889cm">
          <text:p/>
        </draw:line>
        <draw:line draw:style-name="gr35" draw:text-style-name="P8" draw:layer="layout" svg:x1="10.302cm" svg:y1="10.889cm" svg:x2="10.323cm" svg:y2="10.889cm">
          <text:p/>
        </draw:line>
        <draw:line draw:style-name="gr35" draw:text-style-name="P8" draw:layer="layout" svg:x1="10.353cm" svg:y1="10.889cm" svg:x2="10.374cm" svg:y2="10.889cm">
          <text:p/>
        </draw:line>
        <draw:line draw:style-name="gr35" draw:text-style-name="P8" draw:layer="layout" svg:x1="10.404cm" svg:y1="10.889cm" svg:x2="10.425cm" svg:y2="10.889cm">
          <text:p/>
        </draw:line>
        <draw:line draw:style-name="gr35" draw:text-style-name="P8" draw:layer="layout" svg:x1="10.454cm" svg:y1="10.889cm" svg:x2="10.476cm" svg:y2="10.889cm">
          <text:p/>
        </draw:line>
        <draw:line draw:style-name="gr35" draw:text-style-name="P8" draw:layer="layout" svg:x1="10.505cm" svg:y1="10.889cm" svg:x2="10.526cm" svg:y2="10.889cm">
          <text:p/>
        </draw:line>
        <draw:line draw:style-name="gr35" draw:text-style-name="P8" draw:layer="layout" svg:x1="10.556cm" svg:y1="10.889cm" svg:x2="10.577cm" svg:y2="10.889cm">
          <text:p/>
        </draw:line>
        <draw:line draw:style-name="gr35" draw:text-style-name="P8" draw:layer="layout" svg:x1="10.607cm" svg:y1="10.889cm" svg:x2="10.628cm" svg:y2="10.889cm">
          <text:p/>
        </draw:line>
        <draw:line draw:style-name="gr35" draw:text-style-name="P8" draw:layer="layout" svg:x1="10.658cm" svg:y1="10.889cm" svg:x2="10.679cm" svg:y2="10.889cm">
          <text:p/>
        </draw:line>
        <draw:line draw:style-name="gr35" draw:text-style-name="P8" draw:layer="layout" svg:x1="10.708cm" svg:y1="10.889cm" svg:x2="10.729cm" svg:y2="10.889cm">
          <text:p/>
        </draw:line>
        <draw:line draw:style-name="gr35" draw:text-style-name="P8" draw:layer="layout" svg:x1="10.759cm" svg:y1="10.889cm" svg:x2="10.78cm" svg:y2="10.889cm">
          <text:p/>
        </draw:line>
        <draw:line draw:style-name="gr35" draw:text-style-name="P8" draw:layer="layout" svg:x1="10.81cm" svg:y1="10.889cm" svg:x2="10.831cm" svg:y2="10.889cm">
          <text:p/>
        </draw:line>
        <draw:line draw:style-name="gr35" draw:text-style-name="P8" draw:layer="layout" svg:x1="10.861cm" svg:y1="10.889cm" svg:x2="10.882cm" svg:y2="10.889cm">
          <text:p/>
        </draw:line>
        <draw:line draw:style-name="gr35" draw:text-style-name="P8" draw:layer="layout" svg:x1="10.911cm" svg:y1="10.889cm" svg:x2="10.933cm" svg:y2="10.889cm">
          <text:p/>
        </draw:line>
        <draw:line draw:style-name="gr35" draw:text-style-name="P8" draw:layer="layout" svg:x1="10.962cm" svg:y1="10.889cm" svg:x2="10.983cm" svg:y2="10.889cm">
          <text:p/>
        </draw:line>
        <draw:line draw:style-name="gr35" draw:text-style-name="P8" draw:layer="layout" svg:x1="11.013cm" svg:y1="10.889cm" svg:x2="11.034cm" svg:y2="10.889cm">
          <text:p/>
        </draw:line>
        <draw:line draw:style-name="gr35" draw:text-style-name="P8" draw:layer="layout" svg:x1="11.064cm" svg:y1="10.889cm" svg:x2="11.085cm" svg:y2="10.889cm">
          <text:p/>
        </draw:line>
        <draw:line draw:style-name="gr35" draw:text-style-name="P8" draw:layer="layout" svg:x1="11.115cm" svg:y1="10.889cm" svg:x2="11.136cm" svg:y2="10.889cm">
          <text:p/>
        </draw:line>
        <draw:line draw:style-name="gr35" draw:text-style-name="P8" draw:layer="layout" svg:x1="11.165cm" svg:y1="10.889cm" svg:x2="11.186cm" svg:y2="10.889cm">
          <text:p/>
        </draw:line>
        <draw:line draw:style-name="gr35" draw:text-style-name="P8" draw:layer="layout" svg:x1="11.216cm" svg:y1="10.889cm" svg:x2="11.237cm" svg:y2="10.889cm">
          <text:p/>
        </draw:line>
        <draw:line draw:style-name="gr35" draw:text-style-name="P8" draw:layer="layout" svg:x1="11.267cm" svg:y1="10.889cm" svg:x2="11.288cm" svg:y2="10.889cm">
          <text:p/>
        </draw:line>
        <draw:line draw:style-name="gr35" draw:text-style-name="P8" draw:layer="layout" svg:x1="11.318cm" svg:y1="10.889cm" svg:x2="11.339cm" svg:y2="10.889cm">
          <text:p/>
        </draw:line>
        <draw:line draw:style-name="gr35" draw:text-style-name="P8" draw:layer="layout" svg:x1="11.368cm" svg:y1="10.889cm" svg:x2="11.39cm" svg:y2="10.889cm">
          <text:p/>
        </draw:line>
        <draw:line draw:style-name="gr35" draw:text-style-name="P8" draw:layer="layout" svg:x1="11.419cm" svg:y1="10.889cm" svg:x2="11.44cm" svg:y2="10.889cm">
          <text:p/>
        </draw:line>
        <draw:line draw:style-name="gr35" draw:text-style-name="P8" draw:layer="layout" svg:x1="11.47cm" svg:y1="10.889cm" svg:x2="11.491cm" svg:y2="10.889cm">
          <text:p/>
        </draw:line>
        <draw:line draw:style-name="gr35" draw:text-style-name="P8" draw:layer="layout" svg:x1="11.521cm" svg:y1="10.889cm" svg:x2="11.542cm" svg:y2="10.889cm">
          <text:p/>
        </draw:line>
        <draw:line draw:style-name="gr35" draw:text-style-name="P8" draw:layer="layout" svg:x1="11.571cm" svg:y1="10.889cm" svg:x2="11.593cm" svg:y2="10.889cm">
          <text:p/>
        </draw:line>
        <draw:line draw:style-name="gr35" draw:text-style-name="P8" draw:layer="layout" svg:x1="11.622cm" svg:y1="10.889cm" svg:x2="11.643cm" svg:y2="10.889cm">
          <text:p/>
        </draw:line>
        <draw:line draw:style-name="gr35" draw:text-style-name="P8" draw:layer="layout" svg:x1="11.673cm" svg:y1="10.889cm" svg:x2="11.694cm" svg:y2="10.889cm">
          <text:p/>
        </draw:line>
        <draw:line draw:style-name="gr35" draw:text-style-name="P8" draw:layer="layout" svg:x1="11.724cm" svg:y1="10.889cm" svg:x2="11.745cm" svg:y2="10.889cm">
          <text:p/>
        </draw:line>
        <draw:line draw:style-name="gr35" draw:text-style-name="P8" draw:layer="layout" svg:x1="11.775cm" svg:y1="10.889cm" svg:x2="11.796cm" svg:y2="10.889cm">
          <text:p/>
        </draw:line>
        <draw:line draw:style-name="gr35" draw:text-style-name="P8" draw:layer="layout" svg:x1="11.825cm" svg:y1="10.889cm" svg:x2="11.846cm" svg:y2="10.889cm">
          <text:p/>
        </draw:line>
        <draw:line draw:style-name="gr35" draw:text-style-name="P8" draw:layer="layout" svg:x1="11.876cm" svg:y1="10.889cm" svg:x2="11.897cm" svg:y2="10.889cm">
          <text:p/>
        </draw:line>
        <draw:line draw:style-name="gr35" draw:text-style-name="P8" draw:layer="layout" svg:x1="11.927cm" svg:y1="10.889cm" svg:x2="11.948cm" svg:y2="10.889cm">
          <text:p/>
        </draw:line>
        <draw:line draw:style-name="gr35" draw:text-style-name="P8" draw:layer="layout" svg:x1="11.978cm" svg:y1="10.889cm" svg:x2="11.999cm" svg:y2="10.889cm">
          <text:p/>
        </draw:line>
        <draw:line draw:style-name="gr35" draw:text-style-name="P8" draw:layer="layout" svg:x1="12.028cm" svg:y1="10.889cm" svg:x2="12.05cm" svg:y2="10.889cm">
          <text:p/>
        </draw:line>
        <draw:line draw:style-name="gr35" draw:text-style-name="P8" draw:layer="layout" svg:x1="12.079cm" svg:y1="10.889cm" svg:x2="12.1cm" svg:y2="10.889cm">
          <text:p/>
        </draw:line>
        <draw:line draw:style-name="gr35" draw:text-style-name="P8" draw:layer="layout" svg:x1="12.13cm" svg:y1="10.889cm" svg:x2="12.151cm" svg:y2="10.889cm">
          <text:p/>
        </draw:line>
        <draw:line draw:style-name="gr35" draw:text-style-name="P8" draw:layer="layout" svg:x1="12.181cm" svg:y1="10.889cm" svg:x2="12.202cm" svg:y2="10.889cm">
          <text:p/>
        </draw:line>
        <draw:line draw:style-name="gr35" draw:text-style-name="P8" draw:layer="layout" svg:x1="12.232cm" svg:y1="10.889cm" svg:x2="12.253cm" svg:y2="10.889cm">
          <text:p/>
        </draw:line>
        <draw:line draw:style-name="gr35" draw:text-style-name="P8" draw:layer="layout" svg:x1="12.282cm" svg:y1="10.889cm" svg:x2="12.303cm" svg:y2="10.889cm">
          <text:p/>
        </draw:line>
        <draw:line draw:style-name="gr35" draw:text-style-name="P8" draw:layer="layout" svg:x1="12.333cm" svg:y1="10.889cm" svg:x2="12.354cm" svg:y2="10.889cm">
          <text:p/>
        </draw:line>
        <draw:line draw:style-name="gr35" draw:text-style-name="P8" draw:layer="layout" svg:x1="12.384cm" svg:y1="10.889cm" svg:x2="12.405cm" svg:y2="10.889cm">
          <text:p/>
        </draw:line>
        <draw:line draw:style-name="gr35" draw:text-style-name="P8" draw:layer="layout" svg:x1="12.435cm" svg:y1="10.889cm" svg:x2="12.456cm" svg:y2="10.889cm">
          <text:p/>
        </draw:line>
        <draw:line draw:style-name="gr35" draw:text-style-name="P8" draw:layer="layout" svg:x1="12.485cm" svg:y1="10.889cm" svg:x2="12.507cm" svg:y2="10.889cm">
          <text:p/>
        </draw:line>
        <draw:line draw:style-name="gr35" draw:text-style-name="P8" draw:layer="layout" svg:x1="12.536cm" svg:y1="10.889cm" svg:x2="12.557cm" svg:y2="10.889cm">
          <text:p/>
        </draw:line>
        <draw:line draw:style-name="gr35" draw:text-style-name="P8" draw:layer="layout" svg:x1="12.587cm" svg:y1="10.889cm" svg:x2="12.608cm" svg:y2="10.889cm">
          <text:p/>
        </draw:line>
        <draw:line draw:style-name="gr35" draw:text-style-name="P8" draw:layer="layout" svg:x1="12.638cm" svg:y1="10.889cm" svg:x2="12.659cm" svg:y2="10.889cm">
          <text:p/>
        </draw:line>
        <draw:line draw:style-name="gr35" draw:text-style-name="P8" draw:layer="layout" svg:x1="12.688cm" svg:y1="10.889cm" svg:x2="12.71cm" svg:y2="10.889cm">
          <text:p/>
        </draw:line>
        <draw:line draw:style-name="gr35" draw:text-style-name="P8" draw:layer="layout" svg:x1="12.739cm" svg:y1="10.889cm" svg:x2="12.76cm" svg:y2="10.889cm">
          <text:p/>
        </draw:line>
        <draw:line draw:style-name="gr35" draw:text-style-name="P8" draw:layer="layout" svg:x1="12.79cm" svg:y1="10.889cm" svg:x2="12.811cm" svg:y2="10.889cm">
          <text:p/>
        </draw:line>
        <draw:line draw:style-name="gr35" draw:text-style-name="P8" draw:layer="layout" svg:x1="12.841cm" svg:y1="10.889cm" svg:x2="12.862cm" svg:y2="10.889cm">
          <text:p/>
        </draw:line>
        <draw:line draw:style-name="gr35" draw:text-style-name="P8" draw:layer="layout" svg:x1="12.892cm" svg:y1="10.889cm" svg:x2="12.913cm" svg:y2="10.889cm">
          <text:p/>
        </draw:line>
        <draw:line draw:style-name="gr35" draw:text-style-name="P8" draw:layer="layout" svg:x1="12.942cm" svg:y1="10.889cm" svg:x2="12.964cm" svg:y2="10.889cm">
          <text:p/>
        </draw:line>
        <draw:line draw:style-name="gr35" draw:text-style-name="P8" draw:layer="layout" svg:x1="12.993cm" svg:y1="10.889cm" svg:x2="13.014cm" svg:y2="10.889cm">
          <text:p/>
        </draw:line>
        <draw:line draw:style-name="gr35" draw:text-style-name="P8" draw:layer="layout" svg:x1="13.044cm" svg:y1="10.889cm" svg:x2="13.065cm" svg:y2="10.889cm">
          <text:p/>
        </draw:line>
        <draw:line draw:style-name="gr35" draw:text-style-name="P8" draw:layer="layout" svg:x1="13.095cm" svg:y1="10.889cm" svg:x2="13.116cm" svg:y2="10.889cm">
          <text:p/>
        </draw:line>
        <draw:line draw:style-name="gr35" draw:text-style-name="P8" draw:layer="layout" svg:x1="13.145cm" svg:y1="10.889cm" svg:x2="13.167cm" svg:y2="10.889cm">
          <text:p/>
        </draw:line>
        <draw:line draw:style-name="gr35" draw:text-style-name="P8" draw:layer="layout" svg:x1="13.196cm" svg:y1="10.889cm" svg:x2="13.217cm" svg:y2="10.889cm">
          <text:p/>
        </draw:line>
        <draw:line draw:style-name="gr35" draw:text-style-name="P8" draw:layer="layout" svg:x1="13.247cm" svg:y1="10.889cm" svg:x2="13.268cm" svg:y2="10.889cm">
          <text:p/>
        </draw:line>
        <draw:line draw:style-name="gr35" draw:text-style-name="P8" draw:layer="layout" svg:x1="13.298cm" svg:y1="10.889cm" svg:x2="13.319cm" svg:y2="10.889cm">
          <text:p/>
        </draw:line>
        <draw:line draw:style-name="gr35" draw:text-style-name="P8" draw:layer="layout" svg:x1="13.349cm" svg:y1="10.889cm" svg:x2="13.37cm" svg:y2="10.889cm">
          <text:p/>
        </draw:line>
        <draw:line draw:style-name="gr35" draw:text-style-name="P8" draw:layer="layout" svg:x1="13.399cm" svg:y1="10.889cm" svg:x2="13.42cm" svg:y2="10.889cm">
          <text:p/>
        </draw:line>
        <draw:line draw:style-name="gr35" draw:text-style-name="P8" draw:layer="layout" svg:x1="13.45cm" svg:y1="10.889cm" svg:x2="13.471cm" svg:y2="10.889cm">
          <text:p/>
        </draw:line>
        <draw:line draw:style-name="gr35" draw:text-style-name="P8" draw:layer="layout" svg:x1="13.501cm" svg:y1="10.889cm" svg:x2="13.522cm" svg:y2="10.889cm">
          <text:p/>
        </draw:line>
        <draw:line draw:style-name="gr35" draw:text-style-name="P8" draw:layer="layout" svg:x1="13.552cm" svg:y1="10.889cm" svg:x2="13.573cm" svg:y2="10.889cm">
          <text:p/>
        </draw:line>
        <draw:line draw:style-name="gr35" draw:text-style-name="P8" draw:layer="layout" svg:x1="13.602cm" svg:y1="10.889cm" svg:x2="13.624cm" svg:y2="10.889cm">
          <text:p/>
        </draw:line>
        <draw:line draw:style-name="gr35" draw:text-style-name="P8" draw:layer="layout" svg:x1="13.653cm" svg:y1="10.889cm" svg:x2="13.674cm" svg:y2="10.889cm">
          <text:p/>
        </draw:line>
        <draw:line draw:style-name="gr35" draw:text-style-name="P8" draw:layer="layout" svg:x1="13.704cm" svg:y1="10.889cm" svg:x2="13.725cm" svg:y2="10.889cm">
          <text:p/>
        </draw:line>
        <draw:line draw:style-name="gr35" draw:text-style-name="P8" draw:layer="layout" svg:x1="13.755cm" svg:y1="10.889cm" svg:x2="13.776cm" svg:y2="10.889cm">
          <text:p/>
        </draw:line>
        <draw:line draw:style-name="gr35" draw:text-style-name="P8" draw:layer="layout" svg:x1="13.805cm" svg:y1="10.889cm" svg:x2="13.827cm" svg:y2="10.889cm">
          <text:p/>
        </draw:line>
        <draw:line draw:style-name="gr35" draw:text-style-name="P8" draw:layer="layout" svg:x1="13.856cm" svg:y1="10.889cm" svg:x2="13.877cm" svg:y2="10.889cm">
          <text:p/>
        </draw:line>
        <draw:line draw:style-name="gr35" draw:text-style-name="P8" draw:layer="layout" svg:x1="13.907cm" svg:y1="10.889cm" svg:x2="13.928cm" svg:y2="10.889cm">
          <text:p/>
        </draw:line>
        <draw:line draw:style-name="gr35" draw:text-style-name="P8" draw:layer="layout" svg:x1="13.958cm" svg:y1="10.889cm" svg:x2="13.979cm" svg:y2="10.889cm">
          <text:p/>
        </draw:line>
        <draw:line draw:style-name="gr35" draw:text-style-name="P8" draw:layer="layout" svg:x1="14.009cm" svg:y1="10.889cm" svg:x2="14.03cm" svg:y2="10.889cm">
          <text:p/>
        </draw:line>
        <draw:line draw:style-name="gr35" draw:text-style-name="P8" draw:layer="layout" svg:x1="14.059cm" svg:y1="10.889cm" svg:x2="14.081cm" svg:y2="10.889cm">
          <text:p/>
        </draw:line>
        <draw:line draw:style-name="gr35" draw:text-style-name="P8" draw:layer="layout" svg:x1="14.11cm" svg:y1="10.889cm" svg:x2="14.131cm" svg:y2="10.889cm">
          <text:p/>
        </draw:line>
        <draw:line draw:style-name="gr35" draw:text-style-name="P8" draw:layer="layout" svg:x1="14.161cm" svg:y1="10.889cm" svg:x2="14.182cm" svg:y2="10.889cm">
          <text:p/>
        </draw:line>
        <draw:line draw:style-name="gr35" draw:text-style-name="P8" draw:layer="layout" svg:x1="14.212cm" svg:y1="10.889cm" svg:x2="14.233cm" svg:y2="10.889cm">
          <text:p/>
        </draw:line>
        <draw:line draw:style-name="gr35" draw:text-style-name="P8" draw:layer="layout" svg:x1="14.262cm" svg:y1="10.889cm" svg:x2="14.284cm" svg:y2="10.889cm">
          <text:p/>
        </draw:line>
        <draw:line draw:style-name="gr35" draw:text-style-name="P8" draw:layer="layout" svg:x1="14.313cm" svg:y1="10.889cm" svg:x2="14.334cm" svg:y2="10.889cm">
          <text:p/>
        </draw:line>
        <draw:line draw:style-name="gr35" draw:text-style-name="P8" draw:layer="layout" svg:x1="14.364cm" svg:y1="10.889cm" svg:x2="14.385cm" svg:y2="10.889cm">
          <text:p/>
        </draw:line>
        <draw:line draw:style-name="gr35" draw:text-style-name="P8" draw:layer="layout" svg:x1="14.415cm" svg:y1="10.889cm" svg:x2="14.436cm" svg:y2="10.889cm">
          <text:p/>
        </draw:line>
        <draw:line draw:style-name="gr35" draw:text-style-name="P8" draw:layer="layout" svg:x1="14.466cm" svg:y1="10.889cm" svg:x2="14.487cm" svg:y2="10.889cm">
          <text:p/>
        </draw:line>
        <draw:line draw:style-name="gr35" draw:text-style-name="P8" draw:layer="layout" svg:x1="14.516cm" svg:y1="10.889cm" svg:x2="14.537cm" svg:y2="10.889cm">
          <text:p/>
        </draw:line>
        <draw:line draw:style-name="gr35" draw:text-style-name="P8" draw:layer="layout" svg:x1="14.567cm" svg:y1="10.889cm" svg:x2="14.588cm" svg:y2="10.889cm">
          <text:p/>
        </draw:line>
        <draw:line draw:style-name="gr35" draw:text-style-name="P8" draw:layer="layout" svg:x1="14.618cm" svg:y1="10.889cm" svg:x2="14.639cm" svg:y2="10.889cm">
          <text:p/>
        </draw:line>
        <draw:line draw:style-name="gr35" draw:text-style-name="P8" draw:layer="layout" svg:x1="14.669cm" svg:y1="10.889cm" svg:x2="14.69cm" svg:y2="10.889cm">
          <text:p/>
        </draw:line>
        <draw:line draw:style-name="gr35" draw:text-style-name="P8" draw:layer="layout" svg:x1="14.719cm" svg:y1="10.889cm" svg:x2="14.741cm" svg:y2="10.889cm">
          <text:p/>
        </draw:line>
        <draw:line draw:style-name="gr35" draw:text-style-name="P8" draw:layer="layout" svg:x1="14.77cm" svg:y1="10.889cm" svg:x2="14.791cm" svg:y2="10.889cm">
          <text:p/>
        </draw:line>
        <draw:line draw:style-name="gr35" draw:text-style-name="P8" draw:layer="layout" svg:x1="14.821cm" svg:y1="10.889cm" svg:x2="14.842cm" svg:y2="10.889cm">
          <text:p/>
        </draw:line>
        <draw:line draw:style-name="gr35" draw:text-style-name="P8" draw:layer="layout" svg:x1="14.872cm" svg:y1="10.889cm" svg:x2="14.893cm" svg:y2="10.889cm">
          <text:p/>
        </draw:line>
        <draw:line draw:style-name="gr35" draw:text-style-name="P8" draw:layer="layout" svg:x1="14.922cm" svg:y1="10.889cm" svg:x2="14.944cm" svg:y2="10.889cm">
          <text:p/>
        </draw:line>
        <draw:line draw:style-name="gr35" draw:text-style-name="P8" draw:layer="layout" svg:x1="14.973cm" svg:y1="10.889cm" svg:x2="14.994cm" svg:y2="10.889cm">
          <text:p/>
        </draw:line>
        <draw:line draw:style-name="gr35" draw:text-style-name="P8" draw:layer="layout" svg:x1="15.024cm" svg:y1="10.889cm" svg:x2="15.045cm" svg:y2="10.889cm">
          <text:p/>
        </draw:line>
        <draw:line draw:style-name="gr35" draw:text-style-name="P8" draw:layer="layout" svg:x1="15.075cm" svg:y1="10.889cm" svg:x2="15.096cm" svg:y2="10.889cm">
          <text:p/>
        </draw:line>
        <draw:line draw:style-name="gr35" draw:text-style-name="P8" draw:layer="layout" svg:x1="15.126cm" svg:y1="10.889cm" svg:x2="15.147cm" svg:y2="10.889cm">
          <text:p/>
        </draw:line>
        <draw:line draw:style-name="gr35" draw:text-style-name="P8" draw:layer="layout" svg:x1="15.176cm" svg:y1="10.889cm" svg:x2="15.198cm" svg:y2="10.889cm">
          <text:p/>
        </draw:line>
        <draw:line draw:style-name="gr35" draw:text-style-name="P8" draw:layer="layout" svg:x1="15.227cm" svg:y1="10.889cm" svg:x2="15.248cm" svg:y2="10.889cm">
          <text:p/>
        </draw:line>
        <draw:line draw:style-name="gr35" draw:text-style-name="P8" draw:layer="layout" svg:x1="15.278cm" svg:y1="10.889cm" svg:x2="15.299cm" svg:y2="10.889cm">
          <text:p/>
        </draw:line>
        <draw:line draw:style-name="gr35" draw:text-style-name="P8" draw:layer="layout" svg:x1="15.329cm" svg:y1="10.889cm" svg:x2="15.35cm" svg:y2="10.889cm">
          <text:p/>
        </draw:line>
        <draw:line draw:style-name="gr35" draw:text-style-name="P8" draw:layer="layout" svg:x1="15.379cm" svg:y1="10.889cm" svg:x2="15.401cm" svg:y2="10.889cm">
          <text:p/>
        </draw:line>
        <draw:line draw:style-name="gr35" draw:text-style-name="P8" draw:layer="layout" svg:x1="15.43cm" svg:y1="10.889cm" svg:x2="15.451cm" svg:y2="10.889cm">
          <text:p/>
        </draw:line>
        <draw:line draw:style-name="gr35" draw:text-style-name="P8" draw:layer="layout" svg:x1="15.481cm" svg:y1="10.889cm" svg:x2="15.502cm" svg:y2="10.889cm">
          <text:p/>
        </draw:line>
        <draw:line draw:style-name="gr35" draw:text-style-name="P8" draw:layer="layout" svg:x1="15.532cm" svg:y1="10.889cm" svg:x2="15.553cm" svg:y2="10.889cm">
          <text:p/>
        </draw:line>
        <draw:line draw:style-name="gr35" draw:text-style-name="P8" draw:layer="layout" svg:x1="15.583cm" svg:y1="10.889cm" svg:x2="15.604cm" svg:y2="10.889cm">
          <text:p/>
        </draw:line>
        <draw:line draw:style-name="gr35" draw:text-style-name="P8" draw:layer="layout" svg:x1="15.633cm" svg:y1="10.889cm" svg:x2="15.654cm" svg:y2="10.889cm">
          <text:p/>
        </draw:line>
        <draw:line draw:style-name="gr35" draw:text-style-name="P8" draw:layer="layout" svg:x1="15.684cm" svg:y1="10.889cm" svg:x2="15.705cm" svg:y2="10.889cm">
          <text:p/>
        </draw:line>
        <draw:line draw:style-name="gr35" draw:text-style-name="P8" draw:layer="layout" svg:x1="15.735cm" svg:y1="10.889cm" svg:x2="15.756cm" svg:y2="10.889cm">
          <text:p/>
        </draw:line>
        <draw:line draw:style-name="gr35" draw:text-style-name="P8" draw:layer="layout" svg:x1="15.786cm" svg:y1="10.889cm" svg:x2="15.807cm" svg:y2="10.889cm">
          <text:p/>
        </draw:line>
        <draw:line draw:style-name="gr35" draw:text-style-name="P8" draw:layer="layout" svg:x1="15.836cm" svg:y1="10.889cm" svg:x2="15.858cm" svg:y2="10.889cm">
          <text:p/>
        </draw:line>
        <draw:line draw:style-name="gr35" draw:text-style-name="P8" draw:layer="layout" svg:x1="15.887cm" svg:y1="10.889cm" svg:x2="15.908cm" svg:y2="10.889cm">
          <text:p/>
        </draw:line>
        <draw:line draw:style-name="gr35" draw:text-style-name="P8" draw:layer="layout" svg:x1="15.938cm" svg:y1="10.889cm" svg:x2="15.959cm" svg:y2="10.889cm">
          <text:p/>
        </draw:line>
        <draw:line draw:style-name="gr35" draw:text-style-name="P8" draw:layer="layout" svg:x1="15.989cm" svg:y1="10.889cm" svg:x2="16.01cm" svg:y2="10.889cm">
          <text:p/>
        </draw:line>
        <draw:line draw:style-name="gr35" draw:text-style-name="P8" draw:layer="layout" svg:x1="16.039cm" svg:y1="10.889cm" svg:x2="16.061cm" svg:y2="10.889cm">
          <text:p/>
        </draw:line>
        <draw:line draw:style-name="gr35" draw:text-style-name="P8" draw:layer="layout" svg:x1="16.09cm" svg:y1="10.889cm" svg:x2="16.111cm" svg:y2="10.889cm">
          <text:p/>
        </draw:line>
        <draw:line draw:style-name="gr35" draw:text-style-name="P8" draw:layer="layout" svg:x1="16.141cm" svg:y1="10.889cm" svg:x2="16.162cm" svg:y2="10.889cm">
          <text:p/>
        </draw:line>
        <draw:line draw:style-name="gr35" draw:text-style-name="P8" draw:layer="layout" svg:x1="16.192cm" svg:y1="10.889cm" svg:x2="16.213cm" svg:y2="10.889cm">
          <text:p/>
        </draw:line>
        <draw:line draw:style-name="gr35" draw:text-style-name="P8" draw:layer="layout" svg:x1="16.243cm" svg:y1="10.889cm" svg:x2="16.264cm" svg:y2="10.889cm">
          <text:p/>
        </draw:line>
        <draw:line draw:style-name="gr35" draw:text-style-name="P8" draw:layer="layout" svg:x1="16.293cm" svg:y1="10.889cm" svg:x2="16.315cm" svg:y2="10.889cm">
          <text:p/>
        </draw:line>
        <draw:line draw:style-name="gr35" draw:text-style-name="P8" draw:layer="layout" svg:x1="16.344cm" svg:y1="10.889cm" svg:x2="16.365cm" svg:y2="10.889cm">
          <text:p/>
        </draw:line>
        <draw:line draw:style-name="gr35" draw:text-style-name="P8" draw:layer="layout" svg:x1="16.395cm" svg:y1="10.889cm" svg:x2="16.416cm" svg:y2="10.889cm">
          <text:p/>
        </draw:line>
        <draw:line draw:style-name="gr35" draw:text-style-name="P8" draw:layer="layout" svg:x1="16.446cm" svg:y1="10.889cm" svg:x2="16.467cm" svg:y2="10.889cm">
          <text:p/>
        </draw:line>
        <draw:line draw:style-name="gr35" draw:text-style-name="P8" draw:layer="layout" svg:x1="16.496cm" svg:y1="10.889cm" svg:x2="16.518cm" svg:y2="10.889cm">
          <text:p/>
        </draw:line>
        <draw:line draw:style-name="gr35" draw:text-style-name="P8" draw:layer="layout" svg:x1="16.547cm" svg:y1="10.889cm" svg:x2="16.568cm" svg:y2="10.889cm">
          <text:p/>
        </draw:line>
        <draw:line draw:style-name="gr35" draw:text-style-name="P8" draw:layer="layout" svg:x1="16.598cm" svg:y1="10.889cm" svg:x2="16.619cm" svg:y2="10.889cm">
          <text:p/>
        </draw:line>
        <draw:line draw:style-name="gr35" draw:text-style-name="P8" draw:layer="layout" svg:x1="16.649cm" svg:y1="10.889cm" svg:x2="16.67cm" svg:y2="10.889cm">
          <text:p/>
        </draw:line>
        <draw:line draw:style-name="gr35" draw:text-style-name="P8" draw:layer="layout" svg:x1="16.7cm" svg:y1="10.889cm" svg:x2="16.721cm" svg:y2="10.889cm">
          <text:p/>
        </draw:line>
        <draw:line draw:style-name="gr35" draw:text-style-name="P8" draw:layer="layout" svg:x1="16.75cm" svg:y1="10.889cm" svg:x2="16.771cm" svg:y2="10.889cm">
          <text:p/>
        </draw:line>
        <draw:line draw:style-name="gr35" draw:text-style-name="P8" draw:layer="layout" svg:x1="16.801cm" svg:y1="10.889cm" svg:x2="16.822cm" svg:y2="10.889cm">
          <text:p/>
        </draw:line>
        <draw:line draw:style-name="gr35" draw:text-style-name="P8" draw:layer="layout" svg:x1="16.852cm" svg:y1="10.889cm" svg:x2="16.873cm" svg:y2="10.889cm">
          <text:p/>
        </draw:line>
        <draw:line draw:style-name="gr35" draw:text-style-name="P8" draw:layer="layout" svg:x1="16.903cm" svg:y1="10.889cm" svg:x2="16.924cm" svg:y2="10.889cm">
          <text:p/>
        </draw:line>
        <draw:line draw:style-name="gr35" draw:text-style-name="P8" draw:layer="layout" svg:x1="16.953cm" svg:y1="10.889cm" svg:x2="16.975cm" svg:y2="10.889cm">
          <text:p/>
        </draw:line>
        <draw:line draw:style-name="gr35" draw:text-style-name="P8" draw:layer="layout" svg:x1="17.004cm" svg:y1="10.889cm" svg:x2="17.025cm" svg:y2="10.889cm">
          <text:p/>
        </draw:line>
        <draw:line draw:style-name="gr35" draw:text-style-name="P8" draw:layer="layout" svg:x1="17.055cm" svg:y1="10.889cm" svg:x2="17.076cm" svg:y2="10.889cm">
          <text:p/>
        </draw:line>
        <draw:line draw:style-name="gr35" draw:text-style-name="P8" draw:layer="layout" svg:x1="17.106cm" svg:y1="10.889cm" svg:x2="17.127cm" svg:y2="10.889cm">
          <text:p/>
        </draw:line>
        <draw:line draw:style-name="gr35" draw:text-style-name="P8" draw:layer="layout" svg:x1="17.156cm" svg:y1="10.889cm" svg:x2="17.178cm" svg:y2="10.889cm">
          <text:p/>
        </draw:line>
        <draw:line draw:style-name="gr35" draw:text-style-name="P8" draw:layer="layout" svg:x1="17.207cm" svg:y1="10.889cm" svg:x2="17.228cm" svg:y2="10.889cm">
          <text:p/>
        </draw:line>
        <draw:line draw:style-name="gr35" draw:text-style-name="P8" draw:layer="layout" svg:x1="17.258cm" svg:y1="10.889cm" svg:x2="17.279cm" svg:y2="10.889cm">
          <text:p/>
        </draw:line>
        <draw:line draw:style-name="gr35" draw:text-style-name="P8" draw:layer="layout" svg:x1="17.309cm" svg:y1="10.889cm" svg:x2="17.33cm" svg:y2="10.889cm">
          <text:p/>
        </draw:line>
        <draw:line draw:style-name="gr35" draw:text-style-name="P8" draw:layer="layout" svg:x1="17.36cm" svg:y1="10.889cm" svg:x2="17.381cm" svg:y2="10.889cm">
          <text:p/>
        </draw:line>
        <draw:line draw:style-name="gr35" draw:text-style-name="P8" draw:layer="layout" svg:x1="17.41cm" svg:y1="10.889cm" svg:x2="17.432cm" svg:y2="10.889cm">
          <text:p/>
        </draw:line>
        <draw:line draw:style-name="gr35" draw:text-style-name="P8" draw:layer="layout" svg:x1="17.461cm" svg:y1="10.889cm" svg:x2="17.482cm" svg:y2="10.889cm">
          <text:p/>
        </draw:line>
        <draw:line draw:style-name="gr35" draw:text-style-name="P8" draw:layer="layout" svg:x1="17.512cm" svg:y1="10.889cm" svg:x2="17.533cm" svg:y2="10.889cm">
          <text:p/>
        </draw:line>
        <draw:line draw:style-name="gr35" draw:text-style-name="P8" draw:layer="layout" svg:x1="17.563cm" svg:y1="10.889cm" svg:x2="17.584cm" svg:y2="10.889cm">
          <text:p/>
        </draw:line>
        <draw:line draw:style-name="gr35" draw:text-style-name="P8" draw:layer="layout" svg:x1="17.613cm" svg:y1="10.889cm" svg:x2="17.635cm" svg:y2="10.889cm">
          <text:p/>
        </draw:line>
        <draw:line draw:style-name="gr35" draw:text-style-name="P8" draw:layer="layout" svg:x1="17.664cm" svg:y1="10.889cm" svg:x2="17.685cm" svg:y2="10.889cm">
          <text:p/>
        </draw:line>
        <draw:line draw:style-name="gr35" draw:text-style-name="P8" draw:layer="layout" svg:x1="17.715cm" svg:y1="10.889cm" svg:x2="17.736cm" svg:y2="10.889cm">
          <text:p/>
        </draw:line>
        <draw:line draw:style-name="gr35" draw:text-style-name="P8" draw:layer="layout" svg:x1="17.766cm" svg:y1="10.889cm" svg:x2="17.787cm" svg:y2="10.889cm">
          <text:p/>
        </draw:line>
        <draw:line draw:style-name="gr35" draw:text-style-name="P8" draw:layer="layout" svg:x1="17.817cm" svg:y1="10.889cm" svg:x2="17.838cm" svg:y2="10.889cm">
          <text:p/>
        </draw:line>
        <draw:line draw:style-name="gr35" draw:text-style-name="P8" draw:layer="layout" svg:x1="17.867cm" svg:y1="10.889cm" svg:x2="17.888cm" svg:y2="10.889cm">
          <text:p/>
        </draw:line>
        <draw:line draw:style-name="gr35" draw:text-style-name="P8" draw:layer="layout" svg:x1="17.918cm" svg:y1="10.889cm" svg:x2="17.939cm" svg:y2="10.889cm">
          <text:p/>
        </draw:line>
        <draw:line draw:style-name="gr35" draw:text-style-name="P8" draw:layer="layout" svg:x1="17.969cm" svg:y1="10.889cm" svg:x2="17.99cm" svg:y2="10.889cm">
          <text:p/>
        </draw:line>
        <draw:line draw:style-name="gr35" draw:text-style-name="P8" draw:layer="layout" svg:x1="18.02cm" svg:y1="10.889cm" svg:x2="18.041cm" svg:y2="10.889cm">
          <text:p/>
        </draw:line>
        <draw:line draw:style-name="gr35" draw:text-style-name="P8" draw:layer="layout" svg:x1="18.07cm" svg:y1="10.889cm" svg:x2="18.092cm" svg:y2="10.889cm">
          <text:p/>
        </draw:line>
        <draw:line draw:style-name="gr35" draw:text-style-name="P8" draw:layer="layout" svg:x1="18.121cm" svg:y1="10.889cm" svg:x2="18.142cm" svg:y2="10.889cm">
          <text:p/>
        </draw:line>
        <draw:line draw:style-name="gr35" draw:text-style-name="P8" draw:layer="layout" svg:x1="18.172cm" svg:y1="10.889cm" svg:x2="18.193cm" svg:y2="10.889cm">
          <text:p/>
        </draw:line>
        <draw:line draw:style-name="gr35" draw:text-style-name="P8" draw:layer="layout" svg:x1="18.223cm" svg:y1="10.889cm" svg:x2="18.244cm" svg:y2="10.889cm">
          <text:p/>
        </draw:line>
        <draw:line draw:style-name="gr35" draw:text-style-name="P8" draw:layer="layout" svg:x1="18.273cm" svg:y1="10.889cm" svg:x2="18.295cm" svg:y2="10.889cm">
          <text:p/>
        </draw:line>
        <draw:line draw:style-name="gr35" draw:text-style-name="P8" draw:layer="layout" svg:x1="18.324cm" svg:y1="10.889cm" svg:x2="18.345cm" svg:y2="10.889cm">
          <text:p/>
        </draw:line>
        <draw:line draw:style-name="gr35" draw:text-style-name="P8" draw:layer="layout" svg:x1="18.375cm" svg:y1="10.889cm" svg:x2="18.396cm" svg:y2="10.889cm">
          <text:p/>
        </draw:line>
        <draw:line draw:style-name="gr35" draw:text-style-name="P8" draw:layer="layout" svg:x1="18.426cm" svg:y1="10.889cm" svg:x2="18.447cm" svg:y2="10.889cm">
          <text:p/>
        </draw:line>
        <draw:line draw:style-name="gr35" draw:text-style-name="P8" draw:layer="layout" svg:x1="18.477cm" svg:y1="10.889cm" svg:x2="18.498cm" svg:y2="10.889cm">
          <text:p/>
        </draw:line>
        <draw:line draw:style-name="gr35" draw:text-style-name="P8" draw:layer="layout" svg:x1="18.527cm" svg:y1="10.889cm" svg:x2="18.549cm" svg:y2="10.889cm">
          <text:p/>
        </draw:line>
        <draw:line draw:style-name="gr35" draw:text-style-name="P8" draw:layer="layout" svg:x1="18.578cm" svg:y1="10.889cm" svg:x2="18.599cm" svg:y2="10.889cm">
          <text:p/>
        </draw:line>
        <draw:line draw:style-name="gr35" draw:text-style-name="P8" draw:layer="layout" svg:x1="18.629cm" svg:y1="10.889cm" svg:x2="18.65cm" svg:y2="10.889cm">
          <text:p/>
        </draw:line>
        <draw:line draw:style-name="gr35" draw:text-style-name="P8" draw:layer="layout" svg:x1="18.68cm" svg:y1="10.889cm" svg:x2="18.701cm" svg:y2="10.889cm">
          <text:p/>
        </draw:line>
        <draw:line draw:style-name="gr35" draw:text-style-name="P8" draw:layer="layout" svg:x1="18.73cm" svg:y1="10.889cm" svg:x2="18.752cm" svg:y2="10.889cm">
          <text:p/>
        </draw:line>
        <draw:line draw:style-name="gr35" draw:text-style-name="P8" draw:layer="layout" svg:x1="18.781cm" svg:y1="10.889cm" svg:x2="18.802cm" svg:y2="10.889cm">
          <text:p/>
        </draw:line>
        <draw:line draw:style-name="gr35" draw:text-style-name="P8" draw:layer="layout" svg:x1="18.832cm" svg:y1="10.889cm" svg:x2="18.853cm" svg:y2="10.889cm">
          <text:p/>
        </draw:line>
        <draw:line draw:style-name="gr35" draw:text-style-name="P8" draw:layer="layout" svg:x1="18.883cm" svg:y1="10.889cm" svg:x2="18.904cm" svg:y2="10.889cm">
          <text:p/>
        </draw:line>
        <draw:line draw:style-name="gr35" draw:text-style-name="P8" draw:layer="layout" svg:x1="18.934cm" svg:y1="10.889cm" svg:x2="18.955cm" svg:y2="10.889cm">
          <text:p/>
        </draw:line>
        <draw:line draw:style-name="gr35" draw:text-style-name="P8" draw:layer="layout" svg:x1="18.984cm" svg:y1="10.889cm" svg:x2="19.005cm" svg:y2="10.889cm">
          <text:p/>
        </draw:line>
        <draw:line draw:style-name="gr35" draw:text-style-name="P8" draw:layer="layout" svg:x1="19.035cm" svg:y1="10.889cm" svg:x2="19.056cm" svg:y2="10.889cm">
          <text:p/>
        </draw:line>
        <draw:line draw:style-name="gr35" draw:text-style-name="P8" draw:layer="layout" svg:x1="19.086cm" svg:y1="10.889cm" svg:x2="19.107cm" svg:y2="10.889cm">
          <text:p/>
        </draw:line>
        <draw:line draw:style-name="gr36" draw:text-style-name="P8" draw:layer="layout" svg:x1="0.605cm" svg:y1="1.088cm" svg:x2="19.107cm" svg:y2="1.088cm">
          <text:p/>
        </draw:line>
        <draw:frame draw:style-name="gr37" draw:text-style-name="P5" draw:layer="layout" svg:width="16.004cm" svg:height="0.357cm" svg:x="0.787cm" svg:y="27.152cm">
          <draw:text-box>
            <text:p text:style-name="P3"><text:span text:style-name="T3">니다</text:span><text:span text:style-name="T3">. </text:span><text:span text:style-name="T3">채울 부분이 있다면 더욱 노력하며</text:span><text:span text:style-name="T3">, </text:span><text:span text:style-name="T3">지금에 머무르지 않는 개발자의 모습을 회사에서 보여드리고 싶습니다 </text:span><text:span text:style-name="T3">.</text:span></text:p>
          </draw:text-box>
        </draw:frame>
      </draw:page>
      <draw:page draw:name="page2" draw:style-name="dp1" draw:master-page-name="master-page54">
        <draw:polygon draw:style-name="gr1" draw:text-style-name="P1" draw:layer="layout" svg:width="5.196cm" svg:height="0.719cm" svg:x="0.609cm" svg:y="1.088cm" svg:viewBox="0 0 5197 720" draw:points="0,0 0,720 5197,720 5197,0">
          <text:p/>
        </draw:polygon>
        <draw:frame draw:style-name="gr38" draw:text-style-name="P6" draw:layer="layout" svg:width="1.619cm" svg:height="0.213cm" svg:x="2.314cm" svg:y="1.309cm">
          <draw:text-box>
            <text:p text:style-name="P3"><text:span text:style-name="T4">3) </text:span><text:span text:style-name="T4">성격의 장단점</text:span></text:p>
          </draw:text-box>
        </draw:frame>
        <draw:frame draw:style-name="gr39" draw:text-style-name="P6" draw:layer="layout" svg:width="2.407cm" svg:height="0.213cm" svg:x="11.25cm" svg:y="1.343cm">
          <draw:text-box>
            <text:p text:style-name="P3"><text:span text:style-name="T5">먼저 다가갈 줄 아는 성격</text:span></text:p>
          </draw:text-box>
        </draw:frame>
        <draw:frame draw:style-name="gr40" draw:text-style-name="P5" draw:layer="layout" svg:width="18.634cm" svg:height="0.357cm" svg:x="0.787cm" svg:y="1.982cm">
          <draw:text-box>
            <text:p text:style-name="P3"><text:span text:style-name="T3">자연스럽게 <text:s/>사람들과 <text:s/>친해지는 <text:s/>사교성과 <text:s/>소통하고자하는 <text:s/>태도는 <text:s/>저의 <text:s/>가장 <text:s/>큰 <text:s/>장점입니다</text:span><text:span text:style-name="T3">. <text:s/></text:span><text:span text:style-name="T3">사람들을 <text:s/>대할 <text:s/>때</text:span><text:span text:style-name="T3">, <text:s/></text:span><text:span text:style-name="T3">먼저 <text:s/>다가가</text:span></text:p>
          </draw:text-box>
        </draw:frame>
        <draw:frame draw:style-name="gr41" draw:text-style-name="P5" draw:layer="layout" svg:width="18.578cm" svg:height="0.357cm" svg:x="0.787cm" svg:y="2.638cm">
          <draw:text-box>
            <text:p text:style-name="P3"><text:span text:style-name="T3">고 <text:s/>어떻게 <text:s/>행동하느냐에 <text:s/>따라 <text:s/>인간관계가 <text:s/>크게 <text:s/>달라진다고 <text:s/>생각하고 <text:s/>행동하였습니다</text:span><text:span text:style-name="T3">. <text:s/></text:span><text:span text:style-name="T3">개발 <text:s/>공부를 <text:s/>위한 <text:s/>훈련과정 <text:s/>첫 <text:s/>날에</text:span></text:p>
          </draw:text-box>
        </draw:frame>
        <draw:frame draw:style-name="gr42" draw:text-style-name="P5" draw:layer="layout" svg:width="18.79cm" svg:height="0.357cm" svg:x="0.787cm" svg:y="3.299cm">
          <draw:text-box>
            <text:p text:style-name="P3"><text:span text:style-name="T3">도 <text:s/>이러한 <text:s/>생각은 <text:s/>같았습니다</text:span><text:span text:style-name="T3">. <text:s/></text:span><text:span text:style-name="T3">처음 <text:s/>마주하는 <text:s/>사람들 <text:s/>사이에서 <text:s text:c="3"/>먼저 <text:s/>인사를 <text:s/>건네었고 <text:s/>제가 <text:s/>도울 <text:s/>수 <text:s/>있는 <text:s/>일이 <text:s/>있으면 <text:s/>먼</text:span></text:p>
          </draw:text-box>
        </draw:frame>
        <draw:frame draw:style-name="gr43" draw:text-style-name="P5" draw:layer="layout" svg:width="4.943cm" svg:height="0.357cm" svg:x="0.787cm" svg:y="3.959cm">
          <draw:text-box>
            <text:p text:style-name="P3"><text:span text:style-name="T3">저 움직이며 수업에 참여했습니다</text:span><text:span text:style-name="T3">. </text:span></text:p>
          </draw:text-box>
        </draw:frame>
        <draw:frame draw:style-name="gr29" draw:text-style-name="P5" draw:layer="layout" svg:width="17.258cm" svg:height="0.357cm" svg:x="0.787cm" svg:y="11.208cm">
          <draw:text-box>
            <text:p text:style-name="P3"><text:span text:style-name="T3">반면</text:span><text:span text:style-name="T3">, </text:span><text:span text:style-name="T3">이런 저의 성격은 하나의 결정을 내리는데 너무 시간이 걸리는 단점이 있습니다</text:span><text:span text:style-name="T3">. </text:span><text:span text:style-name="T3">공통의 목표를 정하고 추진할 때</text:span><text:span text:style-name="T3">, </text:span><text:span text:style-name="T3">저</text:span></text:p>
          </draw:text-box>
        </draw:frame>
        <draw:frame draw:style-name="gr11" draw:text-style-name="P5" draw:layer="layout" svg:width="18.579cm" svg:height="0.357cm" svg:x="0.787cm" svg:y="11.868cm">
          <draw:text-box>
            <text:p text:style-name="P3"><text:span text:style-name="T3">와 <text:s/>함께 <text:s/>하는 <text:s/>팀원들의 <text:s/>생각을 <text:s/>듣고 <text:s/>반영하다보니 <text:s/>대화가 <text:s/>길어지고 <text:s/>자연스럽게 <text:s/>결정력이 <text:s/>약해질 <text:s/>때가 <text:s/>많았습니다</text:span><text:span text:style-name="T3">. <text:s/></text:span><text:span text:style-name="T3">프로젝</text:span></text:p>
          </draw:text-box>
        </draw:frame>
        <draw:frame draw:style-name="gr11" draw:text-style-name="P5" draw:layer="layout" svg:width="18.579cm" svg:height="0.357cm" svg:x="0.787cm" svg:y="12.524cm">
          <draw:text-box>
            <text:p text:style-name="P3"><text:span text:style-name="T3">트를 <text:s/>진행할 <text:s/>때도 <text:s/>팀원들과 <text:s/>방향성</text:span><text:span text:style-name="T3">, <text:s/></text:span><text:span text:style-name="T3">구체적인 <text:s/>기능들에 <text:s/>대해 <text:s/>의견을 <text:s/>나누다 <text:s/>보니 <text:s/>다른 <text:s/>팀들보다 <text:s/>기획단계에 <text:s/>많은 <text:s/>시간을 </text:span></text:p>
          </draw:text-box>
        </draw:frame>
        <draw:frame draw:style-name="gr44" draw:text-style-name="P5" draw:layer="layout" svg:width="17.292cm" svg:height="0.357cm" svg:x="0.787cm" svg:y="13.185cm">
          <draw:text-box>
            <text:p text:style-name="P3"><text:span text:style-name="T3">투자하기도 하였습니다</text:span><text:span text:style-name="T3">. </text:span><text:span text:style-name="T3">물론</text:span><text:span text:style-name="T3">, </text:span><text:span text:style-name="T3">이처럼 팀원들의 의견을 반영하고자 하는 노력 덕분에 프로젝트 도중에는 다른 팀들 보다 트</text:span></text:p>
          </draw:text-box>
        </draw:frame>
        <draw:frame draw:style-name="gr45" draw:text-style-name="P5" draw:layer="layout" svg:width="18.84cm" svg:height="0.319cm" svg:x="0.787cm" svg:y="13.845cm">
          <draw:text-box>
            <text:p text:style-name="P3"><text:span text:style-name="T3">러블 <text:s/>없이 <text:s/>프로젝트를 <text:s/>완성할 <text:s/>수 <text:s/>있었지만 <text:s/>의견을 <text:s/>나누고 <text:s/>소통하는 <text:s/>것만이 <text:s/>중요한 <text:s/>것이 <text:s/>아니라 <text:s/>결정을 <text:s/>내릴 <text:s/>수 <text:s/>있는 <text:s/>능력</text:span></text:p>
          </draw:text-box>
        </draw:frame>
        <draw:frame draw:style-name="gr46" draw:text-style-name="P5" draw:layer="layout" svg:width="6.001cm" svg:height="0.357cm" svg:x="0.787cm" svg:y="14.502cm">
          <draw:text-box>
            <text:p text:style-name="P3"><text:span text:style-name="T3">도한 중요하다는 것을 깨닫게 되었습니다</text:span><text:span text:style-name="T3">. </text:span></text:p>
          </draw:text-box>
        </draw:frame>
        <draw:frame draw:style-name="gr47" draw:text-style-name="P5" draw:layer="layout" svg:width="17.381cm" svg:height="0.357cm" svg:x="0.787cm" svg:y="15.822cm">
          <draw:text-box>
            <text:p text:style-name="P3"><text:span text:style-name="T3">저는 </text:span><text:span text:style-name="T3">Si </text:span><text:span text:style-name="T3">업무에서 한명의 개발자가 해결할 수 있는 문제에는 한계가 있다고 생각합니다</text:span><text:span text:style-name="T3">. </text:span><text:span text:style-name="T3">때문에 제 사교성과 소통으로 동료 </text:span></text:p>
          </draw:text-box>
        </draw:frame>
        <draw:polygon draw:style-name="gr1" draw:text-style-name="P1" draw:layer="layout" svg:width="5.196cm" svg:height="0.719cm" svg:x="0.609cm" svg:y="17.727cm" svg:viewBox="0 0 5197 720" draw:points="0,0 0,720 5197,720 5197,0">
          <text:p/>
        </draw:polygon>
        <draw:frame draw:style-name="gr48" draw:text-style-name="P5" draw:layer="layout" svg:width="12.211cm" svg:height="0.357cm" svg:x="0.787cm" svg:y="16.479cm">
          <draw:text-box>
            <text:p text:style-name="P3"><text:span text:style-name="T3">개발자와 기획자</text:span><text:span text:style-name="T3">, </text:span><text:span text:style-name="T3">클라이언트까지 다양한 사람들에게 먼저 다가가 함께 일하겠습니다</text:span><text:span text:style-name="T3">. </text:span></text:p>
          </draw:text-box>
        </draw:frame>
        <draw:frame draw:style-name="gr49" draw:text-style-name="P4" draw:layer="layout" svg:width="2.8cm" svg:height="0.353cm" svg:x="1.697cm" svg:y="17.862cm">
          <draw:text-box>
            <text:p text:style-name="P3"><text:span text:style-name="T1">4) </text:span><text:span text:style-name="T1">직무 관련 경험</text:span></text:p>
          </draw:text-box>
        </draw:frame>
        <draw:frame draw:style-name="gr50" draw:text-style-name="P4" draw:layer="layout" svg:width="1.056cm" svg:height="0.353cm" svg:x="11.949cm" svg:y="17.913cm">
          <draw:text-box>
            <text:p text:style-name="P3"><text:span text:style-name="T2">소제목</text:span></text:p>
          </draw:text-box>
        </draw:frame>
        <draw:frame draw:style-name="gr51" draw:text-style-name="P5" draw:layer="layout" svg:width="3.016cm" svg:height="0.319cm" svg:x="0.787cm" svg:y="18.958cm">
          <draw:text-box>
            <text:p text:style-name="P3"><text:span text:style-name="T8">[COSVIEW</text:span><text:span text:style-name="T8">프로젝트</text:span><text:span text:style-name="T8">]</text:span></text:p>
          </draw:text-box>
        </draw:frame>
        <draw:frame draw:style-name="gr52" draw:text-style-name="P5" draw:layer="layout" svg:width="18.65cm" svg:height="0.319cm" svg:x="0.787cm" svg:y="19.783cm">
          <draw:text-box>
            <text:p text:style-name="P3"><text:span text:style-name="T8">00</text:span><text:span text:style-name="T8">을 <text:s/>위한 <text:s/></text:span><text:span text:style-name="T8">00 <text:s/></text:span><text:span text:style-name="T8">사이트인 <text:s/></text:span><text:span text:style-name="T8">COSVIEW <text:s/></text:span><text:span text:style-name="T8">프로젝트를 <text:s/>진행하며</text:span><text:span text:style-name="T8">, Spring, Mybatis <text:s/></text:span><text:span text:style-name="T8">능력을 <text:s/>키울 <text:s/>수 <text:s/>있었고 <text:s/>팀원들과 <text:s/>함께 <text:s/>발전하는 </text:span></text:p>
          </draw:text-box>
        </draw:frame>
        <draw:frame draw:style-name="gr53" draw:text-style-name="P5" draw:layer="layout" svg:width="2.978cm" svg:height="0.319cm" svg:x="0.787cm" svg:y="20.198cm">
          <draw:text-box>
            <text:p text:style-name="P3"><text:span text:style-name="T8">계기가 <text:s/>되었습니다</text:span><text:span text:style-name="T8">. </text:span></text:p>
          </draw:text-box>
        </draw:frame>
        <draw:frame draw:style-name="gr54" draw:text-style-name="P5" draw:layer="layout" svg:width="18.835cm" svg:height="0.319cm" svg:x="0.787cm" svg:y="21.024cm">
          <draw:text-box>
            <text:p text:style-name="P3"><text:span text:style-name="T8">처음 <text:s/></text:span><text:span text:style-name="T8">COSVIEW</text:span><text:span text:style-name="T8">프로젝트를 <text:s/>진행함에 <text:s/>있어서 <text:s/>필요한 <text:s/>지식들이 <text:s/>너무 <text:s/>많았습니다</text:span><text:span text:style-name="T8">. <text:s/></text:span><text:span text:style-name="T8">회원가입 <text:s/>로직을 <text:s/>짤 <text:s/>때 <text:s/></text:span><text:span text:style-name="T8">DAO</text:span><text:span text:style-name="T8">를 <text:s/>이용해 <text:s/>회원</text:span></text:p>
          </draw:text-box>
        </draw:frame>
        <draw:frame draw:style-name="gr55" draw:text-style-name="P5" draw:layer="layout" svg:width="18.747cm" svg:height="0.319cm" svg:x="0.787cm" svg:y="21.439cm">
          <draw:text-box>
            <text:p text:style-name="P3"><text:span text:style-name="T8">가입 <text:s/>로직을 <text:s/>구현 <text:s/>할 <text:s/>수도 <text:s/>있었지만</text:span><text:span text:style-name="T8">, <text:s/></text:span><text:span text:style-name="T8">그렇게 <text:s/>진행한다면 <text:s/>필요한 <text:s/>코드의 <text:s/>수가 <text:s/>너무 <text:s/>많았고 <text:s/>새로운 <text:s/>방법을 <text:s/>찾고자 <text:s/>고민했습</text:span></text:p>
          </draw:text-box>
        </draw:frame>
        <draw:frame draw:style-name="gr56" draw:text-style-name="P5" draw:layer="layout" svg:width="11.741cm" svg:height="0.319cm" svg:x="0.787cm" svg:y="21.849cm">
          <draw:text-box>
            <text:p text:style-name="P3"><text:span text:style-name="T8">니다</text:span><text:span text:style-name="T8">. <text:s/></text:span><text:span text:style-name="T8">때문에</text:span><text:span text:style-name="T8">, Mybatis</text:span><text:span text:style-name="T8">와 </text:span><text:span text:style-name="T8">Security</text:span><text:span text:style-name="T8">를 <text:s/>공부하여 필요한 기능들을 <text:s/>구현하였습니다</text:span><text:span text:style-name="T8">. </text:span></text:p>
          </draw:text-box>
        </draw:frame>
        <draw:frame draw:style-name="gr57" draw:text-style-name="P5" draw:layer="layout" svg:width="18.625cm" svg:height="0.319cm" svg:x="0.787cm" svg:y="22.675cm">
          <draw:text-box>
            <text:p text:style-name="P3"><text:span text:style-name="T8">Security</text:span><text:span text:style-name="T8">로 <text:s/>세션을 <text:s/>유지하거나 <text:s/>페이지마다 <text:s/>권한을 <text:s/>따로 <text:s/>설정하여 <text:s/>회원과 <text:s/>어드민의 <text:s/>기능을 <text:s/>따로 <text:s/>추가하였고 <text:s/>진행함에 <text:s/>있어 </text:span></text:p>
          </draw:text-box>
        </draw:frame>
        <draw:frame draw:style-name="gr58" draw:text-style-name="P5" draw:layer="layout" svg:width="17.946cm" svg:height="0.319cm" svg:x="0.787cm" svg:y="23.09cm">
          <draw:text-box>
            <text:p text:style-name="P3"><text:span text:style-name="T8">Thymeleaf</text:span><text:span text:style-name="T8">도 <text:s/>공부하여 레이아웃을 나누고 <text:s/>회원과 </text:span><text:span text:style-name="T8">Admin</text:span><text:span text:style-name="T8">의 기능을 구별하였습니다</text:span><text:span text:style-name="T8">. <text:s/></text:span><text:span text:style-name="T8">동시에 많은 성장을 <text:s/>이룰 수 있었던 <text:s/>부</text:span></text:p>
          </draw:text-box>
        </draw:frame>
        <draw:frame draw:style-name="gr59" draw:text-style-name="P5" draw:layer="layout" svg:width="12.228cm" svg:height="0.319cm" svg:x="0.787cm" svg:y="23.505cm">
          <draw:text-box>
            <text:p text:style-name="P3"><text:span text:style-name="T8">분은 <text:s/></text:span><text:span text:style-name="T8">Mybatis</text:span><text:span text:style-name="T8">를 사용하여 <text:s/></text:span><text:span text:style-name="T8">SQL</text:span><text:span text:style-name="T8">문을 조금 더 <text:s/>유용하게 사용하는 방법을 <text:s/>배웠습니다</text:span><text:span text:style-name="T8">. </text:span></text:p>
          </draw:text-box>
        </draw:frame>
        <draw:frame draw:style-name="gr60" draw:text-style-name="P5" draw:layer="layout" svg:width="18.484cm" svg:height="0.319cm" svg:x="0.787cm" svg:y="24.741cm">
          <draw:text-box>
            <text:p text:style-name="P3"><text:span text:style-name="T8">그리고 <text:s/></text:span><text:span text:style-name="T8">Spring boot</text:span><text:span text:style-name="T8">를 <text:s/>접하면서 <text:s/></text:span><text:span text:style-name="T8">JPA</text:span><text:span text:style-name="T8">를 <text:s/>공부하게 <text:s/>되었습니다</text:span><text:span text:style-name="T8">. Mybatis</text:span><text:span text:style-name="T8">와는 <text:s/>달리 <text:s/></text:span><text:span text:style-name="T8">JPA</text:span><text:span text:style-name="T8">를 <text:s/>이용하게 <text:s/>된다면 <text:s/>코드가 <text:s/>엄청 <text:s/>간결</text:span></text:p>
          </draw:text-box>
        </draw:frame>
        <draw:frame draw:style-name="gr61" draw:text-style-name="P5" draw:layer="layout" svg:width="18.679cm" svg:height="0.319cm" svg:x="0.787cm" svg:y="25.156cm">
          <draw:text-box>
            <text:p text:style-name="P3"><text:span text:style-name="T8">해지고 <text:s/>가독성과 <text:s/>구동에서 <text:s/>이점을 <text:s/>가지게 <text:s/>되었습니다</text:span><text:span text:style-name="T8">. <text:s/></text:span><text:span text:style-name="T8">하지만 <text:s/></text:span><text:span text:style-name="T8">JPA</text:span><text:span text:style-name="T8">를 <text:s/>사용하면서 <text:s/>프로젝트에 <text:s/>필요한 <text:s/>세세한 <text:s/>설정이 <text:s/>불가능</text:span></text:p>
          </draw:text-box>
        </draw:frame>
        <draw:frame draw:style-name="gr62" draw:text-style-name="P5" draw:layer="layout" svg:width="10.78cm" svg:height="0.319cm" svg:x="0.787cm" svg:y="25.571cm">
          <draw:text-box>
            <text:p text:style-name="P3"><text:span text:style-name="T8">하다고 <text:s/>느꼈고</text:span><text:span text:style-name="T8">, Mybatis</text:span><text:span text:style-name="T8">를 더 <text:s/>공부하여 프로젝트에 적용하게 <text:s/>되었습니다</text:span><text:span text:style-name="T8">. </text:span></text:p>
          </draw:text-box>
        </draw:frame>
        <draw:frame draw:style-name="gr19" draw:text-style-name="P5" draw:layer="layout" svg:width="18.735cm" svg:height="0.319cm" svg:x="0.787cm" svg:y="26.397cm">
          <draw:text-box>
            <text:p text:style-name="P3"><text:span text:style-name="T8">프로젝트를 <text:s/>진행하면서 <text:s/>기술적으로 <text:s/>성장하는 <text:s/>것뿐만 <text:s/>아니라 <text:s/>팀원들과 <text:s/>서로 <text:s/>부족한 <text:s/>점이 <text:s/>있으면 <text:s/>알려주게 <text:s/>되었고 <text:s/>무엇보다 </text:span></text:p>
          </draw:text-box>
        </draw:frame>
        <draw:line draw:style-name="gr35" draw:text-style-name="P8" draw:layer="layout" svg:x1="5.805cm" svg:y1="1.088cm" svg:x2="5.805cm" svg:y2="1.109cm">
          <text:p/>
        </draw:line>
        <draw:line draw:style-name="gr35" draw:text-style-name="P8" draw:layer="layout" svg:x1="5.805cm" svg:y1="1.138cm" svg:x2="5.805cm" svg:y2="1.16cm">
          <text:p/>
        </draw:line>
        <draw:line draw:style-name="gr35" draw:text-style-name="P8" draw:layer="layout" svg:x1="5.805cm" svg:y1="1.189cm" svg:x2="5.805cm" svg:y2="1.21cm">
          <text:p/>
        </draw:line>
        <draw:line draw:style-name="gr35" draw:text-style-name="P8" draw:layer="layout" svg:x1="5.805cm" svg:y1="1.24cm" svg:x2="5.805cm" svg:y2="1.261cm">
          <text:p/>
        </draw:line>
        <draw:line draw:style-name="gr35" draw:text-style-name="P8" draw:layer="layout" svg:x1="5.805cm" svg:y1="1.291cm" svg:x2="5.805cm" svg:y2="1.312cm">
          <text:p/>
        </draw:line>
        <draw:line draw:style-name="gr35" draw:text-style-name="P8" draw:layer="layout" svg:x1="5.805cm" svg:y1="1.342cm" svg:x2="5.805cm" svg:y2="1.363cm">
          <text:p/>
        </draw:line>
        <draw:line draw:style-name="gr35" draw:text-style-name="P8" draw:layer="layout" svg:x1="5.805cm" svg:y1="1.392cm" svg:x2="5.805cm" svg:y2="1.414cm">
          <text:p/>
        </draw:line>
        <draw:line draw:style-name="gr35" draw:text-style-name="P8" draw:layer="layout" svg:x1="5.805cm" svg:y1="1.443cm" svg:x2="5.805cm" svg:y2="1.464cm">
          <text:p/>
        </draw:line>
        <draw:line draw:style-name="gr35" draw:text-style-name="P8" draw:layer="layout" svg:x1="5.805cm" svg:y1="1.494cm" svg:x2="5.805cm" svg:y2="1.515cm">
          <text:p/>
        </draw:line>
        <draw:line draw:style-name="gr35" draw:text-style-name="P8" draw:layer="layout" svg:x1="5.805cm" svg:y1="1.545cm" svg:x2="5.805cm" svg:y2="1.566cm">
          <text:p/>
        </draw:line>
        <draw:line draw:style-name="gr35" draw:text-style-name="P8" draw:layer="layout" svg:x1="5.805cm" svg:y1="1.596cm" svg:x2="5.805cm" svg:y2="1.617cm">
          <text:p/>
        </draw:line>
        <draw:line draw:style-name="gr35" draw:text-style-name="P8" draw:layer="layout" svg:x1="5.805cm" svg:y1="1.646cm" svg:x2="5.805cm" svg:y2="1.668cm">
          <text:p/>
        </draw:line>
        <draw:line draw:style-name="gr35" draw:text-style-name="P8" draw:layer="layout" svg:x1="5.805cm" svg:y1="1.697cm" svg:x2="5.805cm" svg:y2="1.718cm">
          <text:p/>
        </draw:line>
        <draw:line draw:style-name="gr35" draw:text-style-name="P8" draw:layer="layout" svg:x1="5.805cm" svg:y1="1.748cm" svg:x2="5.805cm" svg:y2="1.769cm">
          <text:p/>
        </draw:line>
        <draw:line draw:style-name="gr35" draw:text-style-name="P8" draw:layer="layout" svg:x1="5.805cm" svg:y1="1.799cm" svg:x2="5.805cm" svg:y2="1.807cm">
          <text:p/>
        </draw:line>
        <draw:line draw:style-name="gr35" draw:text-style-name="P8" draw:layer="layout" svg:x1="5.805cm" svg:y1="17.727cm" svg:x2="5.805cm" svg:y2="17.748cm">
          <text:p/>
        </draw:line>
        <draw:line draw:style-name="gr35" draw:text-style-name="P8" draw:layer="layout" svg:x1="5.805cm" svg:y1="17.777cm" svg:x2="5.805cm" svg:y2="17.799cm">
          <text:p/>
        </draw:line>
        <draw:line draw:style-name="gr35" draw:text-style-name="P8" draw:layer="layout" svg:x1="5.805cm" svg:y1="17.828cm" svg:x2="5.805cm" svg:y2="17.849cm">
          <text:p/>
        </draw:line>
        <draw:line draw:style-name="gr35" draw:text-style-name="P8" draw:layer="layout" svg:x1="5.805cm" svg:y1="17.879cm" svg:x2="5.805cm" svg:y2="17.9cm">
          <text:p/>
        </draw:line>
        <draw:line draw:style-name="gr35" draw:text-style-name="P8" draw:layer="layout" svg:x1="5.805cm" svg:y1="17.93cm" svg:x2="5.805cm" svg:y2="17.951cm">
          <text:p/>
        </draw:line>
        <draw:line draw:style-name="gr35" draw:text-style-name="P8" draw:layer="layout" svg:x1="5.805cm" svg:y1="17.981cm" svg:x2="5.805cm" svg:y2="18.002cm">
          <text:p/>
        </draw:line>
        <draw:line draw:style-name="gr35" draw:text-style-name="P8" draw:layer="layout" svg:x1="5.805cm" svg:y1="18.031cm" svg:x2="5.805cm" svg:y2="18.053cm">
          <text:p/>
        </draw:line>
        <draw:line draw:style-name="gr35" draw:text-style-name="P8" draw:layer="layout" svg:x1="5.805cm" svg:y1="18.082cm" svg:x2="5.805cm" svg:y2="18.103cm">
          <text:p/>
        </draw:line>
        <draw:line draw:style-name="gr35" draw:text-style-name="P8" draw:layer="layout" svg:x1="5.805cm" svg:y1="18.133cm" svg:x2="5.805cm" svg:y2="18.154cm">
          <text:p/>
        </draw:line>
        <draw:line draw:style-name="gr35" draw:text-style-name="P8" draw:layer="layout" svg:x1="5.805cm" svg:y1="18.184cm" svg:x2="5.805cm" svg:y2="18.205cm">
          <text:p/>
        </draw:line>
        <draw:line draw:style-name="gr35" draw:text-style-name="P8" draw:layer="layout" svg:x1="5.805cm" svg:y1="18.235cm" svg:x2="5.805cm" svg:y2="18.256cm">
          <text:p/>
        </draw:line>
        <draw:line draw:style-name="gr35" draw:text-style-name="P8" draw:layer="layout" svg:x1="5.805cm" svg:y1="18.286cm" svg:x2="5.805cm" svg:y2="18.307cm">
          <text:p/>
        </draw:line>
        <draw:line draw:style-name="gr35" draw:text-style-name="P8" draw:layer="layout" svg:x1="5.805cm" svg:y1="18.336cm" svg:x2="5.805cm" svg:y2="18.357cm">
          <text:p/>
        </draw:line>
        <draw:line draw:style-name="gr35" draw:text-style-name="P8" draw:layer="layout" svg:x1="5.805cm" svg:y1="18.387cm" svg:x2="5.805cm" svg:y2="18.408cm">
          <text:p/>
        </draw:line>
        <draw:line draw:style-name="gr35" draw:text-style-name="P8" draw:layer="layout" svg:x1="5.805cm" svg:y1="18.438cm" svg:x2="5.805cm" svg:y2="18.446cm">
          <text:p/>
        </draw:line>
        <draw:line draw:style-name="gr36" draw:text-style-name="P8" draw:layer="layout" svg:x1="0.605cm" svg:y1="1.088cm" svg:x2="19.107cm" svg:y2="1.088cm">
          <text:p/>
        </draw:line>
        <draw:line draw:style-name="gr36" draw:text-style-name="P8" draw:layer="layout" svg:x1="0.605cm" svg:y1="1.807cm" svg:x2="19.107cm" svg:y2="1.807cm">
          <text:p/>
        </draw:line>
        <draw:line draw:style-name="gr36" draw:text-style-name="P8" draw:layer="layout" svg:x1="0.605cm" svg:y1="17.727cm" svg:x2="19.107cm" svg:y2="17.727cm">
          <text:p/>
        </draw:line>
        <draw:line draw:style-name="gr36" draw:text-style-name="P8" draw:layer="layout" svg:x1="0.605cm" svg:y1="18.446cm" svg:x2="19.107cm" svg:y2="18.446cm">
          <text:p/>
        </draw:line>
        <draw:line draw:style-name="gr36" draw:text-style-name="P8" draw:layer="layout" svg:x1="0.605cm" svg:y1="27.638cm" svg:x2="19.107cm" svg:y2="27.638cm">
          <text:p/>
        </draw:line>
        <draw:line draw:style-name="gr35" draw:text-style-name="P8" draw:layer="layout" svg:x1="5.805cm" svg:y1="17.727cm" svg:x2="5.805cm" svg:y2="17.748cm">
          <text:p/>
        </draw:line>
        <draw:line draw:style-name="gr35" draw:text-style-name="P8" draw:layer="layout" svg:x1="5.805cm" svg:y1="17.777cm" svg:x2="5.805cm" svg:y2="17.799cm">
          <text:p/>
        </draw:line>
        <draw:line draw:style-name="gr35" draw:text-style-name="P8" draw:layer="layout" svg:x1="5.805cm" svg:y1="17.828cm" svg:x2="5.805cm" svg:y2="17.849cm">
          <text:p/>
        </draw:line>
        <draw:line draw:style-name="gr35" draw:text-style-name="P8" draw:layer="layout" svg:x1="5.805cm" svg:y1="17.879cm" svg:x2="5.805cm" svg:y2="17.9cm">
          <text:p/>
        </draw:line>
        <draw:line draw:style-name="gr35" draw:text-style-name="P8" draw:layer="layout" svg:x1="5.805cm" svg:y1="17.93cm" svg:x2="5.805cm" svg:y2="17.951cm">
          <text:p/>
        </draw:line>
        <draw:line draw:style-name="gr35" draw:text-style-name="P8" draw:layer="layout" svg:x1="5.805cm" svg:y1="17.981cm" svg:x2="5.805cm" svg:y2="18.002cm">
          <text:p/>
        </draw:line>
        <draw:line draw:style-name="gr35" draw:text-style-name="P8" draw:layer="layout" svg:x1="5.805cm" svg:y1="18.031cm" svg:x2="5.805cm" svg:y2="18.053cm">
          <text:p/>
        </draw:line>
        <draw:line draw:style-name="gr35" draw:text-style-name="P8" draw:layer="layout" svg:x1="5.805cm" svg:y1="18.082cm" svg:x2="5.805cm" svg:y2="18.103cm">
          <text:p/>
        </draw:line>
        <draw:line draw:style-name="gr35" draw:text-style-name="P8" draw:layer="layout" svg:x1="5.805cm" svg:y1="18.133cm" svg:x2="5.805cm" svg:y2="18.154cm">
          <text:p/>
        </draw:line>
        <draw:line draw:style-name="gr35" draw:text-style-name="P8" draw:layer="layout" svg:x1="5.805cm" svg:y1="18.184cm" svg:x2="5.805cm" svg:y2="18.205cm">
          <text:p/>
        </draw:line>
        <draw:line draw:style-name="gr35" draw:text-style-name="P8" draw:layer="layout" svg:x1="5.805cm" svg:y1="18.235cm" svg:x2="5.805cm" svg:y2="18.256cm">
          <text:p/>
        </draw:line>
        <draw:line draw:style-name="gr35" draw:text-style-name="P8" draw:layer="layout" svg:x1="5.805cm" svg:y1="18.286cm" svg:x2="5.805cm" svg:y2="18.307cm">
          <text:p/>
        </draw:line>
        <draw:line draw:style-name="gr35" draw:text-style-name="P8" draw:layer="layout" svg:x1="5.805cm" svg:y1="18.336cm" svg:x2="5.805cm" svg:y2="18.357cm">
          <text:p/>
        </draw:line>
        <draw:line draw:style-name="gr35" draw:text-style-name="P8" draw:layer="layout" svg:x1="5.805cm" svg:y1="18.387cm" svg:x2="5.805cm" svg:y2="18.408cm">
          <text:p/>
        </draw:line>
        <draw:line draw:style-name="gr35" draw:text-style-name="P8" draw:layer="layout" svg:x1="5.805cm" svg:y1="18.438cm" svg:x2="5.805cm" svg:y2="18.446cm">
          <text:p/>
        </draw:line>
        <draw:line draw:style-name="gr35" draw:text-style-name="P8" draw:layer="layout" svg:x1="5.805cm" svg:y1="17.727cm" svg:x2="5.805cm" svg:y2="17.748cm">
          <text:p/>
        </draw:line>
        <draw:line draw:style-name="gr35" draw:text-style-name="P8" draw:layer="layout" svg:x1="5.805cm" svg:y1="17.777cm" svg:x2="5.805cm" svg:y2="17.799cm">
          <text:p/>
        </draw:line>
        <draw:line draw:style-name="gr35" draw:text-style-name="P8" draw:layer="layout" svg:x1="5.805cm" svg:y1="17.828cm" svg:x2="5.805cm" svg:y2="17.849cm">
          <text:p/>
        </draw:line>
        <draw:line draw:style-name="gr35" draw:text-style-name="P8" draw:layer="layout" svg:x1="5.805cm" svg:y1="17.879cm" svg:x2="5.805cm" svg:y2="17.9cm">
          <text:p/>
        </draw:line>
        <draw:line draw:style-name="gr35" draw:text-style-name="P8" draw:layer="layout" svg:x1="5.805cm" svg:y1="17.93cm" svg:x2="5.805cm" svg:y2="17.951cm">
          <text:p/>
        </draw:line>
        <draw:line draw:style-name="gr35" draw:text-style-name="P8" draw:layer="layout" svg:x1="5.805cm" svg:y1="17.981cm" svg:x2="5.805cm" svg:y2="18.002cm">
          <text:p/>
        </draw:line>
        <draw:line draw:style-name="gr35" draw:text-style-name="P8" draw:layer="layout" svg:x1="5.805cm" svg:y1="18.031cm" svg:x2="5.805cm" svg:y2="18.053cm">
          <text:p/>
        </draw:line>
        <draw:line draw:style-name="gr35" draw:text-style-name="P8" draw:layer="layout" svg:x1="5.805cm" svg:y1="18.082cm" svg:x2="5.805cm" svg:y2="18.103cm">
          <text:p/>
        </draw:line>
        <draw:line draw:style-name="gr35" draw:text-style-name="P8" draw:layer="layout" svg:x1="5.805cm" svg:y1="18.133cm" svg:x2="5.805cm" svg:y2="18.154cm">
          <text:p/>
        </draw:line>
        <draw:line draw:style-name="gr35" draw:text-style-name="P8" draw:layer="layout" svg:x1="5.805cm" svg:y1="18.184cm" svg:x2="5.805cm" svg:y2="18.205cm">
          <text:p/>
        </draw:line>
        <draw:line draw:style-name="gr35" draw:text-style-name="P8" draw:layer="layout" svg:x1="5.805cm" svg:y1="18.235cm" svg:x2="5.805cm" svg:y2="18.256cm">
          <text:p/>
        </draw:line>
        <draw:line draw:style-name="gr35" draw:text-style-name="P8" draw:layer="layout" svg:x1="5.805cm" svg:y1="18.286cm" svg:x2="5.805cm" svg:y2="18.307cm">
          <text:p/>
        </draw:line>
        <draw:line draw:style-name="gr35" draw:text-style-name="P8" draw:layer="layout" svg:x1="5.805cm" svg:y1="18.336cm" svg:x2="5.805cm" svg:y2="18.357cm">
          <text:p/>
        </draw:line>
        <draw:line draw:style-name="gr35" draw:text-style-name="P8" draw:layer="layout" svg:x1="5.805cm" svg:y1="18.387cm" svg:x2="5.805cm" svg:y2="18.408cm">
          <text:p/>
        </draw:line>
        <draw:line draw:style-name="gr35" draw:text-style-name="P8" draw:layer="layout" svg:x1="5.805cm" svg:y1="18.438cm" svg:x2="5.805cm" svg:y2="18.446cm">
          <text:p/>
        </draw:line>
        <draw:line draw:style-name="gr35" draw:text-style-name="P8" draw:layer="layout" svg:x1="5.805cm" svg:y1="1.088cm" svg:x2="5.805cm" svg:y2="1.109cm">
          <text:p/>
        </draw:line>
        <draw:line draw:style-name="gr35" draw:text-style-name="P8" draw:layer="layout" svg:x1="5.805cm" svg:y1="1.138cm" svg:x2="5.805cm" svg:y2="1.16cm">
          <text:p/>
        </draw:line>
        <draw:line draw:style-name="gr35" draw:text-style-name="P8" draw:layer="layout" svg:x1="5.805cm" svg:y1="1.189cm" svg:x2="5.805cm" svg:y2="1.21cm">
          <text:p/>
        </draw:line>
        <draw:line draw:style-name="gr35" draw:text-style-name="P8" draw:layer="layout" svg:x1="5.805cm" svg:y1="1.24cm" svg:x2="5.805cm" svg:y2="1.261cm">
          <text:p/>
        </draw:line>
        <draw:line draw:style-name="gr35" draw:text-style-name="P8" draw:layer="layout" svg:x1="5.805cm" svg:y1="1.291cm" svg:x2="5.805cm" svg:y2="1.312cm">
          <text:p/>
        </draw:line>
        <draw:line draw:style-name="gr35" draw:text-style-name="P8" draw:layer="layout" svg:x1="5.805cm" svg:y1="1.342cm" svg:x2="5.805cm" svg:y2="1.363cm">
          <text:p/>
        </draw:line>
        <draw:line draw:style-name="gr35" draw:text-style-name="P8" draw:layer="layout" svg:x1="5.805cm" svg:y1="1.392cm" svg:x2="5.805cm" svg:y2="1.414cm">
          <text:p/>
        </draw:line>
        <draw:line draw:style-name="gr35" draw:text-style-name="P8" draw:layer="layout" svg:x1="5.805cm" svg:y1="1.443cm" svg:x2="5.805cm" svg:y2="1.464cm">
          <text:p/>
        </draw:line>
        <draw:line draw:style-name="gr35" draw:text-style-name="P8" draw:layer="layout" svg:x1="5.805cm" svg:y1="1.494cm" svg:x2="5.805cm" svg:y2="1.515cm">
          <text:p/>
        </draw:line>
        <draw:line draw:style-name="gr35" draw:text-style-name="P8" draw:layer="layout" svg:x1="5.805cm" svg:y1="1.545cm" svg:x2="5.805cm" svg:y2="1.566cm">
          <text:p/>
        </draw:line>
        <draw:line draw:style-name="gr35" draw:text-style-name="P8" draw:layer="layout" svg:x1="5.805cm" svg:y1="1.596cm" svg:x2="5.805cm" svg:y2="1.617cm">
          <text:p/>
        </draw:line>
        <draw:line draw:style-name="gr35" draw:text-style-name="P8" draw:layer="layout" svg:x1="5.805cm" svg:y1="1.646cm" svg:x2="5.805cm" svg:y2="1.668cm">
          <text:p/>
        </draw:line>
        <draw:line draw:style-name="gr35" draw:text-style-name="P8" draw:layer="layout" svg:x1="5.805cm" svg:y1="1.697cm" svg:x2="5.805cm" svg:y2="1.718cm">
          <text:p/>
        </draw:line>
        <draw:line draw:style-name="gr35" draw:text-style-name="P8" draw:layer="layout" svg:x1="5.805cm" svg:y1="1.748cm" svg:x2="5.805cm" svg:y2="1.769cm">
          <text:p/>
        </draw:line>
        <draw:line draw:style-name="gr35" draw:text-style-name="P8" draw:layer="layout" svg:x1="5.805cm" svg:y1="1.799cm" svg:x2="5.805cm" svg:y2="1.807cm">
          <text:p/>
        </draw:line>
        <draw:line draw:style-name="gr36" draw:text-style-name="P8" draw:layer="layout" svg:x1="0.605cm" svg:y1="27.638cm" svg:x2="19.107cm" svg:y2="27.638cm">
          <text:p/>
        </draw:line>
        <draw:line draw:style-name="gr36" draw:text-style-name="P8" draw:layer="layout" svg:x1="0.605cm" svg:y1="1.088cm" svg:x2="19.107cm" svg:y2="1.088cm">
          <text:p/>
        </draw:line>
        <draw:frame draw:style-name="gr63" draw:text-style-name="P5" draw:layer="layout" svg:width="15.679cm" svg:height="0.319cm" svg:x="0.787cm" svg:y="26.807cm">
          <draw:text-box>
            <text:p text:style-name="P3"><text:span text:style-name="T8">서로 <text:s/>역할들을 나누어서 실무와 <text:s/>마찬가지로 협업을 경험할 <text:s/>수 있다는 것에서 <text:s/>큰 성장을 이루게 <text:s/>되었습니다</text:span><text:span text:style-name="T8">.</text:span></text:p>
          </draw:text-box>
        </draw:frame>
      </draw:page>
      <draw:page draw:name="page3" draw:style-name="dp1" draw:master-page-name="master-page75">
        <draw:frame draw:style-name="gr64" draw:text-style-name="P9" draw:layer="layout" svg:width="4.908cm" svg:height="0.776cm" svg:x="7.337cm" svg:y="4.379cm">
          <draw:text-box>
            <text:p text:style-name="P3"><text:span text:style-name="T9">자 기 소 개 서</text:span></text:p>
          </draw:text-box>
        </draw:frame>
        <draw:frame draw:style-name="gr19" draw:text-style-name="P5" draw:layer="layout" svg:width="18.735cm" svg:height="0.319cm" svg:x="0.787cm" svg:y="1.184cm">
          <draw:text-box>
            <text:p text:style-name="P3"><text:span text:style-name="T8">아직 <text:s/>설계나 <text:s/>기능적인 <text:s/>부분에서 <text:s/>많은 <text:s/>보완이 <text:s/>필요하였지만 <text:s/>프로젝트를 <text:s/>통해 <text:s/>더 <text:s/>생산성이 <text:s/>좋은 <text:s/>코드에 <text:s/>대하여 <text:s/>탐구하게 <text:s/>되</text:span></text:p>
          </draw:text-box>
        </draw:frame>
        <draw:frame draw:style-name="gr65" draw:text-style-name="P5" draw:layer="layout" svg:width="14.75cm" svg:height="0.319cm" svg:x="0.787cm" svg:y="1.599cm">
          <draw:text-box>
            <text:p text:style-name="P3"><text:span text:style-name="T8">었고</text:span><text:span text:style-name="T8">, <text:s/></text:span><text:span text:style-name="T8">혼자 하는 개발이 <text:s/>아닌 팀원들과 함께 <text:s/>소통하며</text:span><text:span text:style-name="T8">, </text:span><text:span text:style-name="T8">성장할 수 <text:s/>있는 계기가 되었다고 <text:s/>생각합니다</text:span><text:span text:style-name="T8">. </text:span></text:p>
          </draw:text-box>
        </draw:frame>
        <draw:line draw:style-name="gr36" draw:text-style-name="P8" draw:layer="layout" svg:x1="0.605cm" svg:y1="1.088cm" svg:x2="19.107cm" svg:y2="1.088cm">
          <text:p/>
        </draw:line>
        <draw:line draw:style-name="gr36" draw:text-style-name="P8" draw:layer="layout" svg:x1="0.605cm" svg:y1="4.081cm" svg:x2="19.107cm" svg:y2="4.081cm">
          <text:p/>
        </draw:line>
        <draw:line draw:style-name="gr36" draw:text-style-name="P8" draw:layer="layout" svg:x1="0.605cm" svg:y1="4.081cm" svg:x2="19.107cm" svg:y2="4.081cm">
          <text:p/>
        </draw:line>
        <draw:line draw:style-name="gr36" draw:text-style-name="P8" draw:layer="layout" svg:x1="0.605cm" svg:y1="1.088cm" svg:x2="19.107cm" svg:y2="1.08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otum1" svg:font-family="Dotum"/>
    <style:font-face style:name="MalgunGothic1" svg:font-family="MalgunGothic"/>
    <style:font-face style:name="Dotum" svg:font-family="Dotum" style:font-pitch="variable"/>
    <style:font-face style:name="MalgunGothic" svg:font-family="MalgunGothic" style:font-pitch="variable"/>
    <style:font-face style:name="Tahoma" svg:font-family="Tahoma" style:font-pitch="variable"/>
    <style:font-face style:name="바탕1" svg:font-family="바탕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1" svg:font-family="Tahoma" style:font-family-generic="system" style:font-pitch="variable"/>
    <style:font-face style:name="맑은 고딕1" svg:font-family="'맑은 고딕'" style:font-family-generic="system" style:font-pitch="variable"/>
    <style:font-face style:name="바탕2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바탕2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  <style:master-page style:name="master-page75" style:page-layout-name="PM0" draw:style-name="Mdp1"/>
    <style:master-page style:name="master-page78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9T19:41:46.797000000</dc:date>
    <meta:editing-duration>PT12M27S</meta:editing-duration>
    <meta:editing-cycles>5</meta:editing-cycles>
    <meta:generator>LibreOffice/7.1.2.2$Windows_X86_64 LibreOffice_project/8a45595d069ef5570103caea1b71cc9d82b2aae4</meta:generator>
    <meta:document-statistic meta:object-count="970"/>
  </office:meta>
</office:document-meta>
</file>